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新宋体" svg:font-family="新宋体" style:font-family-generic="modern"/>
    <style:font-face style:name="Times1" svg:font-family="Times" style:font-family-generic="roman"/>
    <style:font-face style:name="宋体" svg:font-family="宋体, SimSu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ContainerTest" style:family="table">
      <style:table-properties style:width="14.631cm" table:align="right" style:writing-mode="lr-tb"/>
    </style:style>
    <style:style style:name="ContainerTest.A" style:family="table-column">
      <style:table-column-properties style:column-width="5.69cm"/>
    </style:style>
    <style:style style:name="ContainerTest.B" style:family="table-column">
      <style:table-column-properties style:column-width="2.956cm"/>
    </style:style>
    <style:style style:name="ContainerTest.C" style:family="table-column">
      <style:table-column-properties style:column-width="3.016cm"/>
    </style:style>
    <style:style style:name="ContainerTest.D" style:family="table-column">
      <style:table-column-properties style:column-width="2.969cm"/>
    </style:style>
    <style:style style:name="ContainerTest.A1" style:family="table-cell" style:data-style-name="N10100">
      <style:table-cell-properties fo:background-color="#663300" fo:padding="0cm" fo:border="0.05pt solid #4c1900">
        <style:background-image/>
      </style:table-cell-properties>
    </style:style>
    <style:style style:name="ContainerTest.B1" style:family="table-cell" style:data-style-name="N10100">
      <style:table-cell-properties fo:background-color="#663300" fo:padding="0cm" fo:border-left="none" fo:border-right="0.05pt solid #4c1900" fo:border-top="0.05pt solid #4c1900" fo:border-bottom="0.05pt solid #4c1900">
        <style:background-image/>
      </style:table-cell-properties>
    </style:style>
    <style:style style:name="ContainerTest.2" style:family="table-row">
      <style:table-row-properties style:min-row-height="1.048cm"/>
    </style:style>
    <style:style style:name="ContainerTest.A2" style:family="table-cell" style:data-style-name="N10100">
      <style:table-cell-properties fo:background-color="#996633" fo:padding="0cm" fo:border-left="0.05pt solid #4c1900" fo:border-right="0.05pt solid #4c1900" fo:border-top="none" fo:border-bottom="0.05pt solid #4c1900">
        <style:background-image/>
      </style:table-cell-properties>
    </style:style>
    <style:style style:name="ContainerTest.B2" style:family="table-cell" style:data-style-name="N10000">
      <style:table-cell-properties fo:background-color="#ffcc99" fo:padding="0cm" fo:border-left="none" fo:border-right="0.05pt solid #ff6633" fo:border-top="none" fo:border-bottom="0.05pt solid #ff6633">
        <style:background-image/>
      </style:table-cell-properties>
    </style:style>
    <style:style style:name="ContainerTest.C2" style:family="table-cell" style:data-style-name="N0">
      <style:table-cell-properties fo:background-color="#ffcc99" fo:padding="0cm" fo:border-left="none" fo:border-right="0.05pt solid #ff6633" fo:border-top="none" fo:border-bottom="0.05pt solid #ff6633">
        <style:background-image/>
      </style:table-cell-properties>
    </style:style>
    <style:style style:name="ContainerTest.D2" style:family="table-cell">
      <style:table-cell-properties fo:background-color="#ffcc99" fo:padding="0cm" fo:border-left="0.05pt solid #ff6633" fo:border-right="0.05pt solid #ff6633" fo:border-top="none" fo:border-bottom="0.05pt solid #ff6633">
        <style:background-image/>
      </style:table-cell-properties>
    </style:style>
    <style:style style:name="ContainerTest.D3" style:family="table-cell" style:data-style-name="N10000">
      <style:table-cell-properties fo:background-color="#ffcc99" fo:padding="0cm" fo:border-left="0.05pt solid #ff6633" fo:border-right="0.05pt solid #ff6633" fo:border-top="none" fo:border-bottom="0.05pt solid #ff6633">
        <style:background-image/>
      </style:table-cell-properties>
    </style:style>
    <style:style style:name="ContainerTest.B5" style:family="table-cell">
      <style:table-cell-properties fo:background-color="#ffcc99" fo:padding="0cm" fo:border-left="none" fo:border-right="0.05pt solid #ff6633" fo:border-top="none" fo:border-bottom="0.05pt solid #ff6633">
        <style:background-image/>
      </style:table-cell-properties>
    </style:style>
    <style:style style:name="ContainerTest.A8" style:family="table-cell" style:data-style-name="N10100">
      <style:table-cell-properties fo:background-color="#996633" fo:padding="0cm" fo:border="0.05pt solid #4c1900">
        <style:background-image/>
      </style:table-cell-properties>
    </style:style>
    <style:style style:name="ContainerTest.B8" style:family="table-cell" style:data-style-name="N10000">
      <style:table-cell-properties fo:background-color="#ffcc99" fo:padding="0cm" fo:border-left="none" fo:border-right="0.05pt solid #ff6633" fo:border-top="0.05pt solid #ff6633" fo:border-bottom="0.05pt solid #ff6633">
        <style:background-image/>
      </style:table-cell-properties>
    </style:style>
    <style:style style:name="ContainerTest.D8" style:family="table-cell" style:data-style-name="N10000">
      <style:table-cell-properties fo:background-color="#ffcc99" fo:padding="0cm" fo:border="0.05pt solid #ff6633">
        <style:background-image/>
      </style:table-cell-properties>
    </style:style>
    <style:style style:name="ContainerTest.D9" style:family="table-cell" style:data-style-name="N0">
      <style:table-cell-properties fo:background-color="#ffcc99" fo:padding="0cm" fo:border-left="0.05pt solid #ff6633" fo:border-right="0.05pt solid #ff6633" fo:border-top="none" fo:border-bottom="0.05pt solid #ff6633">
        <style:background-image/>
      </style:table-cell-properties>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style:language-asian="zh" style:country-asian="CN"/>
    </style:style>
    <style:style style:name="P3" style:family="paragraph" style:parent-style-name="Standard">
      <style:paragraph-properties fo:text-align="start" style:justify-single-word="false"/>
      <style:text-properties style:language-asian="zh" style:country-asian="CN"/>
    </style:style>
    <style:style style:name="P4" style:family="paragraph" style:parent-style-name="Standard">
      <style:paragraph-properties fo:text-align="justify" style:justify-single-word="false"/>
      <style:text-properties style:language-asian="zh" style:country-asian="CN"/>
    </style:style>
    <style:style style:name="P5" style:family="paragraph" style:parent-style-name="Standard">
      <style:paragraph-properties fo:text-align="center" style:justify-single-word="false"/>
    </style:style>
    <style:style style:name="P6" style:family="paragraph" style:parent-style-name="Standard">
      <style:text-properties style:use-window-font-color="true" fo:language="en" fo:country="US" style:letter-kerning="true" style:font-name-asian="宋体" style:language-asian="zh" style:country-asian="CN" style:font-name-complex="Times New Roman" style:language-complex="ar" style:country-complex="SA"/>
    </style:style>
    <style:style style:name="P7" style:family="paragraph" style:parent-style-name="Standard">
      <style:text-properties style:use-window-font-color="true" fo:language="en" fo:country="US" style:letter-kerning="true" style:font-name-asian="宋体" style:font-name-complex="Times New Roman" style:language-complex="ar" style:country-complex="SA"/>
    </style:style>
    <style:style style:name="P8" style:family="paragraph" style:parent-style-name="Standard">
      <style:text-properties style:use-window-font-color="true" fo:font-size="10.5pt" fo:language="zxx" fo:country="none" style:letter-kerning="true" style:font-name-asian="宋体" style:font-size-asian="10.5pt" style:language-asian="zh" style:country-asian="CN" style:font-name-complex="Times New Roman" style:font-size-complex="10.5pt" style:language-complex="ar" style:country-complex="SA"/>
    </style:style>
    <style:style style:name="P9" style:family="paragraph" style:parent-style-name="Standard">
      <style:text-properties style:use-window-font-color="true" fo:font-size="9pt" fo:language="zxx" fo:country="none" style:letter-kerning="true" style:font-name-asian="宋体" style:font-size-asian="9pt" style:language-asian="zh" style:country-asian="CN" style:font-name-complex="Times New Roman" style:font-size-complex="9pt" style:language-complex="ar" style:country-complex="SA"/>
    </style:style>
    <style:style style:name="P10" style:family="paragraph" style:parent-style-name="Standard">
      <style:paragraph-properties style:text-autospace="none"/>
      <style:text-properties style:use-window-font-color="true" fo:font-size="9pt" fo:language="zxx" fo:country="none" style:font-size-asian="9pt" style:font-size-complex="9pt"/>
    </style:style>
    <style:style style:name="P11" style:family="paragraph" style:parent-style-name="Standard">
      <style:paragraph-properties style:text-autospace="none"/>
      <style:text-properties style:use-window-font-color="true" fo:font-size="9pt" fo:language="zxx" fo:country="none" style:font-size-asian="9pt" style:language-asian="zh" style:country-asian="CN" style:font-size-complex="9pt"/>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style:font-name="宋体" style:font-name-asian="宋体" style:language-asian="zh" style:country-asian="CN"/>
    </style:style>
    <style:style style:name="P14" style:family="paragraph" style:parent-style-name="Standard">
      <style:paragraph-properties fo:text-align="justify" style:justify-single-word="false"/>
    </style:style>
    <style:style style:name="P15" style:family="paragraph" style:parent-style-name="Standard">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language-asian="zh" style:country-asian="CN" style:font-style-asian="italic" style:font-weight-asian="normal" style:font-size-complex="12pt" style:font-style-complex="italic" style:font-weight-complex="normal" style:text-overline-style="none" style:text-overline-color="font-color"/>
    </style:style>
    <style:style style:name="P16" style:family="paragraph" style:parent-style-name="Standard">
      <style:paragraph-properties fo:background-color="#e6e6e6">
        <style:background-image/>
      </style:paragraph-properties>
    </style:style>
    <style:style style:name="P17" style:family="paragraph" style:parent-style-name="Standard">
      <style:paragraph-properties fo:background-color="#e6e6e6" style:text-autospace="none">
        <style:background-image/>
      </style:paragraph-properties>
    </style:style>
    <style:style style:name="P18" style:family="paragraph" style:parent-style-name="Standard">
      <style:paragraph-properties fo:background-color="#e6e6e6">
        <style:background-image/>
      </style:paragraph-properties>
      <style:text-properties style:use-window-font-color="true" fo:font-size="9pt" fo:language="zxx" fo:country="none" style:font-size-asian="9pt" style:font-size-complex="9pt"/>
    </style:style>
    <style:style style:name="P19" style:family="paragraph" style:parent-style-name="Standard">
      <style:paragraph-properties fo:background-color="#e6e6e6" style:text-autospace="none">
        <style:background-image/>
      </style:paragraph-properties>
      <style:text-properties style:use-window-font-color="true" fo:font-size="9pt" fo:language="zxx" fo:country="none" style:font-size-asian="9pt" style:font-size-complex="9pt"/>
    </style:style>
    <style:style style:name="P20" style:family="paragraph" style:parent-style-name="Standard">
      <style:paragraph-properties fo:background-color="#e6e6e6">
        <style:background-image/>
      </style:paragraph-properties>
      <style:text-properties style:use-window-font-color="true" fo:font-size="9pt" fo:language="zxx" fo:country="none" style:font-size-asian="9pt" style:language-asian="zh" style:country-asian="CN" style:font-size-complex="9pt"/>
    </style:style>
    <style:style style:name="P21" style:family="paragraph" style:parent-style-name="Standard">
      <style:paragraph-properties fo:background-color="#e6e6e6" style:text-autospace="none">
        <style:background-image/>
      </style:paragraph-properties>
      <style:text-properties style:use-window-font-color="true" fo:font-size="9pt" fo:language="none" fo:country="none" style:font-size-asian="9pt" style:font-size-complex="9pt"/>
    </style:style>
    <style:style style:name="P22" style:family="paragraph" style:parent-style-name="Standard">
      <style:paragraph-properties fo:background-color="#e6e6e6" style:text-autospace="none">
        <style:background-image/>
      </style:paragraph-properties>
      <style:text-properties style:use-window-font-color="true" style:text-line-through-style="solid" fo:font-size="9pt" fo:language="zxx" fo:country="none" style:font-size-asian="9pt" style:font-size-complex="9pt"/>
    </style:style>
    <style:style style:name="P23" style:family="paragraph" style:parent-style-name="Standard">
      <style:paragraph-properties fo:background-color="#e6e6e6">
        <style:background-image/>
      </style:paragraph-properties>
      <style:text-properties fo:color="#008000" fo:font-size="9pt" fo:language="zxx" fo:country="none" style:font-size-asian="9pt" style:font-size-complex="9pt"/>
    </style:style>
    <style:style style:name="P24" style:family="paragraph" style:parent-style-name="Standard">
      <style:paragraph-properties fo:background-color="#e6e6e6" style:text-autospace="none">
        <style:background-image/>
      </style:paragraph-properties>
      <style:text-properties fo:color="#008000" fo:font-size="9pt" fo:language="zxx" fo:country="none" style:font-size-asian="9pt" style:font-size-complex="9pt"/>
    </style:style>
    <style:style style:name="P25" style:family="paragraph" style:parent-style-name="Standard">
      <style:paragraph-properties fo:text-align="justify" style:justify-single-word="false" fo:background-color="#e6e6e6">
        <style:background-image/>
      </style:paragraph-properties>
      <style:text-properties fo:color="#008000" fo:font-size="9pt" fo:language="zxx" fo:country="none" style:font-size-asian="9pt" style:language-asian="zh" style:country-asian="CN" style:font-size-complex="9pt"/>
    </style:style>
    <style:style style:name="P26" style:family="paragraph" style:parent-style-name="Standard">
      <style:paragraph-properties fo:background-color="#e6e6e6">
        <style:background-image/>
      </style:paragraph-properties>
      <style:text-properties style:language-asian="zh" style:country-asian="CN"/>
    </style:style>
    <style:style style:name="P27" style:family="paragraph" style:parent-style-name="Standard">
      <style:paragraph-properties fo:text-align="start" style:justify-single-word="false" fo:background-color="#e6e6e6">
        <style:background-image/>
      </style:paragraph-properties>
      <style:text-properties style:language-asian="zh" style:country-asian="CN"/>
    </style:style>
    <style:style style:name="P28" style:family="paragraph" style:parent-style-name="Standard">
      <style:paragraph-properties fo:text-align="justify" style:justify-single-word="false" fo:background-color="#e6e6e6">
        <style:background-image/>
      </style:paragraph-properties>
    </style:style>
    <style:style style:name="P29" style:family="paragraph" style:parent-style-name="Standard">
      <style:paragraph-properties fo:background-color="#e6e6e6" style:text-autospace="none">
        <style:background-image/>
      </style:paragraph-properties>
      <style:text-properties style:text-line-through-style="solid"/>
    </style:style>
    <style:style style:name="P30" style:family="paragraph" style:parent-style-name="Standard">
      <style:paragraph-properties fo:text-align="start" style:justify-single-word="false" fo:background-color="#e6e6e6">
        <style:background-image/>
      </style:paragraph-properties>
    </style:style>
    <style:style style:name="P31" style:family="paragraph" style:parent-style-name="Standard">
      <style:paragraph-properties fo:text-align="justify" style:justify-single-word="false" fo:orphans="0" fo:widows="0" style:writing-mode="lr-tb"/>
    </style:style>
    <style:style style:name="P32" style:family="paragraph" style:parent-style-name="Standard">
      <style:paragraph-properties fo:text-align="justify" style:justify-single-word="false" fo:orphans="0" fo:widows="0" style:writing-mode="lr-tb"/>
      <style:text-properties style:use-window-font-color="true" fo:language="en" fo:country="US" style:letter-kerning="true" style:font-name-asian="宋体" style:language-asian="zh" style:country-asian="CN" style:font-name-complex="Times New Roman" style:language-complex="ar" style:country-complex="SA"/>
    </style:style>
    <style:style style:name="P33" style:family="paragraph" style:parent-style-name="Standard">
      <style:paragraph-properties fo:text-align="justify" style:justify-single-word="false" fo:orphans="0" fo:widows="0" style:writing-mode="lr-tb"/>
      <style:text-properties style:letter-kerning="true" style:language-asian="zh" style:country-asian="CN"/>
    </style:style>
    <style:style style:name="P34" style:family="paragraph" style:parent-style-name="Standard">
      <style:paragraph-properties fo:text-align="justify" style:justify-single-word="false" fo:orphans="0" fo:widows="0" style:writing-mode="lr-tb"/>
      <style:text-properties style:language-asian="zh" style:country-asian="CN"/>
    </style:style>
    <style:style style:name="P35" style:family="paragraph" style:parent-style-name="Standard">
      <style:paragraph-properties fo:text-align="start" style:justify-single-word="false" fo:orphans="0" fo:widows="0" style:writing-mode="lr-tb"/>
      <style:text-properties style:language-asian="zh" style:country-asian="CN"/>
    </style:style>
    <style:style style:name="P36" style:family="paragraph" style:parent-style-name="First_20_line_20_indent">
      <style:text-properties style:language-asian="zh" style:country-asian="CN"/>
    </style:style>
    <style:style style:name="P37" style:family="paragraph" style:parent-style-name="Standard">
      <style:paragraph-properties fo:background-color="#e0e0e0">
        <style:background-image/>
      </style:paragraph-properties>
    </style:style>
    <style:style style:name="P38" style:family="paragraph" style:parent-style-name="Standard">
      <style:paragraph-properties fo:text-align="start" style:justify-single-word="false" fo:background-color="#e0e0e0" style:text-autospace="none">
        <style:background-image/>
      </style:paragraph-properties>
    </style:style>
    <style:style style:name="P39" style:family="paragraph" style:parent-style-name="Standard">
      <style:paragraph-properties fo:background-color="#e0e0e0">
        <style:background-image/>
      </style:paragraph-properties>
      <style:text-properties style:font-name="新宋体" fo:font-size="9pt" fo:language="zxx" fo:country="none" style:letter-kerning="true" style:font-name-asian="新宋体" style:font-size-asian="9pt" style:language-asian="zxx" style:country-asian="none" style:font-size-complex="9pt"/>
    </style:style>
    <style:style style:name="P40" style:family="paragraph" style:parent-style-name="Standard">
      <style:paragraph-properties fo:text-align="start" style:justify-single-word="false" fo:background-color="#e0e0e0" style:text-autospace="none">
        <style:background-image/>
      </style:paragraph-properties>
      <style:text-properties style:font-name="新宋体" fo:font-size="9pt" fo:language="zxx" fo:country="none" style:letter-kerning="true" style:font-name-asian="新宋体" style:font-size-asian="9pt" style:language-asian="zxx" style:country-asian="none" style:font-size-complex="9pt"/>
    </style:style>
    <style:style style:name="P41" style:family="paragraph" style:parent-style-name="Table_20_Contents">
      <style:paragraph-properties fo:text-align="center"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Heading_20_3">
      <style:text-properties style:use-window-font-color="true" fo:language="en" fo:country="US" style:letter-kerning="true" style:font-name-asian="宋体" style:font-name-complex="Times New Roman" style:language-complex="ar" style:country-complex="SA"/>
    </style:style>
    <style:style style:name="P45" style:family="paragraph" style:parent-style-name="Heading_20_3">
      <style:text-properties style:use-window-font-color="true" fo:font-size="10.5pt" fo:language="zxx" fo:country="none" style:letter-kerning="true" style:font-name-asian="宋体" style:font-size-asian="10.5pt" style:font-name-complex="Times New Roman" style:font-size-complex="10.5pt" style:language-complex="ar" style:country-complex="SA"/>
    </style:style>
    <style:style style:name="P46" style:family="paragraph" style:parent-style-name="Heading_20_3">
      <style:text-properties style:use-window-font-color="true" fo:font-size="10.5pt" fo:language="zxx" fo:country="none" style:letter-kerning="true" style:font-name-asian="宋体" style:font-size-asian="10.5pt" style:language-asian="zh" style:country-asian="CN" style:font-name-complex="Times New Roman" style:font-size-complex="10.5pt" style:language-complex="ar" style:country-complex="SA"/>
    </style:style>
    <style:style style:name="P47" style:family="paragraph" style:parent-style-name="Heading_20_3">
      <style:text-properties style:language-asian="zh" style:country-asian="CN"/>
    </style:style>
    <style:style style:name="P48" style:family="paragraph" style:parent-style-name="Heading_20_3">
      <style:paragraph-properties fo:text-align="justify" style:justify-single-word="false" fo:orphans="0" fo:widows="0" style:writing-mode="lr-tb"/>
    </style:style>
    <style:style style:name="P49" style:family="paragraph" style:parent-style-name="Standard" style:master-page-name="Standard">
      <style:paragraph-properties fo:text-align="center" style:justify-single-word="false" style:page-number="auto"/>
      <style:text-properties fo:color="#000000" fo:font-size="16pt" fo:font-weight="bold" style:font-size-asian="16pt" style:font-weight-asian="bold" style:font-size-complex="16pt" style:font-weight-complex="bold"/>
    </style:style>
    <style:style style:name="P50" style:family="paragraph" style:parent-style-name="Standard" style:list-style-name="L1">
      <style:text-properties style:language-asian="zh" style:country-asian="CN"/>
    </style:style>
    <style:style style:name="P51" style:family="paragraph" style:parent-style-name="Standard" style:list-style-name="L3">
      <style:text-properties style:language-asian="zh" style:country-asian="CN"/>
    </style:style>
    <style:style style:name="P52" style:family="paragraph" style:parent-style-name="Standard" style:list-style-name="L10">
      <style:paragraph-properties fo:text-align="start" style:justify-single-word="false"/>
      <style:text-properties style:language-asian="zh" style:country-asian="CN"/>
    </style:style>
    <style:style style:name="P53" style:family="paragraph" style:parent-style-name="Standard" style:list-style-name="L49">
      <style:paragraph-properties fo:text-align="start" style:justify-single-word="false"/>
      <style:text-properties style:language-asian="zh" style:country-asian="CN"/>
    </style:style>
    <style:style style:name="P54" style:family="paragraph" style:parent-style-name="Standard" style:list-style-name="L13">
      <style:text-properties style:language-asian="zh" style:country-asian="CN"/>
    </style:style>
    <style:style style:name="P55" style:family="paragraph" style:parent-style-name="Standard" style:list-style-name="L14">
      <style:text-properties style:language-asian="zh" style:country-asian="CN"/>
    </style:style>
    <style:style style:name="P56" style:family="paragraph" style:parent-style-name="Standard" style:list-style-name="L21">
      <style:text-properties style:language-asian="zh" style:country-asian="CN"/>
    </style:style>
    <style:style style:name="P57" style:family="paragraph" style:parent-style-name="Standard" style:list-style-name="L26">
      <style:text-properties style:language-asian="zh" style:country-asian="CN"/>
    </style:style>
    <style:style style:name="P58" style:family="paragraph" style:parent-style-name="Standard" style:list-style-name="L28">
      <style:text-properties style:language-asian="zh" style:country-asian="CN"/>
    </style:style>
    <style:style style:name="P59" style:family="paragraph" style:parent-style-name="Standard" style:list-style-name="L29">
      <style:text-properties style:language-asian="zh" style:country-asian="CN"/>
    </style:style>
    <style:style style:name="P60" style:family="paragraph" style:parent-style-name="Standard" style:list-style-name="L31">
      <style:text-properties style:language-asian="zh" style:country-asian="CN"/>
    </style:style>
    <style:style style:name="P61" style:family="paragraph" style:parent-style-name="Standard" style:list-style-name="L32">
      <style:text-properties style:language-asian="zh" style:country-asian="CN"/>
    </style:style>
    <style:style style:name="P62" style:family="paragraph" style:parent-style-name="Standard" style:list-style-name="L33">
      <style:text-properties style:language-asian="zh" style:country-asian="CN"/>
    </style:style>
    <style:style style:name="P63" style:family="paragraph" style:parent-style-name="Standard" style:list-style-name="L34">
      <style:text-properties style:language-asian="zh" style:country-asian="CN"/>
    </style:style>
    <style:style style:name="P64" style:family="paragraph" style:parent-style-name="Standard" style:list-style-name="L35">
      <style:text-properties style:language-asian="zh" style:country-asian="CN"/>
    </style:style>
    <style:style style:name="P65" style:family="paragraph" style:parent-style-name="Standard" style:list-style-name="L36">
      <style:text-properties style:language-asian="zh" style:country-asian="CN"/>
    </style:style>
    <style:style style:name="P66" style:family="paragraph" style:parent-style-name="Standard" style:list-style-name="L37">
      <style:text-properties style:language-asian="zh" style:country-asian="CN"/>
    </style:style>
    <style:style style:name="P67" style:family="paragraph" style:parent-style-name="Standard" style:list-style-name="L38">
      <style:paragraph-properties fo:text-align="justify" style:justify-single-word="false"/>
      <style:text-properties style:language-asian="zh" style:country-asian="CN"/>
    </style:style>
    <style:style style:name="P68" style:family="paragraph" style:parent-style-name="Standard" style:list-style-name="L39">
      <style:text-properties style:language-asian="zh" style:country-asian="CN"/>
    </style:style>
    <style:style style:name="P69" style:family="paragraph" style:parent-style-name="Standard" style:list-style-name="L40">
      <style:text-properties style:language-asian="zh" style:country-asian="CN"/>
    </style:style>
    <style:style style:name="P70" style:family="paragraph" style:parent-style-name="Standard" style:list-style-name="L42">
      <style:text-properties style:language-asian="zh" style:country-asian="CN"/>
    </style:style>
    <style:style style:name="P71" style:family="paragraph" style:parent-style-name="Standard" style:list-style-name="L43">
      <style:text-properties style:language-asian="zh" style:country-asian="CN"/>
    </style:style>
    <style:style style:name="P72" style:family="paragraph" style:parent-style-name="Standard" style:list-style-name="L45">
      <style:text-properties style:language-asian="zh" style:country-asian="CN"/>
    </style:style>
    <style:style style:name="P73" style:family="paragraph" style:parent-style-name="Standard" style:list-style-name="L46">
      <style:text-properties style:language-asian="zh" style:country-asian="CN"/>
    </style:style>
    <style:style style:name="P74" style:family="paragraph" style:parent-style-name="Standard" style:list-style-name="L47">
      <style:text-properties style:language-asian="zh" style:country-asian="CN"/>
    </style:style>
    <style:style style:name="P75" style:family="paragraph" style:parent-style-name="Standard" style:list-style-name="L2"/>
    <style:style style:name="P76" style:family="paragraph" style:parent-style-name="Standard" style:list-style-name="L2">
      <style:text-properties style:use-window-font-color="true" fo:font-size="10.5pt" fo:language="zxx" fo:country="none" style:letter-kerning="true" style:font-name-asian="宋体" style:font-size-asian="10.5pt" style:language-asian="zh" style:country-asian="CN" style:font-name-complex="Times New Roman" style:font-size-complex="10.5pt" style:language-complex="ar" style:country-complex="SA"/>
    </style:style>
    <style:style style:name="P77" style:family="paragraph" style:parent-style-name="Standard">
      <style:paragraph-properties fo:text-align="start" style:justify-single-word="false"/>
      <style:text-properties style:use-window-font-color="true" fo:language="en" fo:country="US" style:letter-kerning="true" style:font-name-asian="宋体" style:language-asian="zh" style:country-asian="CN" style:font-name-complex="Times New Roman" style:language-complex="ar" style:country-complex="SA"/>
    </style:style>
    <style:style style:name="P78" style:family="paragraph" style:parent-style-name="Standard" style:list-style-name="L25">
      <style:text-properties style:use-window-font-color="true" fo:language="en" fo:country="US" style:letter-kerning="true" style:font-name-asian="宋体" style:font-name-complex="Times New Roman" style:language-complex="ar" style:country-complex="SA"/>
    </style:style>
    <style:style style:name="P79" style:family="paragraph" style:parent-style-name="Standard" style:list-style-name="L3"/>
    <style:style style:name="P80" style:family="paragraph" style:parent-style-name="Standard" style:list-style-name="L4"/>
    <style:style style:name="P81" style:family="paragraph" style:parent-style-name="Standard" style:list-style-name="L4">
      <style:text-properties fo:language="zxx" fo:country="none" style:language-asian="zh" style:country-asian="CN" style:language-complex="ar" style:country-complex="SA"/>
    </style:style>
    <style:style style:name="P82" style:family="paragraph" style:parent-style-name="Standard" style:list-style-name="L5"/>
    <style:style style:name="P83" style:family="paragraph" style:parent-style-name="Standard" style:list-style-name="L6"/>
    <style:style style:name="P84" style:family="paragraph" style:parent-style-name="Standard" style:list-style-name="L7"/>
    <style:style style:name="P85" style:family="paragraph" style:parent-style-name="Standard" style:list-style-name="L7">
      <style:paragraph-properties fo:text-align="start" style:justify-single-word="false"/>
    </style:style>
    <style:style style:name="P86" style:family="paragraph" style:parent-style-name="Standard" style:list-style-name="L8"/>
    <style:style style:name="P87" style:family="paragraph" style:parent-style-name="Standard" style:list-style-name="L9"/>
    <style:style style:name="P88" style:family="paragraph" style:parent-style-name="Standard" style:list-style-name="L10"/>
    <style:style style:name="P89" style:family="paragraph" style:parent-style-name="Standard" style:list-style-name="L15"/>
    <style:style style:name="P90" style:family="paragraph" style:parent-style-name="Standard" style:list-style-name="L16"/>
    <style:style style:name="P91" style:family="paragraph" style:parent-style-name="Standard" style:list-style-name="L17"/>
    <style:style style:name="P92" style:family="paragraph" style:parent-style-name="Standard" style:list-style-name="L18"/>
    <style:style style:name="P93" style:family="paragraph" style:parent-style-name="Standard" style:list-style-name="L27"/>
    <style:style style:name="P94" style:family="paragraph" style:parent-style-name="Standard" style:list-style-name="L28"/>
    <style:style style:name="P95" style:family="paragraph" style:parent-style-name="Standard" style:list-style-name="L29"/>
    <style:style style:name="P96" style:family="paragraph" style:parent-style-name="Standard" style:list-style-name="L30"/>
    <style:style style:name="P97" style:family="paragraph" style:parent-style-name="Standard" style:list-style-name="L31"/>
    <style:style style:name="P98" style:family="paragraph" style:parent-style-name="Standard" style:list-style-name="L36"/>
    <style:style style:name="P99" style:family="paragraph" style:parent-style-name="Standard" style:list-style-name="L38">
      <style:paragraph-properties fo:text-align="justify" style:justify-single-word="false"/>
    </style:style>
    <style:style style:name="P100" style:family="paragraph" style:parent-style-name="Standard" style:list-style-name="L39"/>
    <style:style style:name="P101" style:family="paragraph" style:parent-style-name="Standard" style:list-style-name="L39">
      <style:paragraph-properties fo:text-align="start" style:justify-single-word="false"/>
      <style:text-properties style:font-name="宋体" style:font-name-asian="宋体" style:language-asian="zh" style:country-asian="CN"/>
    </style:style>
    <style:style style:name="P102" style:family="paragraph" style:parent-style-name="Standard" style:list-style-name="L41"/>
    <style:style style:name="P103" style:family="paragraph" style:parent-style-name="Standard" style:list-style-name="L43"/>
    <style:style style:name="P104" style:family="paragraph" style:parent-style-name="Standard" style:list-style-name="L44"/>
    <style:style style:name="P105" style:family="paragraph" style:parent-style-name="Standard" style:list-style-name="L48"/>
    <style:style style:name="P106" style:family="paragraph" style:parent-style-name="Standard">
      <style:paragraph-properties fo:background-color="#e6e6e6" style:text-autospace="none">
        <style:background-image/>
      </style:paragraph-properties>
      <style:text-properties style:use-window-font-color="true" fo:font-size="9pt" fo:language="none" fo:country="none" style:font-size-asian="9pt" style:font-size-complex="9pt"/>
    </style:style>
    <style:style style:name="P107" style:family="paragraph" style:parent-style-name="Standard" style:list-style-name="L11">
      <style:paragraph-properties fo:text-align="justify" style:justify-single-word="false" fo:orphans="0" fo:widows="0" style:writing-mode="lr-tb"/>
      <style:text-properties style:use-window-font-color="true" fo:language="en" fo:country="US" style:letter-kerning="true" style:font-name-asian="宋体" style:language-asian="zh" style:country-asian="CN" style:font-name-complex="Times New Roman" style:language-complex="ar" style:country-complex="SA"/>
    </style:style>
    <style:style style:name="P108" style:family="paragraph" style:parent-style-name="Standard" style:list-style-name="L19">
      <style:paragraph-properties fo:text-align="justify" style:justify-single-word="false" fo:orphans="0" fo:widows="0" style:writing-mode="lr-tb"/>
      <style:text-properties style:use-window-font-color="true" fo:language="en" fo:country="US" style:letter-kerning="true" style:font-name-asian="宋体" style:language-asian="zh" style:country-asian="CN" style:font-name-complex="Times New Roman" style:language-complex="ar" style:country-complex="SA"/>
    </style:style>
    <style:style style:name="P109" style:family="paragraph" style:parent-style-name="Standard" style:list-style-name="L22">
      <style:paragraph-properties fo:text-align="justify" style:justify-single-word="false" fo:orphans="0" fo:widows="0" style:writing-mode="lr-tb"/>
      <style:text-properties style:use-window-font-color="true" fo:language="en" fo:country="US" style:letter-kerning="true" style:font-name-asian="宋体" style:language-asian="zh" style:country-asian="CN" style:font-name-complex="Times New Roman" style:language-complex="ar" style:country-complex="SA"/>
    </style:style>
    <style:style style:name="P110" style:family="paragraph" style:parent-style-name="Standard" style:list-style-name="L24">
      <style:paragraph-properties fo:text-align="justify" style:justify-single-word="false" fo:orphans="0" fo:widows="0" style:writing-mode="lr-tb"/>
      <style:text-properties style:use-window-font-color="true" fo:language="en" fo:country="US" style:letter-kerning="true" style:font-name-asian="宋体" style:language-asian="zh" style:country-asian="CN" style:font-name-complex="Times New Roman" style:language-complex="ar" style:country-complex="SA"/>
    </style:style>
    <style:style style:name="P111" style:family="paragraph" style:parent-style-name="Standard" style:list-style-name="L11">
      <style:paragraph-properties fo:text-align="justify" style:justify-single-word="false" fo:orphans="0" fo:widows="0" style:writing-mode="lr-tb"/>
    </style:style>
    <style:style style:name="P112" style:family="paragraph" style:parent-style-name="Standard" style:list-style-name="L12">
      <style:paragraph-properties fo:text-align="justify" style:justify-single-word="false" fo:orphans="0" fo:widows="0" style:writing-mode="lr-tb"/>
    </style:style>
    <style:style style:name="P113" style:family="paragraph" style:parent-style-name="Standard" style:list-style-name="L20">
      <style:paragraph-properties fo:text-align="justify" style:justify-single-word="false" fo:orphans="0" fo:widows="0" style:writing-mode="lr-tb"/>
    </style:style>
    <style:style style:name="P114" style:family="paragraph" style:parent-style-name="Standard" style:list-style-name="L22">
      <style:paragraph-properties fo:text-align="justify" style:justify-single-word="false" fo:orphans="0" fo:widows="0" style:writing-mode="lr-tb"/>
    </style:style>
    <style:style style:name="P115" style:family="paragraph" style:parent-style-name="Standard" style:list-style-name="L23">
      <style:paragraph-properties fo:text-align="justify" style:justify-single-word="false" fo:orphans="0" fo:widows="0" style:writing-mode="lr-tb"/>
    </style:style>
    <style:style style:name="P116" style:family="paragraph" style:parent-style-name="Standard" style:list-style-name="L12">
      <style:paragraph-properties fo:text-align="justify" style:justify-single-word="false" fo:orphans="0" fo:widows="0" style:writing-mode="lr-tb"/>
      <style:text-properties style:language-asian="zh" style:country-asian="CN"/>
    </style:style>
    <style:style style:name="P117" style:family="paragraph" style:parent-style-name="Standard" style:list-style-name="L23">
      <style:paragraph-properties fo:text-align="justify" style:justify-single-word="false" fo:orphans="0" fo:widows="0" style:writing-mode="lr-tb"/>
      <style:text-properties style:letter-kerning="true" style:language-asian="zh" style:country-asian="CN"/>
    </style:style>
    <style:style style:name="P118" style:family="paragraph" style:parent-style-name="Heading_20_2">
      <style:text-properties style:language-asian="zh" style:country-asian="CN"/>
    </style:style>
    <style:style style:name="P119" style:family="paragraph" style:parent-style-name="Heading_20_2">
      <style:paragraph-properties fo:text-align="justify" style:justify-single-word="false" fo:orphans="0" fo:widows="0" style:writing-mode="lr-tb"/>
      <style:text-properties style:use-window-font-color="true" fo:language="en" fo:country="US" style:letter-kerning="true" style:font-name-asian="宋体" style:language-asian="zh" style:country-asian="CN" style:font-name-complex="Times New Roman" style:language-complex="ar" style:country-complex="SA"/>
    </style:style>
    <style:style style:name="P120" style:family="paragraph" style:parent-style-name="Heading_20_2">
      <style:paragraph-properties fo:text-align="justify" style:justify-single-word="false" fo:orphans="0" fo:widows="0" style:writing-mode="lr-tb"/>
      <style:text-properties style:use-window-font-color="true" fo:language="en" fo:country="US" style:letter-kerning="true" style:font-name-asian="宋体" style:font-name-complex="Times New Roman" style:language-complex="ar" style:country-complex="SA"/>
    </style:style>
    <style:style style:name="P121" style:family="paragraph" style:parent-style-name="Heading_20_2">
      <style:paragraph-properties fo:text-align="justify" style:justify-single-word="false" fo:orphans="0" fo:widows="0" style:writing-mode="lr-tb"/>
    </style:style>
    <style:style style:name="P122" style:family="paragraph" style:parent-style-name="Heading_20_1">
      <style:text-properties style:language-asian="zh" style:country-asian="CN"/>
    </style:style>
    <style:style style:name="T1" style:family="text">
      <style:text-properties style:language-asian="zh" style:country-asian="CN"/>
    </style:style>
    <style:style style:name="T2" style:family="text">
      <style:text-properties fo:color="#0000ff" fo:font-size="9pt" fo:language="zxx" fo:country="none" style:font-size-asian="9pt" style:language-asian="zh" style:country-asian="CN" style:font-size-complex="9pt"/>
    </style:style>
    <style:style style:name="T3" style:family="text">
      <style:text-properties fo:color="#0000ff" fo:font-size="9pt" fo:language="zxx" fo:country="none" style:font-size-asian="9pt" style:font-size-complex="9pt"/>
    </style:style>
    <style:style style:name="T4" style:family="text">
      <style:text-properties fo:color="#0000ff" fo:font-size="9pt" fo:language="zxx" fo:country="none" style:letter-kerning="true" style:font-name-asian="宋体" style:font-size-asian="9pt" style:font-name-complex="Times New Roman" style:font-size-complex="9pt" style:language-complex="ar" style:country-complex="SA"/>
    </style:style>
    <style:style style:name="T5" style:family="text">
      <style:text-properties fo:color="#0000ff" fo:font-size="9pt" fo:language="zxx" fo:country="none" style:letter-kerning="true" style:font-name-asian="宋体" style:font-size-asian="9pt" style:language-asian="zh" style:country-asian="CN" style:font-name-complex="Times New Roman" style:font-size-complex="9pt" style:language-complex="ar" style:country-complex="SA"/>
    </style:style>
    <style:style style:name="T6" style:family="text">
      <style:text-properties fo:color="#0000ff" fo:font-size="9pt" fo:language="zxx" fo:country="none" style:letter-kerning="true" style:font-name-asian="宋体" style:font-size-asian="9pt" style:language-asian="zh" style:country-asian="CN" style:font-name-complex="Times New Roman" style:font-size-complex="10.5pt" style:language-complex="ar" style:country-complex="SA"/>
    </style:style>
    <style:style style:name="T7" style:family="text">
      <style:text-properties fo:color="#0000ff" fo:font-size="9pt" fo:language="zxx" fo:country="none" style:font-name-asian="新宋体" style:font-size-asian="9pt" style:language-asian="zxx" style:country-asian="none" style:font-size-complex="9pt"/>
    </style:style>
    <style:style style:name="T8" style:family="text">
      <style:text-properties fo:color="#0000ff" fo:font-size="9pt" fo:language="none" fo:country="none" style:font-size-asian="9pt" style:font-size-complex="9pt"/>
    </style:style>
    <style:style style:name="T9" style:family="text">
      <style:text-properties fo:color="#0000ff" fo:font-size="9pt" fo:language="none" fo:country="none" style:letter-kerning="true" style:font-name-asian="宋体" style:font-size-asian="9pt" style:font-name-complex="Times New Roman" style:font-size-complex="9pt" style:language-complex="ar" style:country-complex="SA"/>
    </style:style>
    <style:style style:name="T10" style:family="text">
      <style:text-properties fo:color="#0000ff" style:font-name="Times New Roman" fo:font-size="9pt" fo:language="zxx" fo:country="none" style:letter-kerning="true" style:font-name-asian="新宋体" style:font-size-asian="9pt" style:language-asian="zxx" style:country-asian="none" style:font-size-complex="9pt"/>
    </style:style>
    <style:style style:name="T11" style:family="text">
      <style:text-properties fo:color="#0000ff" style:font-name="Times New Roman" fo:font-size="9pt" fo:language="zxx" fo:country="none" style:letter-kerning="true" style:font-name-asian="新宋体" style:font-size-asian="9pt" style:language-asian="zh" style:country-asian="CN" style:font-size-complex="9pt"/>
    </style:style>
    <style:style style:name="T12" style:family="text">
      <style:text-properties fo:color="#0000ff" style:font-name="Times New Roman" fo:font-size="9pt" fo:language="zxx" fo:country="none" style:letter-kerning="true" style:font-name-asian="宋体" style:font-size-asian="9pt" style:language-asian="zh" style:country-asian="CN" style:font-name-complex="Times New Roman" style:font-size-complex="9pt" style:language-complex="ar" style:country-complex="SA"/>
    </style:style>
    <style:style style:name="T13" style:family="text">
      <style:text-properties fo:color="#0000ff" style:font-name="新宋体" fo:font-size="9pt" fo:language="zxx" fo:country="none" style:letter-kerning="true" style:font-name-asian="新宋体" style:font-size-asian="9pt" style:language-asian="zxx" style:country-asian="none" style:font-size-complex="9pt"/>
    </style:style>
    <style:style style:name="T14" style:family="text">
      <style:text-properties fo:color="#0000ff" style:font-name="新宋体" fo:font-size="9pt" fo:language="zxx" fo:country="none" style:letter-kerning="true" style:font-name-asian="新宋体" style:font-size-asian="9pt" style:language-asian="zh" style:country-asian="CN" style:font-size-complex="9pt"/>
    </style:style>
    <style:style style:name="T15" style:family="text">
      <style:text-properties fo:color="#0000ff" fo:language="zxx" fo:country="none"/>
    </style:style>
    <style:style style:name="T16" style:family="text">
      <style:text-properties fo:color="#0000ff" fo:language="zxx" fo:country="none" style:letter-kerning="true" style:language-asian="zxx" style:country-asian="none"/>
    </style:style>
    <style:style style:name="T17" style:family="text">
      <style:text-properties fo:color="#0000ff" style:language-asian="zh" style:country-asian="CN"/>
    </style:style>
    <style:style style:name="T18" style:family="text">
      <style:text-properties fo:font-weight="bold" style:font-weight-asian="bold" style:font-weight-complex="bold"/>
    </style:style>
    <style:style style:name="T19" style:family="text">
      <style:text-properties fo:color="#008000" fo:font-size="9pt" fo:language="zxx" fo:country="none" style:font-size-asian="9pt" style:font-size-complex="9pt"/>
    </style:style>
    <style:style style:name="T20" style:family="text">
      <style:text-properties fo:color="#008000" fo:font-size="9pt" fo:language="zxx" fo:country="none" style:font-size-asian="9pt" style:language-asian="zh" style:country-asian="CN" style:font-size-complex="9pt"/>
    </style:style>
    <style:style style:name="T21" style:family="text">
      <style:text-properties fo:color="#008000" fo:font-size="9pt" fo:language="none" fo:country="none" style:font-size-asian="9pt" style:font-size-complex="9pt"/>
    </style:style>
    <style:style style:name="T22" style:family="text">
      <style:text-properties fo:color="#008000" style:font-name="新宋体" fo:font-size="9pt" fo:language="zxx" fo:country="none" style:letter-kerning="true" style:font-name-asian="新宋体" style:font-size-asian="9pt" style:language-asian="zxx" style:country-asian="none" style:font-size-complex="9pt"/>
    </style:style>
    <style:style style:name="T23" style:family="text">
      <style:text-properties fo:color="#008000" style:font-name="Times1" fo:font-size="9pt" fo:language="zxx" fo:country="none" fo:font-style="normal" fo:font-weight="normal" style:font-name-asian="Times1" style:font-size-asian="9pt" style:font-style-asian="normal" style:font-weight-asian="normal" style:font-name-complex="Times1" style:font-size-complex="9pt" style:font-style-complex="normal" style:font-weight-complex="normal"/>
    </style:style>
    <style:style style:name="T24" style:family="text">
      <style:text-properties style:use-window-font-color="true" fo:font-size="9pt" fo:language="zxx" fo:country="none" style:font-size-asian="9pt" style:font-size-complex="9pt"/>
    </style:style>
    <style:style style:name="T25" style:family="text">
      <style:text-properties style:use-window-font-color="true" fo:font-size="9pt" fo:language="zxx" fo:country="none" style:font-size-asian="9pt" style:language-asian="zh" style:country-asian="CN" style:font-size-complex="9pt"/>
    </style:style>
    <style:style style:name="T26" style:family="text">
      <style:text-properties style:use-window-font-color="true" fo:font-size="9pt" fo:language="zxx" fo:country="none" style:letter-kerning="true" style:font-name-asian="宋体" style:font-size-asian="9pt" style:font-name-complex="Times New Roman" style:font-size-complex="9pt" style:language-complex="ar" style:country-complex="SA"/>
    </style:style>
    <style:style style:name="T27" style:family="text">
      <style:text-properties style:use-window-font-color="true" fo:font-size="9pt" fo:language="zxx" fo:country="none" style:letter-kerning="true" style:font-name-asian="宋体" style:font-size-asian="9pt" style:language-asian="zh" style:country-asian="CN" style:font-name-complex="Times New Roman" style:font-size-complex="9pt" style:language-complex="ar" style:country-complex="SA"/>
    </style:style>
    <style:style style:name="T28" style:family="text">
      <style:text-properties style:use-window-font-color="true" fo:font-size="9pt" fo:language="none" fo:country="none" style:font-size-asian="9pt" style:font-size-complex="9pt"/>
    </style:style>
    <style:style style:name="T29" style:family="text">
      <style:text-properties style:use-window-font-color="true" fo:font-size="9pt" fo:language="none" fo:country="none" style:letter-kerning="true" style:font-name-asian="宋体" style:font-size-asian="9pt" style:font-name-complex="Times New Roman" style:font-size-complex="9pt" style:language-complex="ar" style:country-complex="SA"/>
    </style:style>
    <style:style style:name="T30" style:family="text">
      <style:text-properties style:use-window-font-color="true" fo:language="en" fo:country="US" style:letter-kerning="true" style:font-name-asian="宋体" style:language-asian="zh" style:country-asian="CN" style:font-name-complex="Times New Roman" style:language-complex="ar" style:country-complex="SA"/>
    </style:style>
    <style:style style:name="T31" style:family="text">
      <style:text-properties style:use-window-font-color="true" fo:language="en" fo:country="US" style:letter-kerning="true" style:font-name-asian="宋体" style:font-name-complex="Times New Roman" style:language-complex="ar" style:country-complex="SA"/>
    </style:style>
    <style:style style:name="T32" style:family="text">
      <style:text-properties style:use-window-font-color="true" fo:font-size="10.5pt" fo:language="zxx" fo:country="none" style:font-size-asian="10.5pt" style:language-asian="zh" style:country-asian="CN" style:font-size-complex="10.5pt"/>
    </style:style>
    <style:style style:name="T33" style:family="text">
      <style:text-properties style:use-window-font-color="true" fo:font-size="10.5pt" fo:language="zxx" fo:country="none" style:letter-kerning="true" style:font-name-asian="宋体" style:font-size-asian="10.5pt" style:language-asian="zh" style:country-asian="CN" style:font-name-complex="Times New Roman" style:font-size-complex="10.5pt" style:language-complex="ar" style:country-complex="SA"/>
    </style:style>
    <style:style style:name="T34" style:family="text">
      <style:text-properties style:use-window-font-color="true" fo:font-size="10.5pt" fo:language="zxx" fo:country="none" style:letter-kerning="true" style:font-name-asian="宋体" style:font-size-asian="10.5pt" style:font-name-complex="Times New Roman" style:font-size-complex="10.5pt" style:language-complex="ar" style:country-complex="SA"/>
    </style:style>
    <style:style style:name="T35" style:family="text">
      <style:text-properties style:use-window-font-color="true" style:font-name="Times New Roman" fo:language="en" fo:country="US" style:letter-kerning="true" style:font-name-asian="宋体" style:language-asian="zh" style:country-asian="CN" style:font-name-complex="Times New Roman" style:language-complex="ar" style:country-complex="SA"/>
    </style:style>
    <style:style style:name="T36" style:family="text">
      <style:text-properties style:use-window-font-color="true" fo:language="zxx" fo:country="none"/>
    </style:style>
    <style:style style:name="T37" style:family="text">
      <style:text-properties style:use-window-font-color="true" fo:language="zxx" fo:country="none" style:language-asian="zh" style:country-asian="CN"/>
    </style:style>
    <style:style style:name="T38" style:family="text">
      <style:text-properties fo:color="#000000"/>
    </style:style>
    <style:style style:name="T39" style:family="text">
      <style:text-properties fo:color="#000000" fo:font-size="9pt" fo:language="zxx" fo:country="none" style:font-size-asian="9pt" style:font-size-complex="9pt"/>
    </style:style>
    <style:style style:name="T40" style:family="text">
      <style:text-properties fo:color="#000000" fo:font-size="9pt" fo:language="zxx" fo:country="none" style:font-size-asian="9pt" style:language-asian="zh" style:country-asian="CN" style:font-size-complex="9pt"/>
    </style:style>
    <style:style style:name="T41" style:family="text">
      <style:text-properties fo:color="#000000" fo:font-size="9pt" fo:language="zxx" fo:country="none" style:letter-kerning="true" style:font-name-asian="宋体" style:font-size-asian="9pt" style:font-name-complex="Times New Roman" style:font-size-complex="9pt" style:language-complex="ar" style:country-complex="SA"/>
    </style:style>
    <style:style style:name="T42" style:family="text">
      <style:text-properties fo:color="#000000" fo:font-size="9pt" fo:language="zxx" fo:country="none" style:letter-kerning="true" style:font-name-asian="宋体" style:font-size-asian="9pt" style:language-asian="zh" style:country-asian="CN" style:font-name-complex="Times New Roman" style:font-size-complex="9pt" style:language-complex="ar" style:country-complex="SA"/>
    </style:style>
    <style:style style:name="T43" style:family="text">
      <style:text-properties fo:color="#000000" fo:font-size="10.5pt" fo:language="zxx" fo:country="none" style:font-size-asian="10.5pt" style:font-size-complex="10.5pt"/>
    </style:style>
    <style:style style:name="T44" style:family="text">
      <style:text-properties fo:color="#800000"/>
    </style:style>
    <style:style style:name="T45" style:family="text">
      <style:text-properties fo:color="#800000" fo:language="zxx" fo:country="none" style:language-asian="zh" style:country-asian="CN" style:language-complex="ar" style:country-complex="SA"/>
    </style:style>
    <style:style style:name="T46" style:family="text">
      <style:text-properties fo:color="#800000" fo:font-size="10.5pt" fo:language="zxx" fo:country="none" style:letter-kerning="true" style:font-name-asian="宋体" style:font-size-asian="10.5pt" style:language-asian="zh" style:country-asian="CN" style:font-name-complex="Times New Roman" style:font-size-complex="10.5pt" style:language-complex="ar" style:country-complex="SA"/>
    </style:style>
    <style:style style:name="T47" style:family="text">
      <style:text-properties fo:color="#800000" fo:font-size="10.5pt" fo:language="zxx" fo:country="none" style:letter-kerning="true" style:font-name-asian="宋体" style:font-size-asian="10.5pt" style:font-name-complex="Times New Roman" style:font-size-complex="10.5pt" style:language-complex="ar" style:country-complex="SA"/>
    </style:style>
    <style:style style:name="T48" style:family="text">
      <style:text-properties fo:color="#800000" fo:font-size="10.5pt" fo:language="zxx" fo:country="none" style:font-size-asian="10.5pt" style:language-asian="zh" style:country-asian="CN" style:font-size-complex="10.5pt"/>
    </style:style>
    <style:style style:name="T49" style:family="text">
      <style:text-properties fo:color="#800000" fo:font-size="9pt" fo:language="zxx" fo:country="none" style:font-size-asian="9pt" style:language-asian="zh" style:country-asian="CN" style:font-size-complex="9pt"/>
    </style:style>
    <style:style style:name="T50" style:family="text">
      <style:text-properties fo:color="#800000" fo:font-size="9pt" fo:language="zxx" fo:country="none" style:letter-kerning="true" style:font-name-asian="宋体" style:font-size-asian="9pt" style:language-asian="zh" style:country-asian="CN" style:font-name-complex="Times New Roman" style:font-size-complex="9pt" style:language-complex="ar" style:country-complex="SA"/>
    </style:style>
    <style:style style:name="T51" style:family="text">
      <style:text-properties fo:color="#800000" fo:font-size="9pt" fo:language="zxx" fo:country="none" style:letter-kerning="true" style:font-name-asian="宋体" style:font-size-asian="9pt" style:font-name-complex="Times New Roman" style:font-size-complex="9pt" style:language-complex="ar" style:country-complex="SA"/>
    </style:style>
    <style:style style:name="T52" style:family="text">
      <style:text-properties fo:color="#800000" style:language-asian="zh" style:country-asian="CN"/>
    </style:style>
    <style:style style:name="T53" style:family="text">
      <style:text-properties fo:color="#800000" fo:language="en" fo:country="US" style:letter-kerning="true" style:font-name-asian="宋体" style:language-asian="zh" style:country-asian="CN" style:font-name-complex="Times New Roman" style:language-complex="ar" style:country-complex="SA"/>
    </style:style>
    <style:style style:name="T54" style:family="text">
      <style:text-properties fo:color="#800000" fo:language="en" fo:country="US" style:letter-kerning="true" style:font-name-asian="宋体" style:font-name-complex="Times New Roman" style:language-complex="ar" style:country-complex="SA"/>
    </style:style>
    <style:style style:name="T55" style:family="text">
      <style:text-properties fo:color="#800000" fo:font-weight="normal" style:font-weight-asian="normal" style:font-weight-complex="normal"/>
    </style:style>
    <style:style style:name="T56" style:family="text">
      <style:text-properties fo:font-size="10.5pt" style:font-size-asian="10.5pt" style:font-size-complex="10.5pt"/>
    </style:style>
    <style:style style:name="T57" style:family="text">
      <style:text-properties fo:font-size="10.5pt" style:font-size-asian="10.5pt" style:language-asian="zh" style:country-asian="CN" style:font-size-complex="10.5pt"/>
    </style:style>
    <style:style style:name="T58" style:family="text">
      <style:text-properties style:letter-kerning="true" style:language-asian="zh" style:country-asian="CN"/>
    </style:style>
    <style:style style:name="T59" style:family="text">
      <style:text-properties fo:language="zxx" fo:country="none"/>
    </style:style>
    <style:style style:name="T60" style:family="text">
      <style:text-properties fo:language="zxx" fo:country="none" style:language-asian="zh" style:country-asian="CN" style:language-complex="ar" style:country-complex="SA"/>
    </style:style>
    <style:style style:name="T61" style:family="text">
      <style:text-properties fo:language="zxx" fo:country="none" style:letter-kerning="true"/>
    </style:style>
    <style:style style:name="T62" style:family="text">
      <style:text-properties fo:language="zxx" fo:country="none" style:letter-kerning="true" style:language-asian="zxx" style:country-asian="none"/>
    </style:style>
    <style:style style:name="T63" style:family="text">
      <style:text-properties style:font-name="新宋体" fo:font-size="9pt" fo:language="zxx" fo:country="none" style:letter-kerning="true" style:font-name-asian="新宋体" style:font-size-asian="9pt" style:language-asian="zxx" style:country-asian="none" style:font-size-complex="9pt"/>
    </style:style>
    <style:style style:name="T64" style:family="text">
      <style:text-properties style:font-name="新宋体" fo:font-size="9pt" fo:language="zxx" fo:country="none" style:font-name-asian="新宋体" style:font-size-asian="9pt" style:language-asian="zxx" style:country-asian="none" style:font-size-complex="9pt"/>
    </style:style>
    <style:style style:name="T65" style:family="text">
      <style:text-properties fo:color="#010001" fo:font-size="9pt" fo:language="zxx" fo:country="none" style:font-size-asian="9pt" style:font-size-complex="9pt"/>
    </style:style>
    <style:style style:name="T66" style:family="text">
      <style:text-properties fo:color="#010001" fo:font-size="9pt" fo:language="zxx" fo:country="none" style:font-size-asian="9pt" style:language-asian="zh" style:country-asian="CN" style:font-size-complex="9pt"/>
    </style:style>
    <style:style style:name="T67" style:family="text">
      <style:text-properties fo:color="#010001" fo:font-size="9pt" fo:language="none" fo:country="none" style:font-size-asian="9pt" style:font-size-complex="9pt"/>
    </style:style>
    <style:style style:name="T68" style:family="text">
      <style:text-properties fo:color="#010001" fo:font-size="9pt" fo:language="none" fo:country="none" style:letter-kerning="true" style:font-name-asian="宋体" style:font-size-asian="9pt" style:font-name-complex="Times New Roman" style:font-size-complex="9pt" style:language-complex="ar" style:country-complex="SA"/>
    </style:style>
    <style:style style:name="T69" style:family="text">
      <style:text-properties fo:color="#010001" fo:language="zxx" fo:country="none"/>
    </style:style>
    <style:style style:name="T70" style:family="text">
      <style:text-properties fo:color="#010001" style:language-asian="zh" style:country-asian="CN"/>
    </style:style>
    <style:style style:name="T71" style:family="text">
      <style:text-properties fo:font-size="9pt" fo:language="zxx" fo:country="none" style:font-size-asian="9pt" style:font-size-complex="9pt"/>
    </style:style>
    <style:style style:name="T72" style:family="text">
      <style:text-properties fo:font-size="9pt" fo:language="zxx" fo:country="none" style:font-size-asian="9pt" style:language-asian="zh" style:country-asian="CN" style:font-size-complex="9pt"/>
    </style:style>
    <style:style style:name="T73" style:family="text">
      <style:text-properties fo:color="#a31515" fo:font-size="9pt" fo:language="zxx" fo:country="none" style:font-size-asian="9pt" style:font-size-complex="9pt"/>
    </style:style>
    <style:style style:name="T74" style:family="text">
      <style:text-properties officeooo:rsid="000524e2"/>
    </style:style>
    <style:style style:name="T75"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StarSymbol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StarSymbol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StarSymbol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StarSymbol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10000" number:language="zh" number:country="CN">
      <number:number number:min-integer-digits="1"/>
    </number:number-style>
    <number:text-style style:name="N10100" number:language="zh" number:country="CN">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C++语法基础</text:p>
      <text:p text:style-name="P5">版本：0.1</text:p>
      <text:p text:style-name="P5">最后修改：<text:span text:style-name="T1">2011-05-12</text:span></text:p>
      <text:p text:style-name="P5">撰写：李现民</text:p>
      <text:p text:style-name="P5"/>
      <text:h text:style-name="Heading_20_1" text:outline-level="1">待整理</text:h>
      <text:list xml:id="list8581309383296821224" text:style-name="L1">
        <text:list-item>
          <text:p text:style-name="P50">两个整数之间的任何算术运算都有可能导致溢出；</text:p>
        </text:list-item>
        <text:list-item>
          <text:p text:style-name="P50">Sleep(int(2e9));这样写比较容易阅读，同时由于是常数，在汇编上没有任何效率损失（在vc6下汇编验证并没有精度损失问题）；</text:p>
        </text:list-item>
      </text:list>
      <text:p text:style-name="P2"/>
      <text:h text:style-name="P122" text:outline-level="1">语言组件</text:h>
      <text:h text:style-name="P119" text:outline-level="2">array数组</text:h>
      <text:h text:style-name="P44" text:outline-level="3">数组创建</text:h>
      <text:list xml:id="list1050093073170016266" text:style-name="L2">
        <text:list-item>
          <text:p text:style-name="P75"><text:span text:style-name="T3">int</text:span><text:span text:style-name="T24"> </text:span><text:span text:style-name="T39">a</text:span><text:span text:style-name="T24">[0xff];</text:span><text:tab/><text:span text:style-name="T1">创建大小为0xff静态数组，同时</text:span><text:span text:style-name="T52">不进行初始化</text:span><text:span text:style-name="T1">。如果是类成员变量则占用对象内存，如果是函数中的本地变量则占用</text:span>栈内存。</text:p>
        </text:list-item>
        <text:list-item>
          <text:p text:style-name="P75"><text:span text:style-name="T3">int</text:span><text:span text:style-name="T24"> </text:span><text:span text:style-name="T39">data</text:span><text:span text:style-name="T24">[]={1,24,65,2,35,46,87,7};<text:tab/></text:span><text:span text:style-name="T32"><text:tab/>静态数组；</text:span></text:p>
        </text:list-item>
        <text:list-item>
          <text:p text:style-name="P75"><text:span text:style-name="T2">int</text:span><text:span text:style-name="T25"> </text:span><text:span text:style-name="T40">data</text:span><text:span text:style-name="T25">[0xff]={1};<text:tab/></text:span><text:span text:style-name="T32"><text:tab/>创建大小为0xff的静态数组，并将</text:span><text:span text:style-name="T49">data[0]</text:span><text:span text:style-name="T48">初始化为1，其余0xfe个数值初始化为0</text:span><text:span text:style-name="T32">；</text:span></text:p>
        </text:list-item>
        <text:list-item>
          <text:p text:style-name="P75"><text:span text:style-name="T4">char</text:span><text:span text:style-name="T26"> *</text:span><text:span text:style-name="T41">c</text:span><text:span text:style-name="T26">=</text:span><text:span text:style-name="T4">new</text:span><text:span text:style-name="T26"> </text:span><text:span text:style-name="T4">char</text:span><text:span text:style-name="T26">[128];<text:tab/></text:span><text:span text:style-name="T33">动态数组。通常我不鼓励您使用动态数组，而应该使用其替代对应物std::vector，否则请不得不记住在适当的时候用</text:span><text:span text:style-name="T5">delete </text:span><text:span text:style-name="T27">[]</text:span><text:span text:style-name="T33">回收该数组的内存；</text:span></text:p>
        </text:list-item>
        <text:list-item>
          <text:p text:style-name="P75"><text:span text:style-name="T33">静态数组可以使用</text:span><text:span text:style-name="T5">sizeof</text:span><text:span text:style-name="T27">(</text:span><text:span text:style-name="T42">aData</text:span><text:span text:style-name="T27">)/</text:span><text:span text:style-name="T5">sizeof</text:span><text:span text:style-name="T27">(</text:span><text:span text:style-name="T42">aData</text:span><text:span text:style-name="T27">[0])</text:span><text:span text:style-name="T33">计算数组的大小（动态数组不可以）；</text:span></text:p>
        </text:list-item>
      </text:list>
      <text:p text:style-name="P8"/>
      <text:h text:style-name="P45" text:outline-level="3">数组与指针</text:h>
      <text:list xml:id="list74704791142263" text:continue-list="list1050093073170016266" text:style-name="L2">
        <text:list-item text:start-value="1">
          <text:p text:style-name="P75"><text:span text:style-name="T33">数组名的类型是T *</text:span><text:span text:style-name="T5">const</text:span><text:span text:style-name="T33">（常量指针，与class中的</text:span><text:span text:style-name="T5">this</text:span><text:span text:style-name="T33">指针同），指针的类型是T *，因此指针能够进行加减操作，而数组名不可以；</text:span></text:p>
        </text:list-item>
        <text:list-item>
          <text:p text:style-name="P75"><text:span text:style-name="T33">数组要么在</text:span><text:span text:style-name="T46">静态存储区</text:span><text:span text:style-name="T33">被创建（如全局数组），要么在</text:span><text:span text:style-name="T46">栈上</text:span><text:span text:style-name="T33">被创建，数组名对应着（而不是指向）一块内存，其地址与容量在生命期内保持</text:span><text:span text:style-name="T46">不变</text:span><text:span text:style-name="T33">，只有数组的内容可以改变；指针可以随时指向任意类型的内存块，指针的特征是“</text:span><text:span text:style-name="T46">可变</text:span><text:span text:style-name="T33">”，所以我们常用指针来操作动态内存，指针远比数组灵活，但也更危险；</text:span></text:p>
        </text:list-item>
        <text:list-item>
          <text:p text:style-name="P75"><text:span text:style-name="T33">数组参数：数组作为函数的参数进行传递时，该数组自动退化为同类型指针，因此我们永远无法使用</text:span><text:span text:style-name="T5">sizeof</text:span><text:span text:style-name="T33">计算一个参数数组的长度；</text:span></text:p>
        </text:list-item>
      </text:list>
      <text:p text:style-name="P8"/>
      <text:h text:style-name="P46" text:outline-level="3">char*与char[]</text:h>
      <text:list xml:id="list74704794147998" text:continue-list="list74704791142263" text:style-name="L2">
        <text:list-item text:start-value="1">
          <text:p text:style-name="P75"><text:span text:style-name="T5">char</text:span><text:span text:style-name="T27"> *</text:span><text:span text:style-name="T42">a</text:span><text:span text:style-name="T27">=</text:span><text:span text:style-name="T50">"abcd"</text:span><text:span text:style-name="T27">;</text:span><text:span text:style-name="T33">等价于</text:span><text:span text:style-name="T5">const</text:span><text:span text:style-name="T27"> </text:span><text:span text:style-name="T5">char</text:span><text:span text:style-name="T27"> *</text:span><text:span text:style-name="T42">a</text:span><text:span text:style-name="T27">=</text:span><text:span text:style-name="T50">"abcd"</text:span><text:span text:style-name="T27">;</text:span></text:p>
          <text:list>
            <text:list-item>
              <text:p text:style-name="P76">变量a指向的字符串值定义于常量区，是不可变的；</text:p>
            </text:list-item>
            <text:list-item>
              <text:p text:style-name="P75"><text:span text:style-name="T46">变量a只是一个指针，它可以作为函数参数或函数返回值任意进行传递</text:span><text:span text:style-name="T33">；</text:span></text:p>
            </text:list-item>
          </text:list>
        </text:list-item>
        <text:list-item>
          <text:p text:style-name="P75"><text:span text:style-name="T6">char</text:span><text:span text:style-name="T27"> </text:span><text:span text:style-name="T42">b</text:span><text:span text:style-name="T27">[]=</text:span><text:span text:style-name="T50">"abcd"</text:span><text:span text:style-name="T27">;</text:span></text:p>
        </text:list-item>
      </text:list>
      <text:list xml:id="list9119736763315695173" text:style-name="L3">
        <text:list-item>
          <text:list>
            <text:list-item>
              <text:p text:style-name="P79"><text:span text:style-name="T33">对象b是数组，其大小为</text:span><text:span text:style-name="T5">sizeof</text:span><text:span text:style-name="T27">(</text:span><text:span text:style-name="T42">b</text:span><text:span text:style-name="T27">)/</text:span><text:span text:style-name="T5">sizeof</text:span><text:span text:style-name="T27">(</text:span><text:span text:style-name="T42">b</text:span><text:span text:style-name="T27">[0])</text:span><text:span text:style-name="T33">=5；</text:span></text:p>
            </text:list-item>
            <text:list-item>
              <text:p text:style-name="P79"><text:span text:style-name="T33">对象b结尾处隐式存在一个</text:span><text:span text:style-name="T50">'\0'</text:span><text:span text:style-name="T33">，因此字符串长度为strlen(b) =4；</text:span></text:p>
            </text:list-item>
            <text:list-item>
              <text:p text:style-name="P51"><text:soft-page-break/><text:span text:style-name="T34">对象b的初始化汇编代码需要将</text:span><text:span text:style-name="T51">"abcd"</text:span><text:span text:style-name="T34">的值依次拷贝至b的内存中；</text:span></text:p>
            </text:list-item>
            <text:list-item>
              <text:p text:style-name="P51"><text:span text:style-name="T34">此种定义缺陷如下：</text:span><text:span text:style-name="T47">对象b将占用大小为5的栈空间；初始化汇编代码很长；因为是函数的本地对象所以无法作为函数返回值</text:span><text:span text:style-name="T34">；</text:span></text:p>
            </text:list-item>
          </text:list>
        </text:list-item>
      </text:list>
      <text:list xml:id="list74704800153268" text:continue-list="list74704794147998" text:style-name="L2">
        <text:list-item>
          <text:p text:style-name="P75"><text:span text:style-name="T6">char</text:span><text:span text:style-name="T27"> </text:span><text:span text:style-name="T42">c</text:span><text:span text:style-name="T27">[]={</text:span><text:span text:style-name="T50">'a'</text:span><text:span text:style-name="T27">,</text:span><text:span text:style-name="T50">'b'</text:span><text:span text:style-name="T27">,</text:span><text:span text:style-name="T50">'c'</text:span><text:span text:style-name="T27">,</text:span><text:span text:style-name="T50">'d'</text:span><text:span text:style-name="T27">};对象c</text:span><text:span text:style-name="T33">是一个字符数组，因为结尾并没有</text:span><text:span text:style-name="T50">'\0'</text:span><text:span text:style-name="T33">，因此无法使用strlen(c)字符串长度，字符数组的长度为</text:span><text:span text:style-name="T5">sizeof</text:span><text:span text:style-name="T27">(</text:span><text:span text:style-name="T42">c</text:span><text:span text:style-name="T27">)/</text:span><text:span text:style-name="T5">sizeof</text:span><text:span text:style-name="T27">(</text:span><text:span text:style-name="T42">c</text:span><text:span text:style-name="T27">[0])</text:span><text:span text:style-name="T33">=4；</text:span></text:p>
        </text:list-item>
      </text:list>
      <text:p text:style-name="P2"/>
      <text:h text:style-name="Heading_20_2" text:outline-level="2">assert<text:span text:style-name="T1">断言</text:span></text:h>
      <text:list xml:id="list7158108153291449192" text:style-name="L4">
        <text:list-item>
          <text:p text:style-name="P81">头文件：#include&lt;cassert&gt;<text:tab/> 注：断言是宏，并且在release版本中不起作用；</text:p>
        </text:list-item>
        <text:list-item>
          <text:p text:style-name="P80"><text:span text:style-name="T60">强化assert的使用，特别是进行</text:span><text:span text:style-name="T45">参数检查</text:span><text:span text:style-name="T60">、以及在</text:span><text:span text:style-name="T45">假定数据处于某种状态</text:span><text:span text:style-name="T60">时，当程序变大的时候有很多内容将变得不可控，同时很多程序流程也会改变，因此需要借助assert技术进行数据有效性验证；</text:span></text:p>
        </text:list-item>
        <text:list-item>
          <text:p text:style-name="P80"><text:span text:style-name="T60">使用assert确保你的整数为正，</text:span><text:span text:style-name="T45">不要使用unsigned int</text:span><text:span text:style-name="T60">；</text:span></text:p>
        </text:list-item>
      </text:list>
      <text:p text:style-name="P9"/>
      <text:h text:style-name="P119" text:outline-level="2">const常量</text:h>
      <text:h text:style-name="P44" text:outline-level="3">基本特征</text:h>
      <text:list xml:id="list2726760981395815156" text:style-name="L5">
        <text:list-item>
          <text:p text:style-name="P82">C++程序中应该只使用<text:span text:style-name="T3">const </text:span>常量，废弃宏常量。因为<text:span text:style-name="T3">const </text:span>常量可以在编译期进行数据类型的检查，更加安全<text:span text:style-name="T1">；</text:span></text:p>
        </text:list-item>
        <text:list-item>
          <text:p text:style-name="P82"><text:span text:style-name="T31">类中定义的</text:span><text:span text:style-name="T4">const </text:span><text:span text:style-name="T31">成员，它</text:span><text:span text:style-name="T30">保证该成员</text:span><text:span text:style-name="T31">在对象的生存期内是常量，</text:span><text:span text:style-name="T30">但</text:span><text:span text:style-name="T31">对不同的对象</text:span><text:span text:style-name="T30">这个</text:span><text:span text:style-name="T5">const</text:span><text:span text:style-name="T30">成员常量的值可能是不一样的</text:span><text:span text:style-name="T31">，变通的方法是可以在类内嵌套一个</text:span><text:span text:style-name="T4">enum</text:span><text:span text:style-name="T31">（不过</text:span><text:span text:style-name="T4">enum</text:span><text:span text:style-name="T31">的背后数据类型是整数，其最大值有限，且无法表达浮点数）</text:span><text:span text:style-name="T30">；</text:span></text:p>
        </text:list-item>
      </text:list>
      <text:p text:style-name="P6"/>
      <text:h text:style-name="Heading_20_3" text:outline-level="3">指针常量vs常量指针</text:h>
      <text:p text:style-name="Standard"><text:tab/><text:span text:style-name="T1">这是两个非常容易相互混淆的概念，通常</text:span>采用<text:span text:style-name="T1">从后向前</text:span>倒着读的<text:span text:style-name="T1">方法</text:span>可以<text:span text:style-name="T1">比较容易进行</text:span>区分：</text:p>
      <text:p text:style-name="P38"><text:span text:style-name="T63"><text:tab/></text:span><text:span text:style-name="T13">const</text:span><text:span text:style-name="T63"> </text:span><text:span text:style-name="T14">char</text:span><text:span text:style-name="T63">* pct<text:tab/>= pt;<text:tab/></text:span><text:span text:style-name="T22">//读作*const，即指针常量，"常量"是主语，因而常量不变</text:span></text:p>
      <text:p text:style-name="P38"><text:span text:style-name="T63"><text:tab/></text:span><text:span text:style-name="T14">char</text:span><text:span text:style-name="T63"> </text:span><text:span text:style-name="T13">const</text:span><text:span text:style-name="T63">* pct2<text:tab/>= pt;<text:tab/></text:span><text:span text:style-name="T22">//读作*const，即指针常量，"常量"是主语，因而常量不变</text:span></text:p>
      <text:p text:style-name="P37"><text:span text:style-name="T63"><text:tab/></text:span><text:span text:style-name="T14">char</text:span><text:span text:style-name="T63">* </text:span><text:span text:style-name="T13">const </text:span><text:span text:style-name="T63">cpt<text:tab/>= pt;<text:tab/></text:span><text:span text:style-name="T22">//读作const*，即常量指针，"指针"是主语，因而指针不变</text:span></text:p>
      <text:p text:style-name="Standard"/>
      <text:h text:style-name="Heading_20_3" text:outline-level="3">常量成员函数</text:h>
      <text:list xml:id="list3026304619560776309" text:style-name="L6">
        <text:list-item>
          <text:p text:style-name="P83"><text:span text:style-name="T1">常量成员函数是指以</text:span><text:span text:style-name="T3">const</text:span>结尾的<text:span text:style-name="T1">类成员</text:span>函数<text:span text:style-name="T1">；</text:span></text:p>
        </text:list-item>
        <text:list-item>
          <text:p text:style-name="P83"><text:span text:style-name="T1">常量成员函数无法</text:span>修改<text:span text:style-name="T1">类对象中成员变量</text:span>的值，除非此成员变量<text:span text:style-name="T1">有</text:span><text:span text:style-name="T3">mutable</text:span>修饰符<text:span text:style-name="T1">；</text:span></text:p>
        </text:list-item>
        <text:list-item>
          <text:p text:style-name="P83"><text:span text:style-name="T1">以</text:span><text:span text:style-name="T2">const</text:span><text:span text:style-name="T1">修饰的常量类对象只能调用类中的常量成员函数；</text:span></text:p>
        </text:list-item>
        <text:list-item>
          <text:p text:style-name="P83"><text:span text:style-name="T1">所有的</text:span>类成员函数均<text:span text:style-name="T1">拥有一个隐式的</text:span><text:span text:style-name="T2">this</text:span>参数<text:span text:style-name="T1">，其类型通常</text:span>为T *<text:span text:style-name="T3">const</text:span><text:span text:style-name="T1">，</text:span>但<text:span text:style-name="T1">在常量成员函数中</text:span>，<text:span text:style-name="T3">this</text:span>指针的类型为<text:span text:style-name="T3">const</text:span> T * <text:span text:style-name="T3">const</text:span>，因而<text:span text:style-name="T1">常量成员函</text:span>数<text:span text:style-name="T1">无法</text:span>改变<text:span text:style-name="T1">该</text:span><text:span text:style-name="T3">this</text:span><text:span text:style-name="T1">指针所指对象的成员变量值；</text:span></text:p>
        </text:list-item>
      </text:list>
      <text:p text:style-name="P2"/>
      <text:h text:style-name="P48" text:outline-level="3">常量折叠</text:h>
      <text:p text:style-name="P31"><text:tab/><text:span text:style-name="T1">对如下方法：</text:span></text:p>
      <text:p text:style-name="P30"><text:soft-page-break/><text:span text:style-name="T3">void</text:span><text:span text:style-name="T24"> </text:span><text:span text:style-name="T65">foo</text:span><text:span text:style-name="T24">()</text:span></text:p>
      <text:p text:style-name="P19">{</text:p>
      <text:p text:style-name="P17"><text:span text:style-name="T24"><text:tab/></text:span><text:span text:style-name="T3">const</text:span><text:span text:style-name="T24"> </text:span><text:span text:style-name="T3">int</text:span><text:span text:style-name="T24"> </text:span><text:span text:style-name="T65">a</text:span><text:span text:style-name="T24"><text:tab/>= 1;</text:span></text:p>
      <text:p text:style-name="P17"><text:span text:style-name="T24"><text:tab/></text:span><text:span text:style-name="T3">int</text:span><text:span text:style-name="T24">* </text:span><text:span text:style-name="T65">p</text:span><text:span text:style-name="T24"><text:tab/><text:tab/>= </text:span><text:span text:style-name="T3">const_cast</text:span><text:span text:style-name="T24">&lt;</text:span><text:span text:style-name="T3">int</text:span><text:span text:style-name="T24">*&gt;(&amp;</text:span><text:span text:style-name="T65">a</text:span><text:span text:style-name="T24">);</text:span></text:p>
      <text:p text:style-name="P17"><text:span text:style-name="T24"><text:tab/>*</text:span><text:span text:style-name="T65">p</text:span><text:span text:style-name="T24"><text:tab/><text:tab/>= 2;</text:span></text:p>
      <text:p text:style-name="P17"><text:span text:style-name="T24"><text:tab/></text:span><text:span text:style-name="T65">printf</text:span><text:span text:style-name="T24">(</text:span><text:span text:style-name="T73">" a=<text:tab/>%d\n *p=<text:tab/>%d\n &amp;a=<text:tab/>%x\n p=<text:tab/>%x \n\n"</text:span><text:span text:style-name="T24">, </text:span><text:span text:style-name="T65">a</text:span><text:span text:style-name="T24">, *</text:span><text:span text:style-name="T65">p</text:span><text:span text:style-name="T24">, &amp;</text:span><text:span text:style-name="T65">a</text:span><text:span text:style-name="T24">, </text:span><text:span text:style-name="T65">p</text:span><text:span text:style-name="T24">);</text:span></text:p>
      <text:p text:style-name="P19">}</text:p>
      <text:p text:style-name="P3"/>
      <text:p text:style-name="P3"><text:tab/>在VC2008下的实测结果为：</text:p>
      <text:p text:style-name="P27"><text:s/>a<text:tab/>= <text:s text:c="3"/>1</text:p>
      <text:p text:style-name="P27"><text:s/>*p<text:tab/>= <text:s text:c="3"/>2</text:p>
      <text:p text:style-name="P27"><text:s/>&amp;a<text:tab/>= <text:s text:c="3"/>12ff6c</text:p>
      <text:p text:style-name="P27"><text:s/>p<text:tab/>= <text:s text:c="3"/>12ff6c</text:p>
      <text:p text:style-name="P35"/>
      <text:p text:style-name="P35"><text:tab/>可以看到，p是一个指针变量，它指向a，因此对*p的赋值确实会<text:span text:style-name="T44">修改常量a所在内存地址处的数据</text:span>。但另外一方面，由于a是常量，所以，在printf()函数调用时，<text:span text:style-name="T44">传入的是编译时就确定好的数据</text:span>。</text:p>
      <text:p text:style-name="P31"/>
      <text:h text:style-name="P119" text:outline-level="2">#define宏</text:h>
      <text:h text:style-name="P44" text:outline-level="3">设计规范</text:h>
      <text:list xml:id="list5983963594157566027" text:style-name="L7">
        <text:list-item>
          <text:p text:style-name="P84"><text:span text:style-name="T30">你不打算使用宏，对吧？请使用</text:span><text:span text:style-name="T5">const</text:span><text:span text:style-name="T30"> 常量或</text:span><text:span text:style-name="T5">inline</text:span><text:span text:style-name="T30">函数代替</text:span><text:span text:style-name="T5">#define</text:span><text:span text:style-name="T30">，避免从代码中看到</text:span><text:span text:style-name="T5">#define</text:span><text:span text:style-name="T30">的影子；</text:span></text:p>
        </text:list-item>
        <text:list-item>
          <text:p text:style-name="P85"><text:span text:style-name="T31">如果万一你</text:span><text:span text:style-name="T30">迫不得已</text:span><text:span text:style-name="T31">使用了宏，</text:span><text:span text:style-name="T54">切记在参数及定义式的外面加上括号</text:span><text:span text:style-name="T31">，如：<text:line-break/></text:span><text:span text:style-name="T4">#define</text:span><text:span text:style-name="T31"> MAX(a, b)<text:tab/>((a) &gt; (b) ? (a) : (b))</text:span></text:p>
        </text:list-item>
      </text:list>
      <text:p text:style-name="P77"/>
      <text:h text:style-name="P48" text:outline-level="3"><text:span text:style-name="T31">宏展开</text:span><text:span text:style-name="T30">要看</text:span><text:span text:style-name="T31">代码的位置</text:span></text:h>
      <text:p text:style-name="P77"/>
      <text:p text:style-name="P27"><text:span text:style-name="T9">#define</text:span><text:span text:style-name="T29"> </text:span><text:span text:style-name="T68">P</text:span><text:span text:style-name="T29">(</text:span><text:span text:style-name="T68">a</text:span><text:span text:style-name="T29">,</text:span><text:span text:style-name="T68">b</text:span><text:span text:style-name="T29">)<text:tab/>((</text:span><text:span text:style-name="T68">a</text:span><text:span text:style-name="T29">)&amp;(</text:span><text:span text:style-name="T68">b</text:span><text:span text:style-name="T29">))</text:span></text:p>
      <text:p text:style-name="P17"><text:span text:style-name="T8">#define</text:span><text:span text:style-name="T28"> </text:span><text:span text:style-name="T67">Q</text:span><text:span text:style-name="T28"> </text:span><text:span text:style-name="T67">P</text:span><text:span text:style-name="T28">(3,2)</text:span></text:p>
      <text:p text:style-name="P17"><text:span text:style-name="T8">#undef</text:span><text:span text:style-name="T28"> </text:span><text:span text:style-name="T67">P</text:span></text:p>
      <text:p text:style-name="P17"><text:span text:style-name="T8">#define</text:span><text:span text:style-name="T28"> </text:span><text:span text:style-name="T67">P</text:span><text:span text:style-name="T28">(</text:span><text:span text:style-name="T67">a</text:span><text:span text:style-name="T28">,</text:span><text:span text:style-name="T67">b</text:span><text:span text:style-name="T28">) ((</text:span><text:span text:style-name="T67">a</text:span><text:span text:style-name="T28">)+(</text:span><text:span text:style-name="T67">b</text:span><text:span text:style-name="T28">))</text:span></text:p>
      <text:p text:style-name="P21"/>
      <text:p text:style-name="P17"><text:span text:style-name="T8">int</text:span><text:span text:style-name="T28"> </text:span><text:span text:style-name="T67">main</text:span><text:span text:style-name="T28">(</text:span><text:span text:style-name="T8">int</text:span><text:span text:style-name="T28"> </text:span><text:span text:style-name="T67">argc</text:span><text:span text:style-name="T28">, </text:span><text:span text:style-name="T8">char</text:span><text:span text:style-name="T28">* </text:span><text:span text:style-name="T67">argv</text:span><text:span text:style-name="T28">[])</text:span></text:p>
      <text:p text:style-name="P21">{</text:p>
      <text:p text:style-name="P17"><text:span text:style-name="T28"><text:tab/></text:span><text:span text:style-name="T8">const</text:span><text:span text:style-name="T28"> </text:span><text:span text:style-name="T8">int</text:span><text:span text:style-name="T28"> </text:span><text:span text:style-name="T67">a</text:span><text:span text:style-name="T28"><text:tab/>= </text:span><text:span text:style-name="T67">Q</text:span><text:span text:style-name="T28">;</text:span></text:p>
      <text:p text:style-name="P17"><text:span text:style-name="T28"><text:tab/></text:span><text:span text:style-name="T21">// 则Q=P(3,2)=(3)+(2)=5</text:span></text:p>
      <text:p text:style-name="P17"><text:span text:style-name="T28"><text:tab/></text:span><text:span text:style-name="T8">return</text:span><text:span text:style-name="T28"> 0;</text:span></text:p>
      <text:p text:style-name="P21">}</text:p>
      <text:p text:style-name="P77"/>
      <text:p text:style-name="P31"/>
      <text:h text:style-name="P119" text:outline-level="2"><text:soft-page-break/>enum枚举</text:h>
      <text:h text:style-name="P44" text:outline-level="3">设计规范</text:h>
      <text:list xml:id="list474350366565276115" text:style-name="L8">
        <text:list-item>
          <text:p text:style-name="P86"><text:span text:style-name="T31">在定义</text:span><text:span text:style-name="T4">enum</text:span><text:span text:style-name="T31">时一定要给第一个枚举量</text:span><text:span text:style-name="T30">定义</text:span><text:span text:style-name="T31">初始值</text:span><text:span text:style-name="T30">，</text:span><text:span text:style-name="T31">通常</text:span><text:span text:style-name="T30">为0</text:span><text:span text:style-name="T31">；</text:span></text:p>
        </text:list-item>
        <text:list-item>
          <text:p text:style-name="P86"><text:span text:style-name="T31">通常在</text:span><text:span text:style-name="T4">enum</text:span><text:span text:style-name="T31">结构的最后定义一个SIZE枚举量，该item的值代表了该枚举结构中item的个数；</text:span></text:p>
        </text:list-item>
      </text:list>
      <text:p text:style-name="Standard"/>
      <text:h text:style-name="P119" text:outline-level="2">inline函数</text:h>
      <text:h text:style-name="P44" text:outline-level="3">设计规范</text:h>
      <text:list xml:id="list5282213737833079736" text:style-name="L9">
        <text:list-item>
          <text:p text:style-name="P87"><text:span text:style-name="T31">所有的</text:span><text:span text:style-name="T4">inline</text:span><text:span text:style-name="T31">函数直接在.h文件中实现，</text:span><text:span text:style-name="T30">以</text:span><text:span text:style-name="T31">避免链接错误；</text:span></text:p>
        </text:list-item>
      </text:list>
      <text:p text:style-name="Standard"/>
      <text:h text:style-name="P119" text:outline-level="2">namespace</text:h>
      <text:p text:style-name="P32"/>
      <text:h text:style-name="P119" text:outline-level="2">new与delete</text:h>
      <text:h text:style-name="Heading_20_3" text:outline-level="3">设计规范</text:h>
      <text:list xml:id="list1494347015418438132" text:style-name="L10">
        <text:list-item>
          <text:p text:style-name="P88">第一步<text:span text:style-name="T3">new</text:span>，第二步<text:span text:style-name="T3">delete</text:span>，第三步“指针置NULL”<text:span text:style-name="T1">；</text:span></text:p>
        </text:list-item>
        <text:list-item>
          <text:p text:style-name="P88">释放数组要用<text:span text:style-name="T3">delete</text:span>[] p;<text:span text:style-name="T1">理论上</text:span>对数组而言<text:span text:style-name="T3">delete</text:span> p等价于<text:span text:style-name="T3">delete</text:span> p[0];会导致内存泄漏<text:span text:style-name="T1">。实际应用中可能稍微有所不同，数组本身的内存通常可以正确释放，但除p[0]以外其它元素的析构函数不会执行；</text:span></text:p>
        </text:list-item>
        <text:list-item>
          <text:p text:style-name="P88">用<text:span text:style-name="T10">std::auto_ptr</text:span><text:span text:style-name="T11">&lt;T&gt;</text:span>，除非你在创建数组或容器<text:span text:style-name="T1">；</text:span></text:p>
        </text:list-item>
      </text:list>
      <text:p text:style-name="P2"/>
      <text:h text:style-name="P119" text:outline-level="2">operator</text:h>
      <text:h text:style-name="P48" text:outline-level="3"><text:span text:style-name="T35">operator</text:span>&lt;</text:h>
      <text:p text:style-name="Standard"><text:tab/>当需要对类对象进行比较或排序的时候，可以考虑使用<text:span text:style-name="T3">operator</text:span>&lt;函数，需要注意<text:span text:style-name="T44">该函数必须为</text:span><text:span text:style-name="T3">const</text:span><text:span text:style-name="T44">成员函数</text:span>，其一般形式为：<text:span text:style-name="T3">bool</text:span> <text:span text:style-name="T3">operator</text:span>&lt; (<text:span text:style-name="T3">const</text:span> T&amp; rhs) <text:span text:style-name="T3">const</text:span>;</text:p>
      <text:p text:style-name="P2"/>
      <text:h text:style-name="Heading_20_2" text:outline-level="2">sizeof</text:h>
      <text:list xml:id="list74704837151869" text:continue-list="list1494347015418438132" text:style-name="L10">
        <text:list-item text:start-value="1">
          <text:p text:style-name="P88"><text:span text:style-name="T3">sizeof</text:span>是<text:span text:style-name="T44">操作符</text:span>而非函数<text:span text:style-name="T1">，比如它可以使用</text:span>int作为参数sizeof(int)<text:span text:style-name="T1">；</text:span></text:p>
        </text:list-item>
        <text:list-item>
          <text:p text:style-name="P88">返回传入对象的字节数，<text:span text:style-name="T1">其</text:span>返回<text:span text:style-name="T1">值</text:span>类型<text:span text:style-name="T1">为</text:span>size_t <text:span text:style-name="T1">，定义于cstddef头文件中；</text:span></text:p>
        </text:list-item>
        <text:list-item>
          <text:p text:style-name="P88">如果<text:span text:style-name="T12">char</text:span> x[]=”hello”; <text:span text:style-name="T1">则</text:span><text:span text:style-name="T3">sizeof</text:span> x=6;对比<text:span text:style-name="T12">char</text:span> y[]={‘h’,’e’,’l’,’l’,’o’};则<text:span text:style-name="T3">sizeof</text:span> y=5;<text:span text:style-name="T1">；</text:span></text:p>
        </text:list-item>
        <text:list-item>
          <text:p text:style-name="P88"><text:span text:style-name="T3">int</text:span>类型是平台相关的，<text:span text:style-name="T1">所以存在</text:span>__int32<text:span text:style-name="T1">、</text:span>__int64<text:span text:style-name="T1">的区分。在</text:span>32位系统上<text:span text:style-name="T3">sizeof</text:span>(<text:span text:style-name="T3">char</text:span>*)=4<text:span text:style-name="T1">，而在</text:span>64位系统上<text:span text:style-name="T3">sizeof</text:span>(<text:span text:style-name="T3">char</text:span>*)=8<text:span text:style-name="T1">；</text:span></text:p>
        </text:list-item>
        <text:list-item>
          <text:p text:style-name="P88"><text:span text:style-name="T3">sizeof</text:span><text:span text:style-name="T1">可以用于</text:span>计算<text:span text:style-name="T1">静态</text:span>数组的长度：int a[128]; <text:s/>则length=sizeof a /sizeof a[0]<text:span text:style-name="T1">；</text:span></text:p>
        </text:list-item>
        <text:list-item>
          <text:p text:style-name="P52">32位系统下内置数据类型的长度：</text:p>
          <text:list>
            <text:list-item>
              <text:p text:style-name="P88"><text:span text:style-name="T3">sizeof</text:span>(<text:span text:style-name="T3">char</text:span>)<text:tab/><text:tab/>=1</text:p>
            </text:list-item>
            <text:list-item>
              <text:p text:style-name="P88"><text:span text:style-name="T3">sizeof</text:span>(<text:span text:style-name="T3">short</text:span>)<text:tab/><text:tab/>=2</text:p>
            </text:list-item>
            <text:list-item>
              <text:p text:style-name="P88"><text:soft-page-break/><text:span text:style-name="T3">sizeof</text:span>(<text:span text:style-name="T3">int</text:span>)<text:tab/><text:tab/>=4</text:p>
            </text:list-item>
            <text:list-item>
              <text:p text:style-name="P88"><text:span text:style-name="T3">sizeof</text:span>(<text:span text:style-name="T3">short</text:span> <text:span text:style-name="T3">int</text:span>)<text:tab/>=2</text:p>
            </text:list-item>
            <text:list-item>
              <text:p text:style-name="P88"><text:span text:style-name="T3">sizeof</text:span>(<text:span text:style-name="T3">long</text:span> <text:span text:style-name="T3">int</text:span>)<text:tab/>=4</text:p>
            </text:list-item>
            <text:list-item>
              <text:p text:style-name="P88"><text:span text:style-name="T3">sizeof</text:span>(<text:span text:style-name="T3">long</text:span>)<text:tab/><text:tab/>=4</text:p>
            </text:list-item>
            <text:list-item>
              <text:p text:style-name="P88"><text:span text:style-name="T3">sizeof</text:span>(<text:span text:style-name="T3">double</text:span>)<text:tab/>=8</text:p>
            </text:list-item>
          </text:list>
        </text:list-item>
      </text:list>
      <text:p text:style-name="P12"/>
      <text:h text:style-name="P119" text:outline-level="2">static静态变量</text:h>
      <text:h text:style-name="P44" text:outline-level="3">基本特征</text:h>
      <text:list xml:id="list3200178448189212383" text:style-name="L11">
        <text:list-item>
          <text:p text:style-name="P107">static变量比局部变量要慢很多，所以应该尽量避免；</text:p>
        </text:list-item>
        <text:list-item>
          <text:p text:style-name="P107">未经初始化的static变量会被程序自动初始化（内置数据类型默认初始化为0）；</text:p>
        </text:list-item>
        <text:list-item>
          <text:p text:style-name="P111">static<text:span text:style-name="T1">变量的定义通常应该放在实现文件(.cpp)中，但位于</text:span><text:span text:style-name="T52">模板类(template&lt;&gt;)中的static变量可以放在定义模板类的头文件(.h)中</text:span><text:span text:style-name="T1">；</text:span></text:p>
        </text:list-item>
      </text:list>
      <text:p text:style-name="P34"/>
      <text:h text:style-name="Heading_20_3" text:outline-level="3">设计手法</text:h>
      <text:p text:style-name="P34"><text:tab/>Static local静态局部对象相关的常用设计手法：</text:p>
      <text:list xml:id="list6271355658777051693" text:style-name="L12">
        <text:list-item>
          <text:p text:style-name="P112"><text:span text:style-name="T52">单态模式</text:span><text:span text:style-name="T1">：static local对象会在程序首次执行到该对象的声明外时被初始化，因此用于单态模式不必担心static变量之间的初始化顺序问题；</text:span></text:p>
        </text:list-item>
        <text:list-item>
          <text:p text:style-name="P116"><text:span text:style-name="T44">缓存数据</text:span>：使用static local对象缓存数据可以将缓存相关的数据结构及代码都集中到同一个函数内部，从而方便代码维护；</text:p>
        </text:list-item>
      </text:list>
      <text:p text:style-name="P34"/>
      <text:h text:style-name="P119" text:outline-level="2">static_cast vs dynamic_cast</text:h>
      <text:p text:style-name="Standard"><text:tab/><text:span text:style-name="T7">static_cast</text:span><text:span text:style-name="T1">基本特征如下：</text:span></text:p>
      <text:list xml:id="list8697280647452339857" text:style-name="L13">
        <text:list-item>
          <text:p text:style-name="P54">适用于大多数类型之间的强制转换，如double到int的转换、基类对象到子类对象的转换等，类似于老式的强制类型转换，但更加丑陋；</text:p>
        </text:list-item>
        <text:list-item>
          <text:p text:style-name="P54">类型转换发生于编译期(static)，无运行期检查机制，因此类型不匹配的对象指针也<text:span text:style-name="T74">会</text:span>转换成功（只要能通过编译），从而会导致不可预期的内存访问错误；</text:p>
        </text:list-item>
      </text:list>
      <text:p text:style-name="P2"/>
      <text:p text:style-name="Standard"><text:tab/><text:span text:style-name="T7">dynamic_cast</text:span><text:span text:style-name="T1">基本特</text:span>征如下：</text:p>
      <text:list xml:id="list4634075351178212762" text:style-name="L14">
        <text:list-item>
          <text:p text:style-name="P55">只能用于强制转换到类指针、类引用或void*的对象，不能用于其它类型(例如基本数据类型double)；</text:p>
        </text:list-item>
        <text:list-item>
          <text:p text:style-name="P55">对含有virtual函数的类而言，类型转换发生于运行期(dynamic)，否则类型转换发生于编译期。在进行下行转换时dynamic_cast具有类型检查功能，在类型转换失败时会返回NULL指针(转换引用失败时会抛出bad_cast异常)，这比static_cast更安全；</text:p>
        </text:list-item>
        <text:list-item>
          <text:p text:style-name="P55">执行复杂度为<text:span text:style-name="T44">线性时间</text:span>。例如一种很常见的dynamic_cast的实现方式就是基于对象所属类的类名字符串比较，注意到类名字符串可能会很长，特别是在大量使用template的情况下。比如在VC9中std::string的类名字符串长度为87位；</text:p>
        </text:list-item>
      </text:list>
      <text:p text:style-name="P2"/>
      <text:p text:style-name="P2"><text:tab/>通常，你应用使用virtual function代替强制类型转换；再不济时，你的基类应该提供一个类似于GetType()的函数，从而可以为static_cast强制转换提供类型安全保证；你唯一需要使用dynamic_cast进行强制类型转换的理由是：<text:span text:style-name="T44">你使用的是不可修改的第三方类库，</text:span><text:soft-page-break/><text:span text:style-name="T44">同时他们没有提供GetType()函数，因此你不得不通过dynamic_cast以确保强制类型转换是安全的</text:span>。</text:p>
      <text:p text:style-name="P2"/>
      <text:h text:style-name="Heading_20_2" text:outline-level="2">struct</text:h>
      <text:h text:style-name="Heading_20_4" text:outline-level="4">常见问题</text:h>
      <text:list xml:id="list905699557439221578" text:style-name="L15">
        <text:list-item>
          <text:p text:style-name="P89"><text:span text:style-name="T1">c++中</text:span><text:span text:style-name="T2">class</text:span><text:span text:style-name="T1">或</text:span><text:span text:style-name="T2">struct</text:span><text:span text:style-name="T1">的定义最后面要加个分号（;）；</text:span></text:p>
        </text:list-item>
      </text:list>
      <text:p text:style-name="P2"/>
      <text:h text:style-name="Heading_20_4" text:outline-level="4">struct<text:span text:style-name="T1">与class的区别</text:span></text:h>
      <text:p text:style-name="Standard"><text:tab/><text:span text:style-name="T3">struct</text:span>是一种复合数据类型，其<text:span text:style-name="T1">组</text:span>成元素既可以是基本数据类型（如 int、long、float），也可以是复合数据类型（如array、<text:span text:style-name="T3">struct</text:span>、<text:span text:style-name="T3">union</text:span>等）。</text:p>
      <text:p text:style-name="Standard"><text:tab/>在c++中，<text:span text:style-name="T3">struct</text:span><text:span text:style-name="T1">与</text:span><text:span text:style-name="T3">class</text:span><text:span text:style-name="T1">的含义基本相同</text:span>，这意味着<text:span text:style-name="T3">struct</text:span>可以<text:span text:style-name="T1">像</text:span><text:span text:style-name="T2">class</text:span><text:span text:style-name="T1">一样</text:span>拥有成员函数，<text:span text:style-name="T1">并</text:span>可以进行继承，<text:span text:style-name="T1">它们之间的区别有二：</text:span></text:p>
      <text:list xml:id="list74704852145841" text:continue-numbering="true" text:style-name="L15">
        <text:list-item>
          <text:p text:style-name="P89"><text:span text:style-name="T1">成员默认访问属性：</text:span><text:span text:style-name="T2">struct</text:span><text:span text:style-name="T1">为</text:span><text:span text:style-name="T2">public</text:span><text:span text:style-name="T1">，而</text:span><text:span text:style-name="T2">class</text:span><text:span text:style-name="T1">为</text:span><text:span text:style-name="T2">private</text:span><text:span text:style-name="T1">；</text:span></text:p>
        </text:list-item>
        <text:list-item>
          <text:p text:style-name="P89"><text:span text:style-name="T1">默认继承属性：</text:span><text:span text:style-name="T2">struct</text:span><text:span text:style-name="T1">为</text:span><text:span text:style-name="T2">public</text:span><text:span text:style-name="T1">，而</text:span><text:span text:style-name="T2">class</text:span><text:span text:style-name="T1">为</text:span><text:span text:style-name="T2">private</text:span><text:span text:style-name="T1">；</text:span></text:p>
        </text:list-item>
      </text:list>
      <text:p text:style-name="P2"/>
      <text:h text:style-name="Heading_20_4" text:outline-level="4">内存对齐规则</text:h>
      <text:p text:style-name="Standard"><text:tab/>对结构体，编译器会自动进行成员变量的对齐，以提高运算效率<text:span text:style-name="T1">。</text:span>缺省情况下，编译器为结构体的每个成员按其自然对齐（natural alignment）条件分配空间。各个成员按照它们被声明的顺序在内存中顺序存储，第一个成员的地址和整个结构的地址相同。</text:p>
      <text:p text:style-name="Standard"><text:tab/><text:span text:style-name="T1">基本对齐规则如下：</text:span></text:p>
      <text:list xml:id="list1702778497602105858" text:style-name="L16">
        <text:list-item>
          <text:p text:style-name="P90">所有成员变量的相对地址必须能被这个成员变量的大小整除<text:span text:style-name="T1">；</text:span></text:p>
        </text:list-item>
        <text:list-item>
          <text:p text:style-name="P90">结构体的大小是所有成员中最大的那个的整数倍（<text:span text:style-name="T1">考虑结构体数组的情形</text:span>）<text:span text:style-name="T1">；</text:span></text:p>
        </text:list-item>
      </text:list>
      <text:p text:style-name="P2"/>
      <text:p text:style-name="Standard"><text:tab/>可以通过下面的几个例子来体会其中的内存分配情况：</text:p>
      <text:p text:style-name="P38"><text:span text:style-name="T63"><text:tab/></text:span><text:span text:style-name="T13">struct</text:span><text:span text:style-name="T63"> s1 </text:span></text:p>
      <text:p text:style-name="P40"><text:tab/>{</text:p>
      <text:p text:style-name="P38"><text:span text:style-name="T63"><text:tab/> <text:s text:c="2"/></text:span><text:span text:style-name="T13">char</text:span><text:span text:style-name="T63"> c; <text:s text:c="2"/></text:span><text:span text:style-name="T13">char</text:span><text:span text:style-name="T63"> d; <text:s text:c="2"/></text:span><text:span text:style-name="T13">int</text:span><text:span text:style-name="T63"> i;</text:span></text:p>
      <text:p text:style-name="P38"><text:tab/><text:span text:style-name="T64">};</text:span> <text:s text:c="3"/><text:span text:style-name="T19">//sizeof(s1)=8，因为int自己占了4,而前面的两个char可以放到同一个4字节空间中。</text:span></text:p>
      <text:p text:style-name="P38"><text:span text:style-name="T63"><text:tab/></text:span><text:span text:style-name="T13">struct</text:span><text:span text:style-name="T63"> s2 </text:span></text:p>
      <text:p text:style-name="P40"><text:tab/>{</text:p>
      <text:p text:style-name="P38"><text:span text:style-name="T63"><text:tab/> <text:s text:c="2"/></text:span><text:span text:style-name="T13">char</text:span><text:span text:style-name="T63"> c; <text:s text:c="2"/></text:span><text:span text:style-name="T13">int</text:span><text:span text:style-name="T63"> i; <text:s text:c="2"/></text:span><text:span text:style-name="T13">char</text:span><text:span text:style-name="T63"> f;</text:span></text:p>
      <text:p text:style-name="P38"><text:tab/><text:span text:style-name="T64">};</text:span> <text:s text:c="3"/><text:span text:style-name="T19">//sizeof(s2)=12，因为int自己占了4,而前面的char c与后面的char f需要分配同样的4字节的空间。</text:span></text:p>
      <text:p text:style-name="P38"><text:span text:style-name="T63"><text:tab/></text:span><text:span text:style-name="T13">struct</text:span><text:span text:style-name="T63"> s3 </text:span></text:p>
      <text:p text:style-name="P40"><text:tab/>{</text:p>
      <text:p text:style-name="P38"><text:span text:style-name="T63"><text:tab/> <text:s text:c="2"/></text:span><text:span text:style-name="T13">char</text:span><text:span text:style-name="T63"> c; <text:s text:c="2"/></text:span><text:span text:style-name="T13">char</text:span><text:span text:style-name="T63"> d; <text:s text:c="2"/></text:span><text:span text:style-name="T13">char</text:span><text:span text:style-name="T63"> e; <text:s text:c="3"/></text:span><text:span text:style-name="T13">int</text:span><text:span text:style-name="T63"> i; <text:s text:c="2"/></text:span><text:span text:style-name="T13">char</text:span><text:span text:style-name="T63"> f;</text:span></text:p>
      <text:p text:style-name="P38"><text:tab/><text:span text:style-name="T64">}; </text:span><text:s text:c="2"/><text:span text:style-name="T23">//sizeof(s3)=12</text:span></text:p>
      <text:p text:style-name="Standard"/>
      <text:h text:style-name="Heading_20_2" text:outline-level="2">union</text:h>
      <text:p text:style-name="Standard"><text:span text:style-name="T3"><text:tab/>union</text:span><text:span text:style-name="T1">是存储空间的分配单位</text:span>，<text:span text:style-name="T1">其中声明的</text:span>变量在<text:span text:style-name="T1">同一时刻</text:span>只<text:span text:style-name="T1">允许一个生效</text:span>，因此union<text:span text:style-name="T1">类型结构实际所占的存储空间与其成员中需存储空间最大的那一个所占存储空间相同</text:span>。<text:span text:style-name="T1">例</text:span>如：</text:p>
      <text:p text:style-name="P38"><text:span text:style-name="T63"><text:tab/></text:span><text:span text:style-name="T13">union</text:span><text:span text:style-name="T63"> u1 </text:span></text:p>
      <text:p text:style-name="P40"><text:soft-page-break/><text:tab/>{</text:p>
      <text:p text:style-name="P38"><text:span text:style-name="T63"><text:tab/> <text:s text:c="2"/></text:span><text:span text:style-name="T13">char</text:span><text:span text:style-name="T63"> c; <text:s text:c="2"/></text:span><text:span text:style-name="T13">int</text:span><text:span text:style-name="T63"> i; <text:s text:c="2"/></text:span><text:span text:style-name="T13">double</text:span><text:span text:style-name="T63"> d;</text:span></text:p>
      <text:p text:style-name="P39"><text:tab/>};</text:p>
      <text:p text:style-name="P2"/>
      <text:p text:style-name="P2"><text:tab/>则<text:span text:style-name="T3">sizeof</text:span><text:span text:style-name="T24">(</text:span><text:span text:style-name="T39">u1</text:span><text:span text:style-name="T24">)=8</text:span>，因为最大可能的情况下内存需求量为8。</text:p>
      <text:p text:style-name="P2"/>
      <text:h text:style-name="P121" text:outline-level="2">virtual<text:span text:style-name="T1">虚</text:span><text:span text:style-name="T30">函数</text:span></text:h>
      <text:list xml:id="list8013027794134531549" text:style-name="L17">
        <text:list-item>
          <text:p text:style-name="P91">不要在类的构造或者析构函数中调用虚函数<text:span text:style-name="T1">；</text:span></text:p>
        </text:list-item>
        <text:list-item>
          <text:p text:style-name="P91">一个类如果计划成为<text:span text:style-name="T18">基类</text:span>，则需要将它的析构函数设计成<text:span text:style-name="T3">virtual</text:span>的；反之，如果一个类的析构函数不是<text:span text:style-name="T3">virtual</text:span>的，则证明这个类不应该作为基类<text:span text:style-name="T1">。由此可以推出：一个类如果只有一个虚函数，则该函数一定是它的析构函数；</text:span></text:p>
        </text:list-item>
        <text:list-item>
          <text:p text:style-name="P91">在多重继承条件下，注意务必将所有基类的析构函数都定义成<text:span text:style-name="T3">virtual</text:span>的，只有这样才能保证在多态应用中所有基类的析构函数均被调用到；</text:p>
        </text:list-item>
        <text:list-item>
          <text:p text:style-name="P91"><text:span text:style-name="T1">使用template method模式而不要使用</text:span><text:span text:style-name="T3">public</text:span><text:span text:style-name="T24"> </text:span><text:span text:style-name="T3">virtual</text:span><text:span text:style-name="T1">函数（写一个</text:span><text:span text:style-name="T2">public</text:span><text:span text:style-name="T1">的read()函数，同时写一个</text:span><text:span text:style-name="T2">protected</text:span><text:span text:style-name="T1"> </text:span><text:span text:style-name="T2">virtual</text:span><text:span text:style-name="T1">函数，这样可以在read()中对其进行前处理和后处理）；</text:span></text:p>
        </text:list-item>
        <text:list-item>
          <text:p text:style-name="P91"><text:span text:style-name="T1">通常</text:span><text:span text:style-name="T3">virtual</text:span><text:span text:style-name="T1">函数应该是</text:span><text:span text:style-name="T2">protected</text:span><text:span text:style-name="T1">的，并且这通常会配合使用template method模式；</text:span></text:p>
        </text:list-item>
        <text:list-item>
          <text:p text:style-name="P91"><text:span text:style-name="T2">private</text:span><text:span text:style-name="T25"> </text:span><text:span text:style-name="T2">virtual</text:span><text:span text:style-name="T25"> GetDescription()=0; </text:span><text:span text:style-name="T1">函数强制子类对其其重载，但子类却不能调用它；</text:span></text:p>
        </text:list-item>
      </text:list>
      <text:p text:style-name="P2"/>
      <text:h text:style-name="Heading_20_2" text:outline-level="2">指针</text:h>
      <text:list xml:id="list7004210850930039931" text:style-name="L18">
        <text:list-item>
          <text:p text:style-name="P92">如果确实需要使用智能指针的话，scoped_ptr完全可以胜任。在非常特殊的情况下，例如对STL容器中对象，你应该只使用std::tr1::shared_ptr，<text:span text:style-name="T1">在</text:span>任何情况下都不要使用auto_ptr<text:span text:style-name="T1">；</text:span></text:p>
        </text:list-item>
      </text:list>
      <text:p text:style-name="P2"/>
      <text:h text:style-name="P119" text:outline-level="2">引用</text:h>
      <text:p text:style-name="P32"/>
      <text:h text:style-name="Heading_20_4" text:outline-level="4"><text:span text:style-name="T31">基本</text:span><text:span text:style-name="T30">特征</text:span></text:h>
      <text:list xml:id="list6010811025158408875" text:style-name="L19">
        <text:list-item>
          <text:p text:style-name="P108">*可以完成&amp;能做的所有事情，C++中引入&amp;是为了以最适当的权限来完成任务；</text:p>
        </text:list-item>
        <text:list-item>
          <text:p text:style-name="P108">&amp;是由c++引入的东西，对于对象中的内容用&amp;来操作是合适的，*的自加性可能会很快把一个对象的内存搞坏；</text:p>
        </text:list-item>
        <text:list-item>
          <text:p text:style-name="P108">&amp;是原对象的别名，因此使用&amp;时不会有新的内存分配，当然也不会有指向NULL的引用；相反，使用*时会分配一个指针的内存，并且您通常需要将该指针初始化为NULL；</text:p>
        </text:list-item>
        <text:list-item>
          <text:p text:style-name="P108">在C++中有三种传参方案：传值、传址、传引用，而第三种在C里面是没有的；</text:p>
        </text:list-item>
      </text:list>
      <text:p text:style-name="P32"/>
      <text:h text:style-name="Heading_20_4" text:outline-level="4">通过传引用<text:span text:style-name="T1">可以</text:span>避免切断问题</text:h>
      <text:p text:style-name="P31"><text:tab/></text:p>
      <text:p text:style-name="P31"><text:span text:style-name="T1"><text:tab/>使用</text:span><text:span text:style-name="T3">const </text:span>T&amp; 取代传值，典型情况下可以更<text:span text:style-name="T44">高效</text:span>而且能<text:span text:style-name="T44">避免切断问题</text:span><text:span text:style-name="T1">：</text:span></text:p>
      <text:list xml:id="list5284185744089237695" text:style-name="L20">
        <text:list-item>
          <text:p text:style-name="P113">传值是从C中继承的特性，但对象传值会隐含执行大量的构造函数和析构函数，因而使用<text:span text:style-name="T3">const </text:span>T&amp; 传引用往往更加合适<text:span text:style-name="T1">；</text:span></text:p>
        </text:list-item>
        <text:list-item>
          <text:p text:style-name="P113">对于<text:span text:style-name="T44">内建类型</text:span>及STL中的<text:span text:style-name="T44">迭代器</text:span><text:span text:style-name="T52">、</text:span><text:span text:style-name="T44">函数对象</text:span><text:span text:style-name="T52">等非容器</text:span>类型，传值通常更合适<text:span text:style-name="T1">：对于</text:span><text:span text:style-name="T30">STL的非容器类型，由于本身即是为传递对象而设计，所以其开发人员有责任保证</text:span><text:soft-page-break/><text:span text:style-name="T30">copy的高效性并且不受切断影响；</text:span></text:p>
        </text:list-item>
      </text:list>
      <text:p text:style-name="P32"/>
      <text:h text:style-name="Heading_20_4" text:outline-level="4">何时可以返回引用</text:h>
      <text:p text:style-name="Standard"><text:tab/>通常<text:span text:style-name="T1">情况下，当函数</text:span><text:span text:style-name="T52">返回一个新生成对象时不要试图采用返回形式</text:span><text:span text:style-name="T1">，但在某些情况下返回引用却能极大的简化程序设计：</text:span></text:p>
      <text:list xml:id="list5174654467468343928" text:style-name="L21">
        <text:list-item>
          <text:p text:style-name="P56">Meyers Singleton，返回local static变量；</text:p>
        </text:list-item>
        <text:list-item>
          <text:p text:style-name="P56">operator=(), operator&lt;&lt;()等操作符函数，返回*this；</text:p>
        </text:list-item>
        <text:list-item>
          <text:p text:style-name="P56">std::vector, std::map等容器中的operator[]操作符，返回容器中的对象；</text:p>
        </text:list-item>
        <text:list-item>
          <text:p text:style-name="P56">ADT的属性成员获取函数，通过设计成返回引用<text:span text:style-name="T44">可以避免频繁的指针判空检查</text:span>：</text:p>
          <text:list>
            <text:list-item>
              <text:p text:style-name="P56">要求该属性成员在所属对象的<text:span text:style-name="T44">构造函数中创建、析构函数中销毁</text:span>，以保证它们的生命周期是一致的，杜绝出现空引用的情况；</text:p>
            </text:list-item>
            <text:list-item>
              <text:p text:style-name="P56">要求<text:span text:style-name="T44">禁用该属性成员对象的copy constructor</text:span>，以保证客户代码必须以引用方式使用该属性成员对象，而不能使用拷贝构造函数生成的新对象；</text:p>
            </text:list-item>
            <text:list-item>
              <text:p text:style-name="P56">不建议跨函数长期保存该引用；</text:p>
            </text:list-item>
          </text:list>
        </text:list-item>
      </text:list>
      <text:p text:style-name="P2"><text:tab/></text:p>
      <text:p text:style-name="P2"><text:tab/>参考《Effective C++ 2nd》条款23“必须返回一个对象时不要试图返回一个引用”。</text:p>
      <text:p text:style-name="P32"/>
      <text:h text:style-name="Heading_20_2" text:outline-level="2">运算符</text:h>
      <text:p text:style-name="P32"><text:tab/>优先级</text:p>
      <text:list xml:id="list2200596066885862296" text:style-name="L22">
        <text:list-item>
          <text:p text:style-name="P114"><text:span text:style-name="T53">逻辑运算符&lt;算术运算符</text:span><text:span text:style-name="T30">，比如“a+b&amp;c”，注意&amp;的优先级是小于+-*/的；</text:span></text:p>
        </text:list-item>
        <text:list-item>
          <text:p text:style-name="P114"><text:span text:style-name="T53">逻辑运算符&lt;比较操作符</text:span><text:span text:style-name="T30">（==及!=），比如测试字串中是否有汉字时可以用(*p&amp;0x80)!=0，而不是*p&amp;0x80!=0；</text:span></text:p>
        </text:list-item>
        <text:list-item>
          <text:p text:style-name="P114"><text:span text:style-name="T53">逻辑运算&lt;移位运算&lt;算术运算</text:span><text:span text:style-name="T30">，尽管我们可以使用&lt;&lt;1代替*2，使用&gt;&gt;1来代替除以2，但由于移位运算的优先级比+-*/低，所以2*i+1需要写成(i&lt;&lt;1)+1，这就是为什么实际应用中我们不常用&lt;&lt;来代替*2的原因；</text:span></text:p>
        </text:list-item>
        <text:list-item>
          <text:p text:style-name="P109">y&lt;&lt;=2;相当于y*=4，不要相当然以为是乘以2；</text:p>
        </text:list-item>
        <text:list-item>
          <text:p text:style-name="P114"><text:span text:style-name="T53">一元运算符 &gt; 二元运算符</text:span><text:span text:style-name="T30">；</text:span></text:p>
        </text:list-item>
        <text:list-item>
          <text:p text:style-name="P109">尽管C++对所有非0的判断都会返回true，但bool变量true的定义值通常是1；</text:p>
        </text:list-item>
      </text:list>
      <text:p text:style-name="P32"/>
      <text:h text:style-name="Heading_20_2" text:outline-level="2">i++</text:h>
      <text:p text:style-name="P32"><text:tab/>C++中的i++与C#或java中的i++拥有不同的计算规则：</text:p>
      <text:p text:style-name="P32"><text:tab/><text:span text:style-name="T44">在C++中，i++总是在整个算式计算完成后才执行</text:span>，因此对下面的算式：</text:p>
      <text:p text:style-name="P32"><text:tab/>int i=3;</text:p>
      <text:p text:style-name="P32"><text:tab/>i=i++*i++;</text:p>
      <text:p text:style-name="P32"><text:tab/>最终i的值将是11，即3*3之后再自加两次。</text:p>
      <text:p text:style-name="P32"><text:tab/>但对C#与java来讲，每次使用i时其值都是从i内存单元处copy一份临时变量，然后用于表达式计算，但i的自加过程是对原i变量内存单元的操作。因此对跟上面相同的表达式，计算结果是12，计算过程如下：</text:p>
      <text:p text:style-name="P32"><text:tab/>变量i拥有独立的存储单元，我们暂时称之为p。当遇到第一个i++时，i为算式贡献一个值为3，然后i自加，此时存储单元p中的i值为4，但算式中用到的i为3；当碰到第二个i++时，需要从p处copy一份i的值到算式中，此时copy过来的值已经是4了，然后p处的i自加为5，而整个算式的值为i=i++ *i++=3*4=12;因此最后i的值为12，中间形成的<text:soft-page-break/>值5会被重新覆盖。</text:p>
      <text:p text:style-name="P32"/>
      <text:h text:style-name="P120" text:outline-level="2">构造函数</text:h>
      <text:list xml:id="list2609799214614424842" text:style-name="L23">
        <text:list-item>
          <text:p text:style-name="P115"><text:span text:style-name="T30">单个参数的构造函数必须设计成explicit</text:span><text:span text:style-name="T58">；</text:span></text:p>
        </text:list-item>
        <text:list-item>
          <text:p text:style-name="P117">如果一个类不需要copy构造函数，显示的禁止它；</text:p>
        </text:list-item>
        <text:list-item>
          <text:p text:style-name="P117">如果不在初始化列表中显示调用的话，则会调用父类的默认构造函数；</text:p>
        </text:list-item>
      </text:list>
      <text:p text:style-name="P33"/>
      <text:p text:style-name="P33"><text:tab/>构造函数非常重要。</text:p>
      <text:p text:style-name="P33"><text:tab/>无论是class还是struct都应该设计至少一个显性的构造函数，并在构造函数中对其成员变量进行初始化，这对拥有指针变量的class(struct)尤为重要，因为未初始化的指针变量对其有效性检查会造成极大困扰。缺少构造函数而期望程序员能在代码的其它地方对class(struct)成员变量进行初始化是不靠谱的，即使你现在非常有把握也不应该这样做，因为其它程序员可能在将来某一天为该class(struct)中加入新的成员变量，而你不能期望他们知道除构造函数以外的其它变量初始化位置。</text:p>
      <text:p text:style-name="P33"/>
      <text:h text:style-name="P121" text:outline-level="2"><text:span text:style-name="T31">析构</text:span><text:span text:style-name="T30">函数</text:span></text:h>
      <text:list xml:id="list7265643322254040413" text:style-name="L24">
        <text:list-item>
          <text:p text:style-name="P110">如果你准备使用多态，请为你的Base类准备一个virtual析构函数，其实virtual析构函数通常是空的；</text:p>
        </text:list-item>
        <text:list-item>
          <text:p text:style-name="P110"><text:span text:style-name="T44">The Big Three</text:span>：析构函数、copy构造函数、赋值操作符中如果重载了其中的一个，则通常也需要重载另外两个；</text:p>
        </text:list-item>
      </text:list>
      <text:p text:style-name="P31"/>
      <text:h text:style-name="P121" text:outline-level="2"><text:span text:style-name="T30">初始化</text:span><text:span text:style-name="T31">列表</text:span></text:h>
      <text:h text:style-name="P44" text:outline-level="3">设计规范</text:h>
      <text:list xml:id="list2385324222738942611" text:style-name="L25">
        <text:list-item>
          <text:p text:style-name="P78">使用初始化列表对类成员进行初始化，而不是使用构造函数体对类成员进行赋值，同时保证初始化所有的类成员，并且保证初始化顺序与声明顺序相同；</text:p>
        </text:list-item>
      </text:list>
      <text:p text:style-name="P7"/>
      <text:h text:style-name="Heading_20_2" text:outline-level="2">多态</text:h>
      <text:p text:style-name="Standard"><text:tab/><text:span text:style-name="T1">多态，一种将不同的特殊行为和单个泛化记号相关联的能力。与纯粹的面向对象程序设计语言不同，</text:span>C++<text:span text:style-name="T1">中的多态有更为广泛的实现手法：</text:span></text:p>
      <text:list xml:id="list6134444474209821217" text:style-name="L26">
        <text:list-item>
          <text:p text:style-name="P57">动态多态：虚函数；</text:p>
        </text:list-item>
        <text:list-item>
          <text:p text:style-name="P57"><text:span text:style-name="T44">静态多态</text:span>：模板函数；</text:p>
        </text:list-item>
        <text:list-item>
          <text:p text:style-name="P57">函数多态：具备不同参数的同名函数；</text:p>
        </text:list-item>
        <text:list-item>
          <text:p text:style-name="P57"><text:span text:style-name="T44">宏多态</text:span>：带变量的宏，可以实现类似函数的功能；</text:p>
        </text:list-item>
      </text:list>
      <text:p text:style-name="Standard"/>
      <text:h text:style-name="P119" text:outline-level="2">异常</text:h>
      <text:p text:style-name="First_20_line_20_indent">我们不鼓励使用异常。</text:p>
      <text:h text:style-name="Heading_20_1" text:outline-level="1"><text:soft-page-break/><text:span text:style-name="T1">命名</text:span>规范</text:h>
      <text:h text:style-name="Heading_20_3" text:outline-level="3">通用命名规则</text:h>
      <text:p text:style-name="First_20_line_20_indent"><text:span text:style-name="T44">不要使用匈牙利命名法</text:span>：在变量的命名中不要包含有类型信息，因为<text:span text:style-name="T1">：</text:span></text:p>
      <text:list xml:id="list1861248702940780687" text:style-name="L27">
        <text:list-item>
          <text:p text:style-name="P93">这在变量类型改变时会导致重命名；</text:p>
        </text:list-item>
        <text:list-item>
          <text:p text:style-name="P93">对用户自定义类型无法制定统一有效的命名规则；</text:p>
        </text:list-item>
      </text:list>
      <text:p text:style-name="First_20_line_20_indent"><text:span text:style-name="T44">尽可能给出描述性名称，不要节约空间</text:span><text:span text:style-name="T1">：</text:span>让别人很快理解你的代码更重要，<text:span text:style-name="T1">除非放到项目外也非常明了，否则命名中不要使用缩写。</text:span></text:p>
      <text:h text:style-name="Heading_20_3" text:outline-level="3">变量命名</text:h>
      <text:p text:style-name="First_20_line_20_indent">在<text:span text:style-name="T1">变量命名中不要包含类型（type）信息（比如是int还是string），但可以包含除类型外的其它约束性信息（比如是指针还是常量）。通常暗示此类约束性信息命名前缀有：</text:span></text:p>
      <text:list xml:id="list1066573091340834290" text:style-name="L28">
        <text:list-item>
          <text:p text:style-name="P58">a<text:tab/>静态数组：即在编译时已经指定大小的数组，而不是通过new动态生成的数组；</text:p>
        </text:list-item>
        <text:list-item>
          <text:p text:style-name="P58">id<text:tab/>该变量是某种类型的id；</text:p>
        </text:list-item>
        <text:list-item>
          <text:p text:style-name="P58">k<text:tab/>常量；</text:p>
        </text:list-item>
        <text:list-item>
          <text:p text:style-name="P58">m<text:tab/>包含&lt;key, value&gt;键值对的字典结构，如map, multimap, hash_map, hash_table等，通常可使用复数，如mPrepareActions；</text:p>
        </text:list-item>
        <text:list-item>
          <text:p text:style-name="P94"><text:span text:style-name="T1">p</text:span><text:tab/><text:span text:style-name="T1">代表该变量是指针；</text:span></text:p>
        </text:list-item>
        <text:list-item>
          <text:p text:style-name="P58">u<text:tab/>数据集合（union），代表一组数据，如vector, list, set, stack, queue等，通常可使用复数，uBabys；</text:p>
        </text:list-item>
      </text:list>
      <text:p text:style-name="P2"/>
      <text:h text:style-name="Heading_20_3" text:outline-level="3"><text:span text:style-name="T1">类及类成员</text:span>命名</text:h>
      <text:p text:style-name="P36">类属于类型，类型的命名均采用首字母大写的命名方式。一些特殊意义的类命名规则如下：</text:p>
      <text:list xml:id="list8995848193746122402" text:style-name="L29">
        <text:list-item>
          <text:p text:style-name="P59">interface类：<text:tab/><text:tab/>使用XXXable，如Viewable；</text:p>
        </text:list-item>
        <text:list-item>
          <text:p text:style-name="P95">strategy<text:span text:style-name="T1">模式：<text:tab/>使用XXXBehavior，如BabyBehavior；</text:span></text:p>
        </text:list-item>
      </text:list>
      <text:p text:style-name="P2"/>
      <text:p text:style-name="First_20_line_20_indent">类成员命名采用以下规则：</text:p>
      <text:list xml:id="list1680169000203398145" text:style-name="L30">
        <text:list-item>
          <text:p text:style-name="P96"><text:span text:style-name="T3">public</text:span><text:span text:style-name="T1">成员命名使用大小写混合方式；</text:span></text:p>
        </text:list-item>
        <text:list-item>
          <text:p text:style-name="P96"><text:span text:style-name="T2">private</text:span><text:span text:style-name="T1">或</text:span><text:span text:style-name="T2">protected</text:span><text:span text:style-name="T1">成员命名采用单个下划线开始；</text:span></text:p>
        </text:list-item>
        <text:list-item>
          <text:p text:style-name="P96"><text:span text:style-name="T2">virtual</text:span><text:span text:style-name="T1">函数命名使用Do作为开始；</text:span></text:p>
        </text:list-item>
      </text:list>
      <text:p text:style-name="First_20_line_20_indent">例如：</text:p>
      <text:p text:style-name="P16"><text:span text:style-name="T2">class</text:span><text:span text:style-name="T25"> </text:span><text:span text:style-name="T40">Baby</text:span></text:p>
      <text:p text:style-name="P19">{</text:p>
      <text:p text:style-name="P17"><text:span text:style-name="T3">public</text:span><text:span text:style-name="T24">:</text:span></text:p>
      <text:p text:style-name="P17"><text:span text:style-name="T24"><text:tab/></text:span><text:span text:style-name="T3">void</text:span><text:span text:style-name="T24"> </text:span><text:span text:style-name="T39">SetModified</text:span><text:span text:style-name="T24">(</text:span><text:span text:style-name="T3">bool</text:span><text:span text:style-name="T24"> </text:span><text:span text:style-name="T39">isModified</text:span><text:span text:style-name="T24">)<text:tab/><text:tab/><text:tab/></text:span><text:span text:style-name="T19">// public成员命名使用大小写混合方式</text:span></text:p>
      <text:p text:style-name="P19"><text:soft-page-break/><text:tab/>{</text:p>
      <text:p text:style-name="P17"><text:span text:style-name="T24"><text:tab/><text:tab/></text:span><text:span text:style-name="T39">_isModified</text:span><text:span text:style-name="T24">= </text:span><text:span text:style-name="T39">isModified</text:span><text:span text:style-name="T24">;</text:span></text:p>
      <text:p text:style-name="P17"><text:span text:style-name="T24"><text:tab/><text:tab/></text:span><text:span text:style-name="T39">_DoSetModified</text:span><text:span text:style-name="T24">(</text:span><text:span text:style-name="T39">isModified</text:span><text:span text:style-name="T24">);</text:span></text:p>
      <text:p text:style-name="P19"><text:tab/>}</text:p>
      <text:p text:style-name="P19"/>
      <text:p text:style-name="P17"><text:span text:style-name="T3">private</text:span><text:span text:style-name="T24">:</text:span></text:p>
      <text:p text:style-name="P17"><text:span text:style-name="T24"><text:tab/></text:span><text:span text:style-name="T3">virtual</text:span><text:span text:style-name="T24"> </text:span><text:span text:style-name="T3">void</text:span><text:span text:style-name="T24"> </text:span><text:span text:style-name="T39">_DoSetModified</text:span><text:span text:style-name="T24">(</text:span><text:span text:style-name="T3">bool</text:span><text:span text:style-name="T24"> </text:span><text:span text:style-name="T39">isModified</text:span><text:span text:style-name="T24">)= 0;<text:tab/></text:span><text:span text:style-name="T19">// virtual函数命名使用Do</text:span><text:span text:style-name="T20">作为</text:span><text:span text:style-name="T19">开始</text:span></text:p>
      <text:p text:style-name="P17"><text:span text:style-name="T24"><text:tab/></text:span><text:span text:style-name="T3">bool</text:span><text:span text:style-name="T24"><text:tab/></text:span><text:span text:style-name="T39">_isModified</text:span><text:span text:style-name="T24">;<text:tab/><text:tab/></text:span><text:span text:style-name="T19">// private或protected成员命名采用单下划线起始，方便使用IDE查找</text:span></text:p>
      <text:p text:style-name="P19">};</text:p>
      <text:h text:style-name="Heading_20_3" text:outline-level="3">枚举命名</text:h>
      <text:p text:style-name="First_20_line_20_indent">枚举<text:span text:style-name="T1">值应全部大写，</text:span><text:span text:style-name="T57">单词间以下划线相连</text:span><text:span text:style-name="T56">：</text:span><text:span text:style-name="T43">ET_MOVE</text:span><text:span text:style-name="T57">。枚举名属于类型，因此大小写混合：EditType。</text:span></text:p>
      <text:p text:style-name="P16"><text:span text:style-name="T25"><text:tab/></text:span><text:span text:style-name="T2">enum</text:span><text:span text:style-name="T25"> </text:span><text:span text:style-name="T40">EditType</text:span></text:p>
      <text:p text:style-name="P19"><text:tab/>{</text:p>
      <text:p text:style-name="P17"><text:span text:style-name="T24"><text:tab/><text:tab/></text:span><text:span text:style-name="T39">ET_INVALID</text:span><text:span text:style-name="T24">= -1,</text:span></text:p>
      <text:p text:style-name="P17"><text:span text:style-name="T24"><text:tab/><text:tab/></text:span><text:span text:style-name="T39">ET_MOVE</text:span><text:span text:style-name="T24">,</text:span></text:p>
      <text:p text:style-name="P17"><text:span text:style-name="T24"><text:tab/><text:tab/></text:span><text:span text:style-name="T39">ET_ROTATE</text:span><text:span text:style-name="T24">,</text:span></text:p>
      <text:p text:style-name="P17"><text:span text:style-name="T24"><text:tab/><text:tab/></text:span><text:span text:style-name="T39">ET_SIZE</text:span></text:p>
      <text:p text:style-name="P19"><text:tab/>};</text:p>
      <text:h text:style-name="Heading_20_3" text:outline-level="3"><text:span text:style-name="T1">宏</text:span>命名</text:h>
      <text:p text:style-name="First_20_line_20_indent"><text:span text:style-name="T1">通常你并不打算使用宏，对吧？如果不得不使用，请像枚举值一样全部使用大写、下划线的组合：</text:span><text:span text:style-name="T2">#define</text:span><text:span text:style-name="T25"> </text:span><text:span text:style-name="T40">PI </text:span><text:span text:style-name="T25">3.1416f。</text:span></text:p>
      <text:h text:style-name="P47" text:outline-level="3">设计规范</text:h>
      <text:list xml:id="list2070212280623859565" text:style-name="L31">
        <text:list-item>
          <text:p text:style-name="P97"><text:span text:style-name="T1">指针检测统一采用</text:span><text:span text:style-name="T3">if</text:span><text:span text:style-name="T24">(</text:span><text:span text:style-name="T39">NULL</text:span><text:span text:style-name="T24">==</text:span><text:span text:style-name="T39">pData</text:span><text:span text:style-name="T24">)</text:span><text:span text:style-name="T1">的形式，即 </text:span><text:span text:style-name="T40">NULL </text:span><text:span text:style-name="T1">在前；</text:span></text:p>
        </text:list-item>
        <text:list-item>
          <text:p text:style-name="P97">尽量多使用assert对代码的逻辑进行检测，<text:span text:style-name="T1">同时注意到assert多用于内部代码（或私有代码）的检查，对那些对外公开，放给别人的代码需要使用exception或if..else判断进行检查；</text:span></text:p>
        </text:list-item>
      </text:list>
      <text:list xml:id="list37223796" text:style-name="L31">
        <text:list-item>
          <text:p text:style-name="P60">使用singleton的non-local static函数，而绝对不要使用全局变量，因为后者根本无法确定在使用的时刻是否已经被初始化；</text:p>
        </text:list-item>
        <text:list-item>
          <text:p text:style-name="P97">就近初始化原则<text:span text:style-name="T1">，</text:span>尽可能在定义变量的时候就把它初始化<text:span text:style-name="T1">；</text:span></text:p>
        </text:list-item>
        <text:list-item>
          <text:p text:style-name="P97">将修饰符*和&amp;紧靠变量名<text:span text:style-name="T1">，例如</text:span>：<text:span text:style-name="批注引用"><text:span text:style-name="T3">int</text:span></text:span><text:span text:style-name="批注引用"><text:span text:style-name="T24"> <text:s/>*</text:span></text:span><text:span text:style-name="批注引用"><text:span text:style-name="T39">x</text:span></text:span><text:span text:style-name="批注引用"><text:span text:style-name="T24">, </text:span></text:span><text:span text:style-name="批注引用"><text:span text:style-name="T39">y</text:span></text:span><text:span text:style-name="批注引用"><text:span text:style-name="T24">;</text:span></text:span><text:span text:style-name="批注引用"><text:span text:style-name="T37">而将代码</text:span></text:span><text:span text:style-name="批注引用"><text:span text:style-name="T36">写成了</text:span></text:span><text:span text:style-name="批注引用"><text:span text:style-name="T3">int</text:span></text:span><text:span text:style-name="批注引用"><text:span text:style-name="T39">* <text:s/>x, y;</text:span></text:span><text:span text:style-name="批注引用"><text:span text:style-name="T36">则</text:span></text:span><text:span text:style-name="批注引用"><text:span text:style-name="T37">很具有迷惑性，我们</text:span></text:span><text:span text:style-name="批注引用"><text:span text:style-name="T36">很有可能把y</text:span></text:span><text:span text:style-name="批注引用"><text:span text:style-name="T37">也</text:span></text:span><text:span text:style-name="批注引用"><text:span text:style-name="T36">认作是指针类型的，实际上</text:span></text:span><text:span text:style-name="批注引用"><text:span text:style-name="T37">它不是；</text:span></text:span></text:p>
        </text:list-item>
        <text:list-item>
          <text:p text:style-name="P60">在<text:span text:style-name="T3">class</text:span>的书写方式上建议采用“以行为为中心的方式”，即<text:span text:style-name="T55">把public类型的函数写在前面，而把private类型的数据写在后面</text:span>（用户最关心的是接口，而不是私有数据）。</text:p>
        </text:list-item>
      </text:list>
      <text:p text:style-name="P2"/>
      <text:h text:style-name="Heading_20_1" text:outline-level="1"><text:soft-page-break/>STL容器</text:h>
      <text:h text:style-name="P118" text:outline-level="2">常用技巧</text:h>
      <text:h text:style-name="Heading_20_3" text:outline-level="3">默认成员函数<text:span text:style-name="T1">意义</text:span></text:h>
      <text:list xml:id="list2059716863344196844" text:style-name="L32">
        <text:list-item>
          <text:p text:style-name="P61">对于一个空类，C++编译器<text:span text:style-name="T44">可以</text:span><text:span text:style-name="T38">(如果没有使用，则不会生成)</text:span>生成四种默认的成员函数，这是因为这四种函数对STL容器而言是必不可少的：</text:p>
          <text:list>
            <text:list-item>
              <text:p text:style-name="P61"><text:span text:style-name="T44">不带参数的构造函数</text:span><text:span text:style-name="T38">，用于容器中默认对象的初始化</text:span>；</text:p>
            </text:list-item>
            <text:list-item>
              <text:p text:style-name="P61">copy构造函数，比如std::vector自动增长容器大小时；</text:p>
            </text:list-item>
          </text:list>
        </text:list-item>
      </text:list>
      <text:list xml:id="list816303457134165545" text:style-name="L33">
        <text:list-item>
          <text:list>
            <text:list-item>
              <text:p text:style-name="P62">析构函数，用于对象销毁；</text:p>
            </text:list-item>
          </text:list>
        </text:list-item>
      </text:list>
      <text:list xml:id="list74704908144733" text:continue-list="list2059716863344196844" text:style-name="L32">
        <text:list-item>
          <text:list>
            <text:list-item>
              <text:p text:style-name="P61">赋值操作符operator=，比如对std::vector中的某个元素进行重新赋值时；</text:p>
            </text:list-item>
          </text:list>
        </text:list-item>
        <text:list-item>
          <text:p text:style-name="P61">如果需要进行<text:span text:style-name="T44">排序操作的话，还需要支持operator&lt;</text:span>操作；</text:p>
        </text:list-item>
      </text:list>
      <text:p text:style-name="P2"/>
      <text:h text:style-name="Heading_20_3" text:outline-level="3">在迭代过程中删除</text:h>
      <text:p text:style-name="Standard"><text:tab/><text:span text:style-name="T1">在迭代过程中删除元素</text:span><text:span text:style-name="T52">很可能</text:span><text:span text:style-name="T1">会导致迭代器失效，因此必须想办法取得下一个有效元素的迭代器。针对序列容器与关联容器需要采取不同的方法：</text:span></text:p>
      <text:p text:style-name="P2"><text:tab/>对于序列容器，比如vector, deque, list和string，我们可以利于erase()方法的返回值：</text:p>
      <text:p text:style-name="P16"><text:span text:style-name="T72"><text:tab/></text:span><text:span text:style-name="T66">SeqContainer</text:span><text:span text:style-name="T25">::</text:span><text:span text:style-name="T66">iterator</text:span><text:span text:style-name="T25"> </text:span><text:span text:style-name="T66">iter</text:span><text:span text:style-name="T25">= </text:span><text:span text:style-name="T66">data</text:span><text:span text:style-name="T25">.</text:span><text:span text:style-name="T66">begin</text:span><text:span text:style-name="T25">();</text:span></text:p>
      <text:p text:style-name="P17"><text:span text:style-name="T24"><text:tab/></text:span><text:span text:style-name="T3">while</text:span><text:span text:style-name="T24">(</text:span><text:span text:style-name="T65">data</text:span><text:span text:style-name="T24">.</text:span><text:span text:style-name="T65">end</text:span><text:span text:style-name="T24">() != </text:span><text:span text:style-name="T65">iter</text:span><text:span text:style-name="T24">)</text:span></text:p>
      <text:p text:style-name="P19"><text:tab/>{</text:p>
      <text:p text:style-name="P17"><text:span text:style-name="T24"><text:tab/><text:tab/></text:span><text:span text:style-name="T3">if</text:span><text:span text:style-name="T24"> (</text:span><text:span text:style-name="T65">bad_value</text:span><text:span text:style-name="T24">(*</text:span><text:span text:style-name="T65">iter</text:span><text:span text:style-name="T24">))</text:span></text:p>
      <text:p text:style-name="P19"><text:tab/><text:tab/>{</text:p>
      <text:p text:style-name="P17"><text:span text:style-name="T24"><text:tab/><text:tab/><text:tab/></text:span><text:span text:style-name="T65">iter</text:span><text:span text:style-name="T24"> = </text:span><text:span text:style-name="T65">data</text:span><text:span text:style-name="T24">.</text:span><text:span text:style-name="T65">erase</text:span><text:span text:style-name="T24">(</text:span><text:span text:style-name="T65">iter</text:span><text:span text:style-name="T24">);</text:span></text:p>
      <text:p text:style-name="P19"><text:tab/><text:tab/>}</text:p>
      <text:p text:style-name="P17"><text:span text:style-name="T24"><text:tab/><text:tab/></text:span><text:span text:style-name="T3">else</text:span></text:p>
      <text:p text:style-name="P19"><text:tab/><text:tab/>{</text:p>
      <text:p text:style-name="P17"><text:span text:style-name="T24"><text:tab/><text:tab/><text:tab/>++</text:span><text:span text:style-name="T65">iter</text:span><text:span text:style-name="T24">;</text:span></text:p>
      <text:p text:style-name="P19"><text:tab/><text:tab/>}</text:p>
      <text:p text:style-name="P17"><text:span text:style-name="T24"><text:tab/>}</text:span><text:span text:style-name="T1"><text:tab/></text:span></text:p>
      <text:p text:style-name="P2"/>
      <text:p text:style-name="P2"><text:tab/>对于关联容器，比如map或set，它们的erase()方法是没有返回值的，此时我们需要在调用erase()方法的同时让迭代器后置自加，即erase(iter++)：</text:p>
      <text:p text:style-name="P16"><text:span text:style-name="T72"><text:tab/></text:span><text:span text:style-name="T66">AssocContainer</text:span><text:span text:style-name="T25">::</text:span><text:span text:style-name="T66">iterator</text:span><text:span text:style-name="T25"> </text:span><text:span text:style-name="T66">iter</text:span><text:span text:style-name="T25">= </text:span><text:span text:style-name="T66">data</text:span><text:span text:style-name="T25">.</text:span><text:span text:style-name="T66">begin</text:span><text:span text:style-name="T25">();</text:span></text:p>
      <text:p text:style-name="P17"><text:span text:style-name="T24"><text:tab/></text:span><text:span text:style-name="T3">while</text:span><text:span text:style-name="T24">(</text:span><text:span text:style-name="T65">data</text:span><text:span text:style-name="T24">.</text:span><text:span text:style-name="T65">end</text:span><text:span text:style-name="T24">() != </text:span><text:span text:style-name="T65">iter</text:span><text:span text:style-name="T24">)</text:span></text:p>
      <text:p text:style-name="P19"><text:tab/>{</text:p>
      <text:p text:style-name="P17"><text:span text:style-name="T24"><text:tab/><text:tab/></text:span><text:span text:style-name="T3">if</text:span><text:span text:style-name="T24"> (</text:span><text:span text:style-name="T65">bad_value</text:span><text:span text:style-name="T24">(*</text:span><text:span text:style-name="T65">iter</text:span><text:span text:style-name="T24">))</text:span></text:p>
      <text:p text:style-name="P19"><text:tab/><text:tab/>{</text:p>
      <text:p text:style-name="P17"><text:span text:style-name="T24"><text:tab/><text:tab/><text:tab/></text:span><text:span text:style-name="T65">data</text:span><text:span text:style-name="T24">.</text:span><text:span text:style-name="T65">erase</text:span><text:span text:style-name="T24">(</text:span><text:span text:style-name="T65">iter</text:span><text:span text:style-name="T24">++);</text:span></text:p>
      <text:p text:style-name="P19"><text:tab/><text:tab/>}</text:p>
      <text:p text:style-name="P17"><text:span text:style-name="T24"><text:tab/><text:tab/></text:span><text:span text:style-name="T3">else</text:span></text:p>
      <text:p text:style-name="P19"><text:tab/><text:tab/>{</text:p>
      <text:p text:style-name="P17"><text:span text:style-name="T24"><text:tab/><text:tab/><text:tab/>++</text:span><text:span text:style-name="T65">iter</text:span><text:span text:style-name="T24">;</text:span></text:p>
      <text:p text:style-name="P19"><text:soft-page-break/><text:tab/><text:tab/>}</text:p>
      <text:p text:style-name="P19"><text:tab/>}</text:p>
      <text:p text:style-name="P2"><text:tab/></text:p>
      <text:p text:style-name="P2"><text:tab/>好，那么<text:span text:style-name="T44">为什么STL标准中关联容器的erase()方法没有提供返回值</text:span>？</text:p>
      <text:p text:style-name="P2"><text:tab/>首先可以肯定不是技术问题，因为我们使用迭代器后置自加就可以做到这一点，那么就只剩下一种可能：<text:span text:style-name="T44">性能问题</text:span>。我们知道，标准关联容器std::map与std::set都是基于红黑树结构，因此相对于序列容器而言，关联容器的迭代器自加的计算代价非常大。由于并不是所有的程序代码在调用erase()方法后都需要获取下一个元素的迭代器，因此当计算代价较高时，STL把选择的权利交给了程序员。</text:p>
      <text:p text:style-name="P2"/>
      <text:p text:style-name="P2"><text:tab/>参考文献：《Effective STL》条款9：在删除选项中仔细选择。</text:p>
      <text:p text:style-name="P2"/>
      <text:h text:style-name="P47" text:outline-level="3">提取循环因子</text:h>
      <text:p text:style-name="P2"><text:tab/>如果确信容器的大小在迭代过程中不会改变，则务必将循环因子单独保存在一个变量中：</text:p>
      <text:p text:style-name="P2"/>
      <text:p text:style-name="P26"><text:span text:style-name="T71"><text:tab/></text:span><text:span text:style-name="T3">typedef</text:span><text:span text:style-name="T24"> </text:span><text:span text:style-name="T65">std</text:span><text:span text:style-name="T24">::</text:span><text:span text:style-name="T65">vector</text:span><text:span text:style-name="T24">&lt;</text:span><text:span text:style-name="T3">int</text:span><text:span text:style-name="T24">&gt; </text:span><text:span text:style-name="T65">IntPack</text:span><text:span text:style-name="T24">;</text:span></text:p>
      <text:p text:style-name="P17"><text:span text:style-name="T24"><text:tab/></text:span><text:span text:style-name="T65">IntPack</text:span><text:span text:style-name="T24"> </text:span><text:span text:style-name="T65">data</text:span><text:span text:style-name="T24">;</text:span></text:p>
      <text:p text:style-name="P19"/>
      <text:p text:style-name="P17"><text:span text:style-name="T24"><text:tab/></text:span><text:span text:style-name="T3">const</text:span><text:span text:style-name="T24"> </text:span><text:span text:style-name="T3">int</text:span><text:span text:style-name="T24"> </text:span><text:span text:style-name="T65">datasize</text:span><text:span text:style-name="T24"><text:tab/>= </text:span><text:span text:style-name="T65">data</text:span><text:span text:style-name="T24">.</text:span><text:span text:style-name="T65">size</text:span><text:span text:style-name="T24">();</text:span></text:p>
      <text:p text:style-name="P17"><text:span text:style-name="T24"><text:tab/></text:span><text:span text:style-name="T19">// 不要写成这样：for (i= 0; i &lt; data.size(); ++i)</text:span></text:p>
      <text:p text:style-name="P17"><text:span text:style-name="T24"><text:tab/></text:span><text:span text:style-name="T3">for</text:span><text:span text:style-name="T24"> (</text:span><text:span text:style-name="T65">in</text:span><text:span text:style-name="T24"> </text:span><text:span text:style-name="T65">i</text:span><text:span text:style-name="T24">= 0; </text:span><text:span text:style-name="T65">i</text:span><text:span text:style-name="T24"> &lt; </text:span><text:span text:style-name="T65">datasize</text:span><text:span text:style-name="T24">; ++</text:span><text:span text:style-name="T65">i</text:span><text:span text:style-name="T24">)</text:span></text:p>
      <text:p text:style-name="P19"><text:tab/>{</text:p>
      <text:p text:style-name="P17"><text:span text:style-name="T24"><text:tab/><text:tab/></text:span><text:span text:style-name="T65">printf</text:span><text:span text:style-name="T24">(</text:span><text:span text:style-name="T73">"%d\n"</text:span><text:span text:style-name="T24">, </text:span><text:span text:style-name="T65">data</text:span><text:span text:style-name="T24">[</text:span><text:span text:style-name="T65">i</text:span><text:span text:style-name="T24">]);</text:span></text:p>
      <text:p text:style-name="P19"><text:tab/>}</text:p>
      <text:p text:style-name="P19"/>
      <text:p text:style-name="P17"><text:span text:style-name="T24"><text:tab/></text:span><text:span text:style-name="T19">// 不要写成这样：for (IntPack::iterator first= data.begin(); data.end()!= first; ++first)</text:span></text:p>
      <text:p text:style-name="P17"><text:span text:style-name="T24"><text:tab/></text:span><text:span text:style-name="T3">for</text:span><text:span text:style-name="T24"> (</text:span><text:span text:style-name="T65">IntPack</text:span><text:span text:style-name="T24">::</text:span><text:span text:style-name="T65">iterator</text:span><text:span text:style-name="T24"> </text:span><text:span text:style-name="T65">first</text:span><text:span text:style-name="T24">= </text:span><text:span text:style-name="T65">data</text:span><text:span text:style-name="T24">.</text:span><text:span text:style-name="T65">begin</text:span><text:span text:style-name="T24">(), </text:span><text:span text:style-name="T65">last</text:span><text:span text:style-name="T24">= </text:span><text:span text:style-name="T65">data</text:span><text:span text:style-name="T24">.</text:span><text:span text:style-name="T65">end</text:span><text:span text:style-name="T24">(); </text:span><text:span text:style-name="T65">last</text:span><text:span text:style-name="T24">!= </text:span><text:span text:style-name="T65">first</text:span><text:span text:style-name="T24">; ++</text:span><text:span text:style-name="T65">first</text:span><text:span text:style-name="T24">)</text:span></text:p>
      <text:p text:style-name="P19"><text:tab/>{</text:p>
      <text:p text:style-name="P17"><text:span text:style-name="T24"><text:tab/><text:tab/></text:span><text:span text:style-name="T65">printf</text:span><text:span text:style-name="T24">(</text:span><text:span text:style-name="T73">"%d\n"</text:span><text:span text:style-name="T24">, *</text:span><text:span text:style-name="T65">first</text:span><text:span text:style-name="T24">);</text:span></text:p>
      <text:p text:style-name="P19"><text:tab/>}</text:p>
      <text:p text:style-name="P2"/>
      <text:p text:style-name="P2"/>
      <text:h text:style-name="Heading_20_3" text:outline-level="3"><text:span text:style-name="T1">标准序列</text:span>容器速度实测</text:h>
      <text:p text:style-name="Standard"><text:tab/><text:span text:style-name="T1">测试环境：VC6 + STLPort</text:span></text:p>
      <text:p text:style-name="P2"><text:tab/>测试对象：std::vector, std::deque, std::list在各种情况下的操作速度。</text:p>
      <text:p text:style-name="Standard"/>
      <table:table table:name="ContainerTest" table:style-name="ContainerTest">
        <table:table-column table:style-name="ContainerTest.A"/>
        <table:table-column table:style-name="ContainerTest.B"/>
        <table:table-column table:style-name="ContainerTest.C"/>
        <table:table-column table:style-name="ContainerTest.D"/>
        <table:table-row>
          <table:table-cell table:style-name="ContainerTest.A1" office:value-type="float" office:value="0">
            <text:p text:style-name="P15">比赛项目\参赛选手</text:p>
          </table:table-cell>
          <table:table-cell table:style-name="ContainerTest.B1" office:value-type="float" office:value="0">
            <text:p text:style-name="P41">std::vector</text:p>
          </table:table-cell>
          <table:table-cell table:style-name="ContainerTest.B1" office:value-type="float" office:value="0">
            <text:p text:style-name="P41">std::deque</text:p>
          </table:table-cell>
          <table:table-cell table:style-name="ContainerTest.A1" office:value-type="float" office:value="0">
            <text:p text:style-name="P41">std::list</text:p>
          </table:table-cell>
        </table:table-row>
        <text:soft-page-break/>
        <table:table-row table:style-name="ContainerTest.2">
          <table:table-cell table:style-name="ContainerTest.A2" office:value-type="float" office:value="0">
            <text:p text:style-name="P42">使用[ ]和 at() <text:s/>操作访问数据 </text:p>
          </table:table-cell>
          <table:table-cell table:style-name="ContainerTest.B2" office:value-type="float" office:value="0">
            <text:p text:style-name="P43">0</text:p>
          </table:table-cell>
          <table:table-cell table:style-name="ContainerTest.C2" office:value-type="float" office:value="30">
            <text:p text:style-name="P43">30</text:p>
          </table:table-cell>
          <table:table-cell table:style-name="ContainerTest.D2" office:value-type="string">
            <text:p text:style-name="P43">N/A</text:p>
          </table:table-cell>
        </table:table-row>
        <table:table-row>
          <table:table-cell table:style-name="ContainerTest.A2" office:value-type="float" office:value="0">
            <text:p text:style-name="P42">iterator<text:span text:style-name="T1">遍历</text:span></text:p>
          </table:table-cell>
          <table:table-cell table:style-name="ContainerTest.B2" office:value-type="float" office:value="0">
            <text:p text:style-name="P43">0</text:p>
          </table:table-cell>
          <table:table-cell table:style-name="ContainerTest.B2" office:value-type="float" office:value="100">
            <text:p text:style-name="P43">100</text:p>
          </table:table-cell>
          <table:table-cell table:style-name="ContainerTest.D3" office:value-type="float" office:value="400">
            <text:p text:style-name="P43">400</text:p>
          </table:table-cell>
        </table:table-row>
        <table:table-row>
          <table:table-cell table:style-name="ContainerTest.A2" office:value-type="float" office:value="0">
            <text:p text:style-name="P42">push_back 操作（后插入） </text:p>
          </table:table-cell>
          <table:table-cell table:style-name="ContainerTest.B2" office:value-type="float" office:value="0">
            <text:p text:style-name="P43">0</text:p>
          </table:table-cell>
          <table:table-cell table:style-name="ContainerTest.B2" office:value-type="float" office:value="0">
            <text:p text:style-name="P43">0</text:p>
          </table:table-cell>
          <table:table-cell table:style-name="ContainerTest.D3" office:value-type="float" office:value="0">
            <text:p text:style-name="P43">0</text:p>
          </table:table-cell>
        </table:table-row>
        <table:table-row>
          <table:table-cell table:style-name="ContainerTest.A2" office:value-type="float" office:value="0">
            <text:p text:style-name="P42">push_front操作（前插入）</text:p>
          </table:table-cell>
          <table:table-cell table:style-name="ContainerTest.B5" office:value-type="string">
            <text:p text:style-name="P43">N/A</text:p>
          </table:table-cell>
          <table:table-cell table:style-name="ContainerTest.B2" office:value-type="float" office:value="10">
            <text:p text:style-name="P43">10</text:p>
          </table:table-cell>
          <table:table-cell table:style-name="ContainerTest.D3" office:value-type="float" office:value="0">
            <text:p text:style-name="P43">0</text:p>
          </table:table-cell>
        </table:table-row>
        <table:table-row>
          <table:table-cell table:style-name="ContainerTest.A2" office:value-type="float" office:value="0">
            <text:p text:style-name="P42">insert（中间插入）</text:p>
          </table:table-cell>
          <table:table-cell table:style-name="ContainerTest.B2" office:value-type="float" office:value="100">
            <text:p text:style-name="P43">100</text:p>
          </table:table-cell>
          <table:table-cell table:style-name="ContainerTest.B2" office:value-type="float" office:value="0">
            <text:p text:style-name="P43">0</text:p>
          </table:table-cell>
          <table:table-cell table:style-name="ContainerTest.D3" office:value-type="float" office:value="0">
            <text:p text:style-name="P43">0</text:p>
          </table:table-cell>
        </table:table-row>
        <table:table-row>
          <table:table-cell table:style-name="ContainerTest.A2" office:value-type="float" office:value="0">
            <text:p text:style-name="P42">erase（中间删除）</text:p>
          </table:table-cell>
          <table:table-cell table:style-name="ContainerTest.B2" office:value-type="float" office:value="100">
            <text:p text:style-name="P43">100</text:p>
          </table:table-cell>
          <table:table-cell table:style-name="ContainerTest.B2" office:value-type="float" office:value="0">
            <text:p text:style-name="P43">0</text:p>
          </table:table-cell>
          <table:table-cell table:style-name="ContainerTest.D3" office:value-type="float" office:value="10">
            <text:p text:style-name="P43">10</text:p>
          </table:table-cell>
        </table:table-row>
        <table:table-row>
          <table:table-cell table:style-name="ContainerTest.A8" office:value-type="float" office:value="0">
            <text:p text:style-name="P42">pop_back（后部删除）</text:p>
          </table:table-cell>
          <table:table-cell table:style-name="ContainerTest.B8" office:value-type="float" office:value="0">
            <text:p text:style-name="P43">0</text:p>
          </table:table-cell>
          <table:table-cell table:style-name="ContainerTest.B8" office:value-type="float" office:value="100">
            <text:p text:style-name="P43">100</text:p>
          </table:table-cell>
          <table:table-cell table:style-name="ContainerTest.D8" office:value-type="float" office:value="200">
            <text:p text:style-name="P43">200</text:p>
          </table:table-cell>
        </table:table-row>
        <table:table-row>
          <table:table-cell table:style-name="ContainerTest.A2" office:value-type="float" office:value="0">
            <text:p text:style-name="P42">swap（交换数据） </text:p>
          </table:table-cell>
          <table:table-cell table:style-name="ContainerTest.B2" office:value-type="float" office:value="0">
            <text:p text:style-name="P43">0</text:p>
          </table:table-cell>
          <table:table-cell table:style-name="ContainerTest.B2" office:value-type="float" office:value="0">
            <text:p text:style-name="P43">0</text:p>
          </table:table-cell>
          <table:table-cell table:style-name="ContainerTest.D9" office:value-type="float" office:value="10">
            <text:p text:style-name="P43">10</text:p>
          </table:table-cell>
        </table:table-row>
      </table:table>
      <text:p text:style-name="P2"><text:tab/>测试结论：</text:p>
      <text:list xml:id="list539752521145563224" text:style-name="L34">
        <text:list-item>
          <text:p text:style-name="P63">如果不需要在容器中间进行大量的插入删除操作，请使用vector；</text:p>
        </text:list-item>
        <text:list-item>
          <text:p text:style-name="P63">否则的话，请使用deque；（由于deque使用非连续的内存块，因此当容器需要存储大量的数据时，deque的内存使用效率比vector有优势）；</text:p>
        </text:list-item>
        <text:list-item>
          <text:p text:style-name="P63">除非内存溢出，否则没有任何一种情况需要使用list；</text:p>
        </text:list-item>
      </text:list>
      <text:p text:style-name="P2"/>
      <text:h text:style-name="Heading_20_2" text:outline-level="2">std::deque</text:h>
      <text:list xml:id="list7955326602362720993" text:style-name="L35">
        <text:list-item>
          <text:p text:style-name="P64">deque，double ended queue，由于内部内存不是连续的，因此被戏称为a “deck” of cards，一副纸牌；</text:p>
        </text:list-item>
        <text:list-item>
          <text:p text:style-name="P64">std::deque&lt;bool&gt;是真正的容器，保存真正的布尔值。当然，deque的内部内存不是连续的，所以不能传递deque&lt;bool&gt;中的数据给一个希望得到bool数组的C API，但你也不能让vector&lt;bool&gt;做这一点，因为没有可移植的取得vector&lt;bool&gt;中数据的方法。</text:p>
        </text:list-item>
      </text:list>
      <text:p text:style-name="P2"/>
      <text:h text:style-name="Heading_20_2" text:outline-level="2"><text:soft-page-break/>std::map</text:h>
      <text:h text:style-name="Heading_20_3" text:outline-level="3">方法<text:span text:style-name="T1">列表</text:span></text:h>
      <text:list xml:id="list8596262335192179148" text:style-name="L36">
        <text:list-item>
          <text:p text:style-name="P65">operator[]</text:p>
          <text:list>
            <text:list-item>
              <text:p text:style-name="P98"><text:span text:style-name="T52">副作用：使用下标运算访问元素时，如果键值不存在，则map容器会首先创建一个默认元素</text:span><text:span text:style-name="T1">（class类型元素使用默认构造函数初始化，内置类型元素则初始化为0），并将其插入到map容器中；</text:span></text:p>
            </text:list-item>
            <text:list-item>
              <text:p text:style-name="P65">因此一旦使用下标运算访问元素，则该键值一定会存在于map容器中；</text:p>
            </text:list-item>
          </text:list>
        </text:list-item>
      </text:list>
      <text:list xml:id="list3630676061026965909" text:style-name="L37">
        <text:list-item>
          <text:list>
            <text:list-item>
              <text:p text:style-name="P66">返回拥有键值的对应value的引用；</text:p>
            </text:list-item>
          </text:list>
        </text:list-item>
      </text:list>
      <text:list xml:id="list74704943142257" text:continue-list="list8596262335192179148" text:style-name="L36">
        <text:list-item>
          <text:list>
            <text:list-item>
              <text:p text:style-name="P98"><text:span text:style-name="T1">下标运算等价于如下操作：</text:span><text:span text:style-name="T52">(*((this-&gt;insert(make_pair(x,T()))).first)).second</text:span><text:span text:style-name="T1">；</text:span></text:p>
            </text:list-item>
          </text:list>
        </text:list-item>
        <text:list-item>
          <text:p text:style-name="P65">insert(std::make_pair(key, value))</text:p>
          <text:list>
            <text:list-item>
              <text:p text:style-name="P65">当对map初始化赋值时，可以使用insert()函数代替下标运算，因为下标运算可能比insert()函数多调用一次构造函数，不过两者的运算量都是log(N)级的；</text:p>
            </text:list-item>
            <text:list-item>
              <text:p text:style-name="P65"><text:span text:style-name="T44">当map容器中存在拥有相同key的元素时，函数直接返回，不修改map容器</text:span>，返回类型为ret= pair&lt;iterator,bool&gt;，可以通过检查ret.second是否为true判断是否插入成功；</text:p>
            </text:list-item>
            <text:list-item>
              <text:p text:style-name="P65">不需要使用insert(std::map&lt;key_type, value_type&gt;(key, value))，因为它的release版的<text:span text:style-name="T44">汇编代码与insert(std::make_pair(key, value))是一模一样的</text:span>，尽管前者的debug版本代码效率要高一些，但书写一致性方面远远不如后者；</text:p>
            </text:list-item>
          </text:list>
        </text:list-item>
      </text:list>
      <text:p text:style-name="Standard"/>
      <text:h text:style-name="Heading_20_3" text:outline-level="3">如何在map::operator[]与map::insert()进行选择</text:h>
      <text:p text:style-name="P14"><text:tab/><text:span text:style-name="T1">基本建议是：出于效率的考虑，当给map添加一个元素时，insert()比operator[]好；而从效率和美学考虑，录更新已经在map里的元素值时operator[]更好（参考《Effective STL 》条款24）。</text:span></text:p>
      <text:p text:style-name="P4"><text:tab/>当使用operator[]给map添加一个元素时，比使用insert()至少要额外多出三次函数调用：</text:p>
      <text:list xml:id="list1542172176989109519" text:style-name="L38">
        <text:list-item>
          <text:p text:style-name="P99"><text:span text:style-name="T1">建立临时对象调用默认构造函数（此时</text:span><text:span text:style-name="T52">需要存在默认构造函数</text:span><text:span text:style-name="T1">）；</text:span></text:p>
        </text:list-item>
        <text:list-item>
          <text:p text:style-name="P67">销毁该临时对象调用析构函数；</text:p>
        </text:list-item>
        <text:list-item>
          <text:p text:style-name="P67">对对象赋值操作调用operator=；</text:p>
        </text:list-item>
      </text:list>
      <text:p text:style-name="P4"><text:tab/></text:p>
      <text:p text:style-name="P14"><text:span text:style-name="T1"><text:tab/>可以</text:span><text:span text:style-name="T52">考虑使用如下函数进行通用的插入或更新</text:span><text:span text:style-name="T1">：</text:span></text:p>
      <text:p text:style-name="P25">// efficient add or update a map &lt;key, value&gt; pair</text:p>
      <text:p text:style-name="P24">// reference: &lt;&lt;Effective STL&gt;&gt; item:24</text:p>
      <text:p text:style-name="P17"><text:span text:style-name="T3">template</text:span><text:span text:style-name="T24">&lt;</text:span><text:span text:style-name="T3">typename</text:span><text:span text:style-name="T24"> </text:span><text:span text:style-name="T65">map_type</text:span><text:span text:style-name="T24">, </text:span><text:span text:style-name="T3">typename</text:span><text:span text:style-name="T24"> </text:span><text:span text:style-name="T65">key_type</text:span><text:span text:style-name="T24">, </text:span><text:span text:style-name="T3">typename</text:span><text:span text:style-name="T24"> </text:span><text:span text:style-name="T65">value_type</text:span><text:span text:style-name="T24">&gt;</text:span></text:p>
      <text:p text:style-name="P17"><text:span text:style-name="T3">typename</text:span><text:span text:style-name="T24"> </text:span><text:span text:style-name="T65">map_type</text:span><text:span text:style-name="T24">::</text:span><text:span text:style-name="T65">iterator</text:span><text:span text:style-name="T24"> </text:span><text:span text:style-name="T65">map_update</text:span><text:span text:style-name="T24">(</text:span><text:span text:style-name="T65">map_type</text:span><text:span text:style-name="T24">&amp; </text:span><text:span text:style-name="T65">objects</text:span><text:span text:style-name="T24">, </text:span><text:span text:style-name="T3">const</text:span><text:span text:style-name="T24"> </text:span><text:span text:style-name="T65">key_type</text:span><text:span text:style-name="T24">&amp; </text:span><text:span text:style-name="T65">key</text:span><text:span text:style-name="T24">, </text:span><text:span text:style-name="T3">const</text:span><text:span text:style-name="T24"> </text:span><text:span text:style-name="T65">value_type</text:span><text:span text:style-name="T24">&amp; </text:span><text:span text:style-name="T65">value</text:span><text:span text:style-name="T24">)</text:span></text:p>
      <text:p text:style-name="P19">{</text:p>
      <text:p text:style-name="P17"><text:span text:style-name="T24"><text:tab/></text:span><text:span text:style-name="T3">typename</text:span><text:span text:style-name="T24"> </text:span><text:span text:style-name="T65">map_type</text:span><text:span text:style-name="T24">::</text:span><text:span text:style-name="T65">iterator</text:span><text:span text:style-name="T24"> </text:span><text:span text:style-name="T65">iter</text:span><text:span text:style-name="T24"><text:tab/>= </text:span><text:span text:style-name="T65">objects</text:span><text:span text:style-name="T24">.</text:span><text:span text:style-name="T65">lower_bound</text:span><text:span text:style-name="T24">(</text:span><text:span text:style-name="T65">key</text:span><text:span text:style-name="T24">);</text:span></text:p>
      <text:p text:style-name="P17"><text:span text:style-name="T24"><text:tab/></text:span><text:span text:style-name="T19">// if "iter" points to an pair and iter-&gt;first equals to "key", update its value</text:span></text:p>
      <text:p text:style-name="P17"><text:span text:style-name="T24"><text:tab/></text:span><text:span text:style-name="T3">if</text:span><text:span text:style-name="T24"> (</text:span><text:span text:style-name="T65">iter</text:span><text:span text:style-name="T24">!= </text:span><text:span text:style-name="T65">objects</text:span><text:span text:style-name="T24">.</text:span><text:span text:style-name="T65">end</text:span><text:span text:style-name="T24">() &amp;&amp; !(</text:span><text:span text:style-name="T65">objects</text:span><text:span text:style-name="T24">.</text:span><text:span text:style-name="T65">key_comp</text:span><text:span text:style-name="T24">()(</text:span><text:span text:style-name="T65">key</text:span><text:span text:style-name="T24">, </text:span><text:span text:style-name="T65">iter</text:span><text:span text:style-name="T24">-&gt;</text:span><text:span text:style-name="T65">first</text:span><text:span text:style-name="T24">)))</text:span></text:p>
      <text:p text:style-name="P19"><text:tab/>{</text:p>
      <text:p text:style-name="P17"><text:span text:style-name="T24"><text:tab/><text:tab/></text:span><text:span text:style-name="T65">iter</text:span><text:span text:style-name="T24">-&gt;</text:span><text:span text:style-name="T65">second</text:span><text:span text:style-name="T24"><text:tab/>= </text:span><text:span text:style-name="T65">value</text:span><text:span text:style-name="T24">;</text:span></text:p>
      <text:p text:style-name="P17"><text:span text:style-name="T24"><text:tab/><text:tab/></text:span><text:span text:style-name="T3">return</text:span><text:span text:style-name="T24"> </text:span><text:span text:style-name="T65">iter</text:span><text:span text:style-name="T24">;</text:span></text:p>
      <text:p text:style-name="P19"><text:tab/>}</text:p>
      <text:p text:style-name="P17"><text:soft-page-break/><text:span text:style-name="T24"><text:tab/></text:span><text:span text:style-name="T19">// else, insert it</text:span></text:p>
      <text:p text:style-name="P17"><text:span text:style-name="T24"><text:tab/></text:span><text:span text:style-name="T3">else</text:span></text:p>
      <text:p text:style-name="P19"><text:tab/>{</text:p>
      <text:p text:style-name="P17"><text:span text:style-name="T24"><text:tab/><text:tab/></text:span><text:span text:style-name="T3">return</text:span><text:span text:style-name="T24"> </text:span><text:span text:style-name="T65">objects</text:span><text:span text:style-name="T24">.</text:span><text:span text:style-name="T65">insert</text:span><text:span text:style-name="T24">(</text:span><text:span text:style-name="T65">iter</text:span><text:span text:style-name="T24">, </text:span><text:span text:style-name="T65">map_type</text:span><text:span text:style-name="T24">::</text:span><text:span text:style-name="T65">value_type</text:span><text:span text:style-name="T24">(</text:span><text:span text:style-name="T65">key</text:span><text:span text:style-name="T24">, </text:span><text:span text:style-name="T65">value</text:span><text:span text:style-name="T24">));</text:span></text:p>
      <text:p text:style-name="P19"><text:tab/>}</text:p>
      <text:p text:style-name="P19">}</text:p>
      <text:p text:style-name="P4"/>
      <text:p text:style-name="P4"><text:tab/>笔者查看了VC2008与STLPort的实现源码，发现它们的operator[]实现除了会有可能调用默认构造函数外与上面的map_update()函数基本一样。比如VC2008的operator[]源码如下：</text:p>
      <text:p text:style-name="P28"><text:span text:style-name="T1"><text:tab/></text:span><text:span text:style-name="T66">mapped_type</text:span><text:span text:style-name="T25">&amp; </text:span><text:span text:style-name="T2">operator</text:span><text:span text:style-name="T25">[](</text:span><text:span text:style-name="T2">const</text:span><text:span text:style-name="T25"> </text:span><text:span text:style-name="T66">key_type</text:span><text:span text:style-name="T25">&amp; </text:span><text:span text:style-name="T66">_Keyval</text:span><text:span text:style-name="T25">)</text:span></text:p>
      <text:p text:style-name="P17"><text:span text:style-name="T24">{<text:tab/></text:span><text:span text:style-name="T19">// find element matching _Keyval or insert with default mapped</text:span></text:p>
      <text:p text:style-name="P17"><text:span text:style-name="T24"><text:tab/></text:span><text:span text:style-name="T65">iterator</text:span><text:span text:style-name="T24"> </text:span><text:span text:style-name="T65">_Where</text:span><text:span text:style-name="T24"> = </text:span><text:span text:style-name="T3">this</text:span><text:span text:style-name="T24">-&gt;</text:span><text:span text:style-name="T65">lower_bound</text:span><text:span text:style-name="T24">(</text:span><text:span text:style-name="T65">_Keyval</text:span><text:span text:style-name="T24">);</text:span></text:p>
      <text:p text:style-name="P17"><text:span text:style-name="T24"><text:tab/></text:span><text:span text:style-name="T3">if</text:span><text:span text:style-name="T24"> (</text:span><text:span text:style-name="T65">_Where</text:span><text:span text:style-name="T24"> == </text:span><text:span text:style-name="T3">this</text:span><text:span text:style-name="T24">-&gt;</text:span><text:span text:style-name="T65">end</text:span><text:span text:style-name="T24">()</text:span></text:p>
      <text:p text:style-name="P17"><text:span text:style-name="T24"><text:tab/><text:tab/>|| </text:span><text:span text:style-name="T3">this</text:span><text:span text:style-name="T24">-&gt;</text:span><text:span text:style-name="T65">comp</text:span><text:span text:style-name="T24">(</text:span><text:span text:style-name="T65">_Keyval</text:span><text:span text:style-name="T24">, </text:span><text:span text:style-name="T3">this</text:span><text:span text:style-name="T24">-&gt;</text:span><text:span text:style-name="T65">_Key</text:span><text:span text:style-name="T24">(</text:span><text:span text:style-name="T65">_Where</text:span><text:span text:style-name="T24">.</text:span><text:span text:style-name="T65">_Mynode</text:span><text:span text:style-name="T24">())))</text:span></text:p>
      <text:p text:style-name="P17"><text:span text:style-name="T24"><text:tab/><text:tab/></text:span><text:span text:style-name="T65">_Where</text:span><text:span text:style-name="T24"> = </text:span><text:span text:style-name="T3">this</text:span><text:span text:style-name="T24">-&gt;</text:span><text:span text:style-name="T65">insert</text:span><text:span text:style-name="T24">(</text:span><text:span text:style-name="T65">_Where</text:span><text:span text:style-name="T24">,</text:span></text:p>
      <text:p text:style-name="P17"><text:span text:style-name="T24"><text:tab/><text:tab/></text:span><text:span text:style-name="T65">value_type</text:span><text:span text:style-name="T24">(</text:span><text:span text:style-name="T65">_Keyval</text:span><text:span text:style-name="T24">, </text:span><text:span text:style-name="T65">mapped_type</text:span><text:span text:style-name="T24">()));</text:span></text:p>
      <text:p text:style-name="P17"><text:span text:style-name="T24"><text:tab/></text:span><text:span text:style-name="T3">return</text:span><text:span text:style-name="T24"> ((*</text:span><text:span text:style-name="T65">_Where</text:span><text:span text:style-name="T24">).</text:span><text:span text:style-name="T65">second</text:span><text:span text:style-name="T24">);</text:span></text:p>
      <text:p text:style-name="P19">}</text:p>
      <text:p text:style-name="P4"><text:tab/></text:p>
      <text:p text:style-name="P14"><text:span text:style-name="T1"><text:tab/>可见，</text:span><text:span text:style-name="T52">在插入元素的value类型为内置数据类型时，也可以考虑直接使用operator[]</text:span><text:span text:style-name="T1">。</text:span></text:p>
      <text:p text:style-name="P2"/>
      <text:h text:style-name="Heading_20_2" text:outline-level="2">std::string</text:h>
      <text:p text:style-name="Standard"><text:tab/>方法<text:span text:style-name="T1">列表：</text:span></text:p>
      <text:list xml:id="list4939455297263739540" text:style-name="L39">
        <text:list-item>
          <text:p text:style-name="P68">empty()<text:tab/><text:tab/>stlport通过end()==begin()实现，因此时间复杂度为O(1)；</text:p>
        </text:list-item>
        <text:list-item>
          <text:p text:style-name="P100"><text:span text:style-name="T1">size()</text:span><text:tab/><text:tab/>stlport<text:span text:style-name="T1">通过end() - begin()实现，因此</text:span><text:span text:style-name="T52">时间复杂度为O(1)</text:span><text:span text:style-name="T1">；</text:span></text:p>
        </text:list-item>
        <text:list-item>
          <text:p text:style-name="P68">operator==<text:tab/>stlport中会首先判断两者的size()是否相等，然后调用compare函数比较字符串内容；</text:p>
        </text:list-item>
        <text:list-item>
          <text:p text:style-name="P101">你无法像使用char a[9]那样使用std::string对象创建字符缓冲；</text:p>
        </text:list-item>
        <text:list-item>
          <text:p text:style-name="P101">若要编辑std::string的值推荐使用std::vector vc(s.begin(), s.end());</text:p>
        </text:list-item>
        <text:list-item>
          <text:p text:style-name="P101">如果需要返回一个长度为0的空字符串的话，<text:span text:style-name="T44">请使用return std::string()</text:span>，而不是return “”，后者需要将常量字符串””压入栈，因此产生的汇编代码可能会比前者长很多；类似的，类的字符串成员也不需要进行name = “”这样的初始化；</text:p>
        </text:list-item>
      </text:list>
      <text:p text:style-name="P13"/>
      <text:h text:style-name="Heading_20_2" text:outline-level="2"><text:span text:style-name="T61">std::</text:span><text:span text:style-name="T62">vector</text:span></text:h>
      <text:h text:style-name="P47" text:outline-level="3">立即调用reserve(n)</text:h>
      <text:p text:style-name="Standard"><text:span text:style-name="T1"><text:tab/>如果（大概）知道元素对象数量的话，请在</text:span><text:span text:style-name="T52">生成vector后立即调用reserve(n)</text:span><text:span text:style-name="T1">，这会提高vector对内存的利用率，并避免元素对象构造和析构的代价。</text:span></text:p>
      <text:list xml:id="list6791040718486226545" text:style-name="L40">
        <text:list-item>
          <text:p text:style-name="P69">该请求改变vector的capacity()，强制把容器的容量改为至少n，即请求结果是capacity()≥n。如果提供的n小于当前容量，则vector直接忽略此调用；</text:p>
        </text:list-item>
        <text:list-item>
          <text:p text:style-name="P69"><text:span text:style-name="T44">该方法不会影响vector中已有的元素，同样也不会影响size()</text:span>。比如在声明一个<text:soft-page-break/>vector对象后立即调用reserve(8)，则接下来的第一次调用push_back()将会将元素放到下标为0的位置，而不是下标为9的位置；</text:p>
        </text:list-item>
        <text:list-item>
          <text:p text:style-name="P69">STL标准容器中只有vector与string拥有该方法（deque没有，因为不需要）；</text:p>
        </text:list-item>
      </text:list>
      <text:p text:style-name="P2"/>
      <text:h text:style-name="P47" text:outline-level="3">最佳遍历方案</text:h>
      <text:p text:style-name="P2"/>
      <text:p text:style-name="P18"><text:span text:style-name="T17">inline</text:span><text:span text:style-name="T1"> </text:span><text:span text:style-name="T17">void</text:span><text:span text:style-name="T1"> </text:span><text:span text:style-name="T70">print_int</text:span><text:span text:style-name="T1">(</text:span><text:span text:style-name="T17">int</text:span><text:span text:style-name="T1"> </text:span><text:span text:style-name="T70">num</text:span><text:span text:style-name="T1">)</text:span></text:p>
      <text:p text:style-name="P19">{</text:p>
      <text:p text:style-name="P17"><text:span text:style-name="T24"><text:tab/></text:span><text:span text:style-name="T65">printf</text:span><text:span text:style-name="T24">(</text:span><text:span text:style-name="T73">"%d\n"</text:span><text:span text:style-name="T24">, </text:span><text:span text:style-name="T65">num</text:span><text:span text:style-name="T24">);</text:span></text:p>
      <text:p text:style-name="P19">}</text:p>
      <text:p text:style-name="P19"/>
      <text:p text:style-name="P17"><text:span text:style-name="T3">int</text:span><text:span text:style-name="T24"> </text:span><text:span text:style-name="T65">main</text:span><text:span text:style-name="T24">() </text:span></text:p>
      <text:p text:style-name="P19">{</text:p>
      <text:p text:style-name="P17"><text:span text:style-name="T24"><text:tab/></text:span><text:span text:style-name="T3">typedef</text:span><text:span text:style-name="T24"> </text:span><text:span text:style-name="T65">std</text:span><text:span text:style-name="T24">::</text:span><text:span text:style-name="T65">vector</text:span><text:span text:style-name="T24">&lt;</text:span><text:span text:style-name="T3">int</text:span><text:span text:style-name="T24">&gt; </text:span><text:span text:style-name="T65">IntPack</text:span><text:span text:style-name="T24">;</text:span></text:p>
      <text:p text:style-name="P17"><text:span text:style-name="T24"><text:tab/></text:span><text:span text:style-name="T65">IntPack</text:span><text:span text:style-name="T24"> </text:span><text:span text:style-name="T65">data</text:span><text:span text:style-name="T24">;</text:span></text:p>
      <text:p text:style-name="P19"/>
      <text:p text:style-name="P17"><text:span text:style-name="T24"><text:tab/></text:span><text:span text:style-name="T3">const</text:span><text:span text:style-name="T24"> </text:span><text:span text:style-name="T3">int</text:span><text:span text:style-name="T24"> </text:span><text:span text:style-name="T65">length</text:span><text:span text:style-name="T24"><text:tab/>= 99999999;</text:span></text:p>
      <text:p text:style-name="P17"><text:span text:style-name="T24"><text:tab/></text:span><text:span text:style-name="T65">data</text:span><text:span text:style-name="T24">.</text:span><text:span text:style-name="T65">resize</text:span><text:span text:style-name="T24">(</text:span><text:span text:style-name="T65">length</text:span><text:span text:style-name="T24">);</text:span></text:p>
      <text:p text:style-name="P17"><text:span text:style-name="T24"><text:tab/></text:span><text:span text:style-name="T3">int</text:span><text:span text:style-name="T24"> </text:span><text:span text:style-name="T65">i</text:span><text:span text:style-name="T24"><text:tab/>= 0;</text:span></text:p>
      <text:p text:style-name="P19"/>
      <text:p text:style-name="P17"><text:span text:style-name="T24"><text:tab/></text:span><text:span text:style-name="T19">// 方案一</text:span></text:p>
      <text:p text:style-name="P17"><text:span text:style-name="T24"><text:tab/></text:span><text:span text:style-name="T3">for</text:span><text:span text:style-name="T24"> (</text:span><text:span text:style-name="T65">i</text:span><text:span text:style-name="T24">= 0; </text:span><text:span text:style-name="T65">i</text:span><text:span text:style-name="T24">&lt; (</text:span><text:span text:style-name="T3">int</text:span><text:span text:style-name="T24">)</text:span><text:span text:style-name="T65">data</text:span><text:span text:style-name="T24">.</text:span><text:span text:style-name="T65">size</text:span><text:span text:style-name="T24">(); ++</text:span><text:span text:style-name="T65">i</text:span><text:span text:style-name="T24">)</text:span></text:p>
      <text:p text:style-name="P19"><text:tab/>{</text:p>
      <text:p text:style-name="P17"><text:span text:style-name="T24"><text:tab/><text:tab/></text:span><text:span text:style-name="T65">print_int</text:span><text:span text:style-name="T24">(</text:span><text:span text:style-name="T65">data</text:span><text:span text:style-name="T24">[</text:span><text:span text:style-name="T65">i</text:span><text:span text:style-name="T24">]);</text:span></text:p>
      <text:p text:style-name="P19"><text:tab/>}</text:p>
      <text:p text:style-name="P19"/>
      <text:p text:style-name="P17"><text:span text:style-name="T24"><text:tab/></text:span><text:span text:style-name="T19">// 方案二</text:span></text:p>
      <text:p text:style-name="P17"><text:span text:style-name="T24"><text:tab/></text:span><text:span text:style-name="T3">const</text:span><text:span text:style-name="T24"> </text:span><text:span text:style-name="T3">int</text:span><text:span text:style-name="T24"> </text:span><text:span text:style-name="T65">datasize</text:span><text:span text:style-name="T24"><text:tab/>= </text:span><text:span text:style-name="T65">data</text:span><text:span text:style-name="T24">.</text:span><text:span text:style-name="T65">size</text:span><text:span text:style-name="T24">();</text:span></text:p>
      <text:p text:style-name="P17"><text:span text:style-name="T24"><text:tab/></text:span><text:span text:style-name="T3">for</text:span><text:span text:style-name="T24"> (</text:span><text:span text:style-name="T65">i</text:span><text:span text:style-name="T24">= 0; </text:span><text:span text:style-name="T65">i</text:span><text:span text:style-name="T24"> &lt; </text:span><text:span text:style-name="T65">datasize</text:span><text:span text:style-name="T24">; ++</text:span><text:span text:style-name="T65">i</text:span><text:span text:style-name="T24">)</text:span></text:p>
      <text:p text:style-name="P19"><text:tab/>{</text:p>
      <text:p text:style-name="P17"><text:span text:style-name="T24"><text:tab/><text:tab/></text:span><text:span text:style-name="T65">print_int</text:span><text:span text:style-name="T24">(</text:span><text:span text:style-name="T65">data</text:span><text:span text:style-name="T24">[</text:span><text:span text:style-name="T65">i</text:span><text:span text:style-name="T24">]);</text:span></text:p>
      <text:p text:style-name="P19"><text:tab/>}</text:p>
      <text:p text:style-name="P19"/>
      <text:p text:style-name="P17"><text:span text:style-name="T24"><text:tab/></text:span><text:span text:style-name="T19">// 方案三（对于为何将data.end()单独定义为一个变量，请参见条款</text:span><text:span text:style-name="T20">《提取循环因子》与</text:span><text:span text:style-name="T19">《仿真for_each》）</text:span></text:p>
      <text:p text:style-name="P17"><text:span text:style-name="T24"><text:tab/></text:span><text:span text:style-name="T3">for</text:span><text:span text:style-name="T24"> (</text:span><text:span text:style-name="T65">IntPack</text:span><text:span text:style-name="T24">::</text:span><text:span text:style-name="T65">iterator</text:span><text:span text:style-name="T24"> </text:span><text:span text:style-name="T65">first</text:span><text:span text:style-name="T24">= </text:span><text:span text:style-name="T65">data</text:span><text:span text:style-name="T24">.</text:span><text:span text:style-name="T65">begin</text:span><text:span text:style-name="T24">(), </text:span><text:span text:style-name="T65">last</text:span><text:span text:style-name="T24">= </text:span><text:span text:style-name="T65">data</text:span><text:span text:style-name="T24">.</text:span><text:span text:style-name="T65">end</text:span><text:span text:style-name="T24">(); </text:span><text:span text:style-name="T65">last</text:span><text:span text:style-name="T24">!= </text:span><text:span text:style-name="T65">first</text:span><text:span text:style-name="T24">; ++</text:span><text:span text:style-name="T65">first</text:span><text:span text:style-name="T24">)</text:span></text:p>
      <text:p text:style-name="P19"><text:tab/>{</text:p>
      <text:p text:style-name="P17"><text:span text:style-name="T24"><text:tab/><text:tab/></text:span><text:span text:style-name="T65">print_int</text:span><text:span text:style-name="T24">(*</text:span><text:span text:style-name="T65">first</text:span><text:span text:style-name="T24">);</text:span></text:p>
      <text:p text:style-name="P19"><text:tab/>}</text:p>
      <text:p text:style-name="P19"/>
      <text:p text:style-name="P17"><text:span text:style-name="T24"><text:tab/></text:span><text:span text:style-name="T19">// 方案四</text:span></text:p>
      <text:p text:style-name="P17"><text:span text:style-name="T24"><text:tab/></text:span><text:span text:style-name="T65">std</text:span><text:span text:style-name="T24">::</text:span><text:span text:style-name="T65">for_each</text:span><text:span text:style-name="T24">(</text:span><text:span text:style-name="T65">data</text:span><text:span text:style-name="T24">.</text:span><text:span text:style-name="T65">begin</text:span><text:span text:style-name="T24">(), </text:span><text:span text:style-name="T65">data</text:span><text:span text:style-name="T24">.</text:span><text:span text:style-name="T65">end</text:span><text:span text:style-name="T24">(), </text:span><text:span text:style-name="T65">std</text:span><text:span text:style-name="T24">::</text:span><text:span text:style-name="T65">ptr_fun</text:span><text:span text:style-name="T24">(</text:span><text:span text:style-name="T65">print_int</text:span><text:span text:style-name="T24">));</text:span></text:p>
      <text:p text:style-name="P19"/>
      <text:p text:style-name="P17"><text:soft-page-break/><text:span text:style-name="T24"><text:tab/></text:span><text:span text:style-name="T65">system</text:span><text:span text:style-name="T24">(</text:span><text:span text:style-name="T73">"pause"</text:span><text:span text:style-name="T24">);</text:span></text:p>
      <text:p text:style-name="P17"><text:span text:style-name="T24"><text:tab/></text:span><text:span text:style-name="T3">return</text:span><text:span text:style-name="T24"> 0;</text:span></text:p>
      <text:p text:style-name="P19">} </text:p>
      <text:p text:style-name="P20"/>
      <text:p text:style-name="P2"/>
      <text:p text:style-name="Standard"><text:span text:style-name="T52"><text:tab/></text:span><text:span text:style-name="T1">问几种代码方案在release版本下速度最快的是哪一种？</text:span></text:p>
      <text:p text:style-name="P2"><text:tab/>答案可能有些复杂，在不同的测试环境下略有不同，但有几个技术要点是很重要的，下面我们分别介绍：</text:p>
      <text:list xml:id="list1476850216841424395" text:style-name="L41">
        <text:list-item>
          <text:p text:style-name="P102"><text:span text:style-name="T1">方案二比方案一快。这是因为编译器无法判断迭代过程中vector的大小是否会改变，因此</text:span><text:span text:style-name="T52">data.size()在汇编结果中并没有被替换为一个常数</text:span><text:span text:style-name="T1">，而是每次迭代过程都去内存重新获取一次；</text:span></text:p>
        </text:list-item>
        <text:list-item>
          <text:p text:style-name="P102"><text:span text:style-name="T52">方案三在VC6 + STLPort的测试环境下是最快的</text:span><text:span text:style-name="T1">。注意到，此处我们同样将data.end()单独保存为一个变量，就是为了避免与方案一同样的问题。另外，从汇编代码中可以看出，只所以方案三比方案二要快，是因为</text:span><text:span text:style-name="T52">方案三是使用指针（迭代器）直接去操作目标内存</text:span><text:span text:style-name="T1">，而方案二使用的下标操作方式每次都需要从vector头部计算一个偏移量后才能寻到目标地址；</text:span></text:p>
        </text:list-item>
        <text:list-item>
          <text:p text:style-name="P102"><text:span text:style-name="T52">在VC2008下方案三的速度只有方案二的1/3左右</text:span><text:span text:style-name="T1">。这是因为VC2008下vector迭代器的汇编代码中使用了大量安全验证和跳转逻辑；</text:span></text:p>
        </text:list-item>
        <text:list-item>
          <text:p text:style-name="P102"><text:span text:style-name="T1">方案四比较有意思。它之所以</text:span><text:span text:style-name="T52">可能</text:span><text:span text:style-name="T1">比其它的方案慢一些，完全是因为它使用了</text:span><text:span text:style-name="T49">std::ptr_fun</text:span><text:span text:style-name="T52">，由于传递函数指针，因此会导致</text:span><text:span text:style-name="T49">print_int(</text:span><text:span text:style-name="T2">int</text:span><text:span text:style-name="T49"> num)</text:span><text:span text:style-name="T52">函数无法内联展开</text:span><text:span text:style-name="T1">（无论是在VC6还是VC2008下均如此，并且</text:span><text:span text:style-name="T49">std::mem_fun</text:span><text:span text:style-name="T1">存在同样的问题）。如果将</text:span><text:span text:style-name="T66">print_int</text:span><text:span text:style-name="T25">(</text:span><text:span text:style-name="T2">int</text:span><text:span text:style-name="T25"> </text:span><text:span text:style-name="T66">num</text:span><text:span text:style-name="T25">)</text:span><text:span text:style-name="T1">改为仿函数，则它将一跃成为所有方案中最快的一种：</text:span><text:span text:style-name="T52">在VC6下与方案三等同（汇编一样），在VC2008下拥有最短的循环逻辑。</text:span></text:p>
        </text:list-item>
      </text:list>
      <text:p text:style-name="P2"/>
      <text:h text:style-name="Heading_20_3" text:outline-level="3">移除中间元素</text:h>
      <text:p text:style-name="P16"><text:span text:style-name="T71"><text:tab/></text:span><text:span text:style-name="T19">// 方案一<text:tab/></text:span></text:p>
      <text:p text:style-name="P17"><text:span text:style-name="T24"><text:tab/></text:span><text:span text:style-name="T65">data</text:span><text:span text:style-name="T24">.</text:span><text:span text:style-name="T65">erase</text:span><text:span text:style-name="T24">(</text:span><text:span text:style-name="T65">iter</text:span><text:span text:style-name="T24">);</text:span></text:p>
      <text:p text:style-name="P19"/>
      <text:p text:style-name="P17"><text:span text:style-name="T24"><text:tab/></text:span><text:span text:style-name="T19">// 方案二</text:span></text:p>
      <text:p text:style-name="P17"><text:span text:style-name="T24"><text:tab/></text:span><text:span text:style-name="T3">std</text:span><text:span text:style-name="T24">::</text:span><text:span text:style-name="T65">swap</text:span><text:span text:style-name="T24">(*</text:span><text:span text:style-name="T65">iter</text:span><text:span text:style-name="T24">, </text:span><text:span text:style-name="T65">data</text:span><text:span text:style-name="T24">.</text:span><text:span text:style-name="T65">back</text:span><text:span text:style-name="T24">());</text:span></text:p>
      <text:p text:style-name="P17"><text:span text:style-name="T24"><text:tab/></text:span><text:span text:style-name="T65">data</text:span><text:span text:style-name="T24">.</text:span><text:span text:style-name="T65">pop_back</text:span><text:span text:style-name="T24">();</text:span></text:p>
      <text:p text:style-name="Standard"/>
      <text:list xml:id="list1280839981851879591" text:style-name="L42">
        <text:list-item>
          <text:p text:style-name="P70">方案一的缺点是会引起大量元素移动（可能会调用调用构造函数），优点是保持了元素顺序，复杂度O(N)；</text:p>
        </text:list-item>
        <text:list-item>
          <text:p text:style-name="P70">方案二的缺点是<text:span text:style-name="T44">修改了元素顺序，优点是速度很快，复杂度O(1)</text:span>；</text:p>
        </text:list-item>
      </text:list>
      <text:p text:style-name="P2"/>
      <text:h text:style-name="Heading_20_3" text:outline-level="3">swap修整过剩容量</text:h>
      <text:p text:style-name="P17"><text:tab/><text:span text:style-name="T3">std</text:span><text:span text:style-name="T24">::</text:span><text:span text:style-name="T3">vector</text:span><text:span text:style-name="T24">&lt;</text:span><text:span text:style-name="T3">Contestant</text:span><text:span text:style-name="T24">&gt;(</text:span><text:span text:style-name="T65">contestants</text:span><text:span text:style-name="T24">).</text:span><text:span text:style-name="T65">swap</text:span><text:span text:style-name="T24">(</text:span><text:span text:style-name="T65">contestants</text:span><text:span text:style-name="T24">);</text:span></text:p>
      <text:p text:style-name="Standard"/>
      <text:list xml:id="list2499643110105051307" text:style-name="L43">
        <text:list-item>
          <text:p text:style-name="P103">vector<text:span text:style-name="T1">通过copy构造函数来做这个工作；</text:span></text:p>
        </text:list-item>
        <text:list-item>
          <text:p text:style-name="P71">同样适用于std::string；</text:p>
        </text:list-item>
      </text:list>
      <text:p text:style-name="P2"/>
      <text:h text:style-name="Heading_20_3" text:outline-level="3"><text:soft-page-break/><text:span text:style-name="T61">std::</text:span><text:span text:style-name="T62">vector&lt;</text:span><text:span text:style-name="T16">char</text:span><text:span text:style-name="T62">&gt;</text:span></text:h>
      <text:p text:style-name="P26"><text:span text:style-name="T71"><text:tab/></text:span><text:span text:style-name="T65">std</text:span><text:span text:style-name="T24">::</text:span><text:span text:style-name="T65">string</text:span><text:span text:style-name="T24"> </text:span><text:span text:style-name="T65">s</text:span><text:span text:style-name="T24"><text:tab/>=</text:span><text:span text:style-name="T73">"bcd"</text:span><text:span text:style-name="T24">;</text:span></text:p>
      <text:p text:style-name="P17"><text:span text:style-name="T24"><text:tab/></text:span><text:span text:style-name="T65">std</text:span><text:span text:style-name="T24">::</text:span><text:span text:style-name="T65">vector</text:span><text:span text:style-name="T24">&lt;</text:span><text:span text:style-name="T3">char</text:span><text:span text:style-name="T24">&gt; </text:span><text:span text:style-name="T65">v</text:span><text:span text:style-name="T24">(</text:span><text:span text:style-name="T65">s</text:span><text:span text:style-name="T24">.</text:span><text:span text:style-name="T65">begin</text:span><text:span text:style-name="T24">(),</text:span><text:span text:style-name="T65">s</text:span><text:span text:style-name="T24">.</text:span><text:span text:style-name="T65">end</text:span><text:span text:style-name="T24">());<text:tab/><text:tab/></text:span><text:span text:style-name="T19">//转化成字符向量</text:span></text:p>
      <text:p text:style-name="P24"/>
      <text:p text:style-name="P17"><text:span text:style-name="T24"><text:tab/></text:span><text:span text:style-name="T65">v</text:span><text:span text:style-name="T24">.</text:span><text:span text:style-name="T65">insert</text:span><text:span text:style-name="T24">(</text:span><text:span text:style-name="T65">v</text:span><text:span text:style-name="T24">.</text:span><text:span text:style-name="T65">begin</text:span><text:span text:style-name="T24">(),</text:span><text:span text:style-name="T73">'a'</text:span><text:span text:style-name="T24">);<text:tab/><text:tab/><text:tab/><text:tab/><text:tab/></text:span><text:span text:style-name="T19">//在最前面插入'a'</text:span></text:p>
      <text:p text:style-name="P17"><text:span text:style-name="T24"><text:tab/></text:span><text:span text:style-name="T65">std</text:span><text:span text:style-name="T24">::</text:span><text:span text:style-name="T65">cout</text:span><text:span text:style-name="T24">&lt;&lt;</text:span><text:span text:style-name="T65">v</text:span><text:span text:style-name="T24">[0]&lt;&lt;</text:span><text:span text:style-name="T65">endl</text:span><text:span text:style-name="T24">;<text:tab/><text:tab/><text:tab/><text:tab/></text:span><text:span text:style-name="T19">//取得第个字符</text:span></text:p>
      <text:p text:style-name="P17"><text:span text:style-name="T24"><text:tab/></text:span><text:span text:style-name="T65">v</text:span><text:span text:style-name="T24">.</text:span><text:span text:style-name="T65">erase</text:span><text:span text:style-name="T24">(</text:span><text:span text:style-name="T65">v</text:span><text:span text:style-name="T24">.</text:span><text:span text:style-name="T65">begin</text:span><text:span text:style-name="T24">());<text:tab/><text:tab/><text:tab/><text:tab/><text:tab/></text:span><text:span text:style-name="T19">//erase第个字符</text:span></text:p>
      <text:p text:style-name="P24"/>
      <text:p text:style-name="P17"><text:span text:style-name="T24"><text:tab/></text:span><text:span text:style-name="T65">v</text:span><text:span text:style-name="T24">.</text:span><text:span text:style-name="T65">push_back</text:span><text:span text:style-name="T24">(</text:span><text:span text:style-name="T73">'e'</text:span><text:span text:style-name="T24">);<text:tab/><text:tab/><text:tab/><text:tab/><text:tab/><text:tab/></text:span><text:span text:style-name="T19">//从最后加入'e'</text:span></text:p>
      <text:p text:style-name="P17"><text:span text:style-name="T24"><text:tab/></text:span><text:span text:style-name="T65">cout</text:span><text:span text:style-name="T24">&lt;&lt;</text:span><text:span text:style-name="T65">v</text:span><text:span text:style-name="T24">.</text:span><text:span text:style-name="T65">back</text:span><text:span text:style-name="T24">()&lt;&lt;</text:span><text:span text:style-name="T65">endl</text:span><text:span text:style-name="T24">;<text:tab/><text:tab/><text:tab/><text:tab/><text:tab/></text:span><text:span text:style-name="T19">//取得最后一个字符</text:span></text:p>
      <text:p text:style-name="P17"><text:span text:style-name="T24"><text:tab/></text:span><text:span text:style-name="T65">v</text:span><text:span text:style-name="T24">.</text:span><text:span text:style-name="T65">pop_back</text:span><text:span text:style-name="T24">();<text:tab/><text:tab/><text:tab/><text:tab/><text:tab/><text:tab/></text:span><text:span text:style-name="T19">//将'e'弹出来</text:span></text:p>
      <text:p text:style-name="Standard"/>
      <text:h text:style-name="Heading_20_1" text:outline-level="1">STL算法</text:h>
      <text:h text:style-name="Heading_20_2" text:outline-level="2">基本特征</text:h>
      <text:list xml:id="list6181173735623699702" text:style-name="L44">
        <text:list-item>
          <text:p text:style-name="P104">参数区间是前闭后开型，即[a, b)，如vector::end()所指向的就是有效内存的后一位<text:span text:style-name="T1">；</text:span></text:p>
        </text:list-item>
        <text:list-item>
          <text:p text:style-name="P104">STL容器函数的参数使用iterator而不是类似于数组中的index<text:span text:style-name="T1">；</text:span></text:p>
        </text:list-item>
      </text:list>
      <text:p text:style-name="Standard"/>
      <text:h text:style-name="Heading_20_2" text:outline-level="2">std::equal_range</text:h>
      <text:h text:style-name="Heading_20_3" text:outline-level="3">基本用法</text:h>
      <text:p text:style-name="P2"><text:tab/>equal_range会同时调用了lower_bound与upper_bound，并返回一个迭代器的pair，等价于[lower_bound(...), upper_bound(...))。</text:p>
      <text:p text:style-name="P2"/>
      <text:h text:style-name="Heading_20_3" text:outline-level="3">比较函数设计</text:h>
      <text:p text:style-name="P16"><text:span text:style-name="T3">struct</text:span><text:span text:style-name="T24"> </text:span><text:span text:style-name="T65">FooItem</text:span></text:p>
      <text:p text:style-name="P19">{</text:p>
      <text:p text:style-name="P17"><text:span text:style-name="T24"><text:tab/></text:span><text:span text:style-name="T3">int</text:span><text:span text:style-name="T24"> </text:span><text:span text:style-name="T65">index</text:span><text:span text:style-name="T24">;</text:span></text:p>
      <text:p text:style-name="P19">};</text:p>
      <text:p text:style-name="P19"/>
      <text:p text:style-name="P17"><text:span text:style-name="T3">struct</text:span><text:span text:style-name="T24"> </text:span><text:span text:style-name="T65">FooItemCompare</text:span></text:p>
      <text:p text:style-name="P19">{</text:p>
      <text:p text:style-name="P17"><text:span text:style-name="T24"><text:tab/></text:span><text:span text:style-name="T19">// for std::lower_bound</text:span></text:p>
      <text:p text:style-name="P17"><text:span text:style-name="T24"><text:tab/></text:span><text:span text:style-name="T3">bool</text:span><text:span text:style-name="T24"> </text:span><text:span text:style-name="T3">operator</text:span><text:span text:style-name="T24">()(</text:span><text:span text:style-name="T3">const</text:span><text:span text:style-name="T24"> </text:span><text:span text:style-name="T65">FooItem</text:span><text:span text:style-name="T24">&amp; </text:span><text:span text:style-name="T65">item</text:span><text:span text:style-name="T24">, </text:span><text:span text:style-name="T3">int</text:span><text:span text:style-name="T24"> </text:span><text:span text:style-name="T65">index</text:span><text:span text:style-name="T24">)</text:span></text:p>
      <text:p text:style-name="P19"><text:tab/>{</text:p>
      <text:p text:style-name="P17"><text:span text:style-name="T24"><text:tab/><text:tab/></text:span><text:span text:style-name="T3">return</text:span><text:span text:style-name="T24"> </text:span><text:span text:style-name="T65">item</text:span><text:span text:style-name="T24">.</text:span><text:span text:style-name="T65">index</text:span><text:span text:style-name="T24"> &lt; </text:span><text:span text:style-name="T65">index</text:span><text:span text:style-name="T24">;</text:span></text:p>
      <text:p text:style-name="P19"><text:tab/>}</text:p>
      <text:p text:style-name="P19"/>
      <text:p text:style-name="P17"><text:span text:style-name="T24"><text:tab/></text:span><text:span text:style-name="T19">// for std::upper_bound</text:span></text:p>
      <text:p text:style-name="P17"><text:span text:style-name="T24"><text:tab/></text:span><text:span text:style-name="T3">bool</text:span><text:span text:style-name="T24"> </text:span><text:span text:style-name="T3">operator</text:span><text:span text:style-name="T24">()(</text:span><text:span text:style-name="T3">int</text:span><text:span text:style-name="T24"> </text:span><text:span text:style-name="T65">index</text:span><text:span text:style-name="T24">, </text:span><text:span text:style-name="T3">const</text:span><text:span text:style-name="T24"> </text:span><text:span text:style-name="T65">FooItem</text:span><text:span text:style-name="T24">&amp; </text:span><text:span text:style-name="T65">item</text:span><text:span text:style-name="T24">)</text:span></text:p>
      <text:p text:style-name="P19"><text:tab/>{</text:p>
      <text:p text:style-name="P17"><text:soft-page-break/><text:span text:style-name="T24"><text:tab/><text:tab/></text:span><text:span text:style-name="T3">return</text:span><text:span text:style-name="T24"> </text:span><text:span text:style-name="T65">index</text:span><text:span text:style-name="T24"> &lt; </text:span><text:span text:style-name="T65">item</text:span><text:span text:style-name="T24">.</text:span><text:span text:style-name="T65">index</text:span><text:span text:style-name="T24">;</text:span></text:p>
      <text:p text:style-name="P19"><text:tab/>}</text:p>
      <text:p text:style-name="P19"/>
      <text:p text:style-name="P17"><text:span text:style-name="T24"><text:tab/></text:span><text:span text:style-name="T19">// for std::sort</text:span></text:p>
      <text:p text:style-name="P17"><text:span text:style-name="T24"><text:tab/></text:span><text:span text:style-name="T3">bool</text:span><text:span text:style-name="T24"> </text:span><text:span text:style-name="T3">operator</text:span><text:span text:style-name="T24">()(</text:span><text:span text:style-name="T3">const</text:span><text:span text:style-name="T24"> </text:span><text:span text:style-name="T65">FooItem</text:span><text:span text:style-name="T24">&amp; </text:span><text:span text:style-name="T65">lhs</text:span><text:span text:style-name="T24">, </text:span><text:span text:style-name="T3">const</text:span><text:span text:style-name="T24"> </text:span><text:span text:style-name="T65">FooItem</text:span><text:span text:style-name="T24">&amp; </text:span><text:span text:style-name="T65">rhs</text:span><text:span text:style-name="T24">)</text:span></text:p>
      <text:p text:style-name="P19"><text:tab/>{</text:p>
      <text:p text:style-name="P17"><text:span text:style-name="T24"><text:tab/><text:tab/></text:span><text:span text:style-name="T3">return</text:span><text:span text:style-name="T24"> </text:span><text:span text:style-name="T65">lhs</text:span><text:span text:style-name="T24">.</text:span><text:span text:style-name="T65">index</text:span><text:span text:style-name="T24"> &lt; </text:span><text:span text:style-name="T65">rhs</text:span><text:span text:style-name="T24">.</text:span><text:span text:style-name="T65">index</text:span><text:span text:style-name="T24">;</text:span></text:p>
      <text:p text:style-name="P19"><text:tab/>}</text:p>
      <text:p text:style-name="P19">};</text:p>
      <text:p text:style-name="P19"/>
      <text:p text:style-name="P17"><text:span text:style-name="T3">int</text:span><text:span text:style-name="T24"> </text:span><text:span text:style-name="T65">main</text:span><text:span text:style-name="T24">() </text:span></text:p>
      <text:p text:style-name="P19">{</text:p>
      <text:p text:style-name="P17"><text:span text:style-name="T24"><text:tab/></text:span><text:span text:style-name="T3">typedef</text:span><text:span text:style-name="T24"> </text:span><text:span text:style-name="T65">std</text:span><text:span text:style-name="T24">::</text:span><text:span text:style-name="T65">vector</text:span><text:span text:style-name="T24">&lt;</text:span><text:span text:style-name="T65">FooItem</text:span><text:span text:style-name="T24">&gt; </text:span><text:span text:style-name="T65">FooItemPack</text:span><text:span text:style-name="T24">;</text:span></text:p>
      <text:p text:style-name="P17"><text:span text:style-name="T24"><text:tab/></text:span><text:span text:style-name="T65">FooItemPack</text:span><text:span text:style-name="T24"><text:tab/></text:span><text:span text:style-name="T65">uItems</text:span><text:span text:style-name="T24">(100);</text:span></text:p>
      <text:p text:style-name="P17"><text:span text:style-name="T24"><text:tab/></text:span><text:span text:style-name="T3">int</text:span><text:span text:style-name="T24"> </text:span><text:span text:style-name="T65">index</text:span><text:span text:style-name="T24"><text:tab/>= 318;</text:span></text:p>
      <text:p text:style-name="P19"/>
      <text:p text:style-name="P17"><text:span text:style-name="T24"><text:tab/></text:span><text:span text:style-name="T19">// std::lower_bound</text:span></text:p>
      <text:p text:style-name="P17"><text:span text:style-name="T24"><text:tab/></text:span><text:span text:style-name="T65">FooItemPack</text:span><text:span text:style-name="T24">::</text:span><text:span text:style-name="T65">iterator</text:span><text:span text:style-name="T24"> </text:span><text:span text:style-name="T65">iter</text:span><text:span text:style-name="T24">= </text:span><text:span text:style-name="T65">std</text:span><text:span text:style-name="T24">::</text:span><text:span text:style-name="T65">lower_bound</text:span><text:span text:style-name="T24">(</text:span><text:span text:style-name="T65">uItems</text:span><text:span text:style-name="T24">.</text:span><text:span text:style-name="T65">begin</text:span><text:span text:style-name="T24">(), </text:span><text:span text:style-name="T65">uItems</text:span><text:span text:style-name="T24">.</text:span><text:span text:style-name="T65">end</text:span><text:span text:style-name="T24">(), </text:span><text:span text:style-name="T65">index</text:span><text:span text:style-name="T24">, </text:span><text:span text:style-name="T65">FooItemCompare</text:span><text:span text:style-name="T24">());</text:span></text:p>
      <text:p text:style-name="P17"><text:span text:style-name="T24"><text:tab/></text:span><text:span text:style-name="T3">if</text:span><text:span text:style-name="T24"> (</text:span><text:span text:style-name="T65">uItems</text:span><text:span text:style-name="T24">.</text:span><text:span text:style-name="T65">end</text:span><text:span text:style-name="T24">() != </text:span><text:span text:style-name="T65">iter</text:span><text:span text:style-name="T24"> &amp;&amp; (*</text:span><text:span text:style-name="T65">iter</text:span><text:span text:style-name="T24">).</text:span><text:span text:style-name="T65">index</text:span><text:span text:style-name="T24">== </text:span><text:span text:style-name="T65">index</text:span><text:span text:style-name="T24">)</text:span></text:p>
      <text:p text:style-name="P19"><text:tab/>{</text:p>
      <text:p text:style-name="P17"><text:span text:style-name="T24"><text:tab/><text:tab/></text:span><text:span text:style-name="T65">puts</text:span><text:span text:style-name="T24">(</text:span><text:span text:style-name="T73">"found"</text:span><text:span text:style-name="T24">);</text:span></text:p>
      <text:p text:style-name="P19"><text:tab/>}</text:p>
      <text:p text:style-name="P19"/>
      <text:p text:style-name="P17"><text:span text:style-name="T24"><text:tab/></text:span><text:span text:style-name="T19">// std::equal_range</text:span></text:p>
      <text:p text:style-name="P17"><text:span text:style-name="T24"><text:tab/></text:span><text:span text:style-name="T3">typedef</text:span><text:span text:style-name="T24"> </text:span><text:span text:style-name="T65">std</text:span><text:span text:style-name="T24">::</text:span><text:span text:style-name="T65">pair</text:span><text:span text:style-name="T24">&lt;</text:span><text:span text:style-name="T65">FooItemPack</text:span><text:span text:style-name="T24">::</text:span><text:span text:style-name="T65">iterator</text:span><text:span text:style-name="T24">, </text:span><text:span text:style-name="T65">FooItemPack</text:span><text:span text:style-name="T24">::</text:span><text:span text:style-name="T65">iterator</text:span><text:span text:style-name="T24">&gt; </text:span><text:span text:style-name="T65">IterPair</text:span><text:span text:style-name="T24">;</text:span></text:p>
      <text:p text:style-name="P17"><text:span text:style-name="T24"><text:tab/></text:span><text:span text:style-name="T65">IterPair</text:span><text:span text:style-name="T24"> </text:span><text:span text:style-name="T65">p</text:span><text:span text:style-name="T24"><text:tab/>= </text:span><text:span text:style-name="T65">std</text:span><text:span text:style-name="T24">::</text:span><text:span text:style-name="T65">equal_range</text:span><text:span text:style-name="T24">(</text:span><text:span text:style-name="T65">uItems</text:span><text:span text:style-name="T24">.</text:span><text:span text:style-name="T65">begin</text:span><text:span text:style-name="T24">(), </text:span><text:span text:style-name="T65">uItems</text:span><text:span text:style-name="T24">.</text:span><text:span text:style-name="T65">end</text:span><text:span text:style-name="T24">(), </text:span><text:span text:style-name="T65">index</text:span><text:span text:style-name="T24">, </text:span><text:span text:style-name="T65">FooItemCompare</text:span><text:span text:style-name="T24">());</text:span></text:p>
      <text:p text:style-name="P17"><text:span text:style-name="T24"><text:tab/></text:span><text:span text:style-name="T3">if</text:span><text:span text:style-name="T24"> (</text:span><text:span text:style-name="T65">p</text:span><text:span text:style-name="T24">.</text:span><text:span text:style-name="T65">first</text:span><text:span text:style-name="T24"> != </text:span><text:span text:style-name="T65">p</text:span><text:span text:style-name="T24">.</text:span><text:span text:style-name="T65">second</text:span><text:span text:style-name="T24">)</text:span></text:p>
      <text:p text:style-name="P19"><text:tab/>{</text:p>
      <text:p text:style-name="P17"><text:span text:style-name="T24"><text:tab/><text:tab/></text:span><text:span text:style-name="T3">const</text:span><text:span text:style-name="T24"> </text:span><text:span text:style-name="T3">int</text:span><text:span text:style-name="T24"> </text:span><text:span text:style-name="T65">num</text:span><text:span text:style-name="T24"><text:tab/>= </text:span><text:span text:style-name="T65">std</text:span><text:span text:style-name="T24">::</text:span><text:span text:style-name="T65">distance</text:span><text:span text:style-name="T24">(</text:span><text:span text:style-name="T65">p</text:span><text:span text:style-name="T24">.</text:span><text:span text:style-name="T65">first</text:span><text:span text:style-name="T24">, </text:span><text:span text:style-name="T65">p</text:span><text:span text:style-name="T24">.</text:span><text:span text:style-name="T65">second</text:span><text:span text:style-name="T24">);</text:span></text:p>
      <text:p text:style-name="P19"><text:tab/>}</text:p>
      <text:p text:style-name="P19"><text:tab/></text:p>
      <text:p text:style-name="P17"><text:span text:style-name="T24"><text:tab/></text:span><text:span text:style-name="T19">// std::sort</text:span></text:p>
      <text:p text:style-name="P17"><text:span text:style-name="T24"><text:tab/></text:span><text:span text:style-name="T65">std</text:span><text:span text:style-name="T24">::</text:span><text:span text:style-name="T65">sort</text:span><text:span text:style-name="T24">(</text:span><text:span text:style-name="T65">uItems</text:span><text:span text:style-name="T24">.</text:span><text:span text:style-name="T65">begin</text:span><text:span text:style-name="T24">(), </text:span><text:span text:style-name="T65">uItems</text:span><text:span text:style-name="T24">.</text:span><text:span text:style-name="T65">end</text:span><text:span text:style-name="T24">(), </text:span><text:span text:style-name="T65">FooItemCompare</text:span><text:span text:style-name="T24">());<text:tab/></text:span></text:p>
      <text:p text:style-name="P19"><text:tab/></text:p>
      <text:p text:style-name="P17"><text:span text:style-name="T24"><text:tab/></text:span><text:span text:style-name="T3">return</text:span><text:span text:style-name="T24"> 0;</text:span></text:p>
      <text:p text:style-name="P19">} </text:p>
      <text:p text:style-name="P10"/>
      <text:p text:style-name="Standard"><text:tab/><text:span text:style-name="T1">从以上代码中我们可以找到几点规律：</text:span></text:p>
      <text:list xml:id="list1276168553056615023" text:style-name="L45">
        <text:list-item>
          <text:p text:style-name="P72">所有的比较函数中<text:span text:style-name="T44">只出现了”&lt;”</text:span>，而不能使用大于号；</text:p>
        </text:list-item>
        <text:list-item>
          <text:p text:style-name="P72"><text:span text:style-name="T44">lower_bound与upper_bound的比较函数需要分别设计，并且参数的顺序也是恰好相反的</text:span>；</text:p>
        </text:list-item>
        <text:list-item>
          <text:p text:style-name="P72">equal_range需要同时调用lower_bound与upper_bound，因此该函数需要两个比较函数；</text:p>
        </text:list-item>
        <text:list-item>
          <text:p text:style-name="P72">equal_range返回的是一个前闭后开的迭代器区间；</text:p>
        </text:list-item>
      </text:list>
      <text:p text:style-name="P2"><text:soft-page-break/></text:p>
      <text:h text:style-name="Heading_20_2" text:outline-level="2">std::for_each</text:h>
      <text:h text:style-name="Heading_20_3" text:outline-level="3">基本用法</text:h>
      <text:p text:style-name="P17"><text:span text:style-name="T3">std</text:span><text:span text:style-name="T24">::</text:span><text:span text:style-name="T65">for_each</text:span><text:span text:style-name="T24">(</text:span><text:span text:style-name="T65">uGfx</text:span><text:span text:style-name="T24">.</text:span><text:span text:style-name="T65">begin</text:span><text:span text:style-name="T24">(), </text:span><text:span text:style-name="T65">uGfx</text:span><text:span text:style-name="T24">.</text:span><text:span text:style-name="T65">end</text:span><text:span text:style-name="T24">(), </text:span><text:span text:style-name="T3">std</text:span><text:span text:style-name="T24">::</text:span><text:span text:style-name="T65">bind2nd</text:span><text:span text:style-name="T24">(</text:span><text:span text:style-name="T3">std</text:span><text:span text:style-name="T24">::</text:span><text:span text:style-name="T65">mem_fun</text:span><text:span text:style-name="T24">(&amp;</text:span><text:span text:style-name="T3">CECGfx</text:span><text:span text:style-name="T24">::</text:span><text:span text:style-name="T65">Tick</text:span><text:span text:style-name="T24">), </text:span><text:span text:style-name="T65">deltaTime</text:span><text:span text:style-name="T24">));</text:span></text:p>
      <text:p text:style-name="P17"><text:span text:style-name="T3">std</text:span><text:span text:style-name="T24">::</text:span><text:span text:style-name="T65">for_each</text:span><text:span text:style-name="T24">(</text:span><text:span text:style-name="T65">uGfx</text:span><text:span text:style-name="T24">.</text:span><text:span text:style-name="T65">begin</text:span><text:span text:style-name="T24">(), </text:span><text:span text:style-name="T65">uGfx</text:span><text:span text:style-name="T24">.</text:span><text:span text:style-name="T65">end</text:span><text:span text:style-name="T24">(), </text:span><text:span text:style-name="T3">std</text:span><text:span text:style-name="T24">::</text:span><text:span text:style-name="T65">bind1st</text:span><text:span text:style-name="T24">(</text:span><text:span text:style-name="T3">std</text:span><text:span text:style-name="T24">::</text:span><text:span text:style-name="T65">mem_fun</text:span><text:span text:style-name="T24">(&amp;</text:span><text:span text:style-name="T3">HomeHangPoint</text:span><text:span text:style-name="T24">::</text:span><text:span text:style-name="T65">GfxRender</text:span><text:span text:style-name="T24">), pHangPoint));</text:span></text:p>
      <text:p text:style-name="Standard"/>
      <text:p text:style-name="Standard"><text:tab/>当<text:span text:style-name="T1">使用std::mem_fun，要注意：</text:span></text:p>
      <text:list xml:id="list1664988077498795186" text:style-name="L46">
        <text:list-item>
          <text:p text:style-name="P73">在调用的成员函数前面，需要加一个“&amp;”号；</text:p>
        </text:list-item>
        <text:list-item>
          <text:p text:style-name="P73"><text:span text:style-name="T44">需要指定被调用成员函数的this指针对象</text:span>：</text:p>
          <text:list>
            <text:list-item>
              <text:p text:style-name="P73">默认情况下，容器对象将成为this指针对象，在示例1中调用CECGfx::Tick()时，额外指定的deltaTime是第二个参数；</text:p>
            </text:list-item>
            <text:list-item>
              <text:p text:style-name="P73"><text:span text:style-name="T44">如果容器对象类型与被调用成员函数所属class不同，则需要使用std::bind1st显示为其指定this参数</text:span>，比如示例2中的pHangPoint，此时，容器对象将成为该成员函数的第二个参数；</text:p>
            </text:list-item>
          </text:list>
        </text:list-item>
        <text:list-item>
          <text:p text:style-name="P73">VC6编译器不支持std::mem_fun_ref，因此<text:span text:style-name="T44">当希望使用std::for_each时，只能在容器中存储对象指针</text:span>（而不能直接存储对象）；</text:p>
        </text:list-item>
      </text:list>
      <text:p text:style-name="P2"/>
      <text:h text:style-name="Heading_20_3" text:outline-level="3">std::for_each<text:span text:style-name="T1">与内联</text:span></text:h>
      <text:p text:style-name="Standard"><text:tab/><text:span text:style-name="T1">本质上，这并非std::for_each的缺陷，只是因为在代替手工循环经常会出现这样情况，即：无论是使用std::ptr_fun还是std::mem_fun，由于传递函数指针，因此无论该函数多短也无法进行内联。</text:span></text:p>
      <text:p text:style-name="Standard"><text:span text:style-name="T1"><text:tab/>如果速度真的很重要，从而必须使用内联的话，可以</text:span><text:span text:style-name="T52">使用仿真函数（从而避免了使用std::ptr_fun或std::mem_fun）代替</text:span><text:span text:style-name="T1">。</text:span></text:p>
      <text:p text:style-name="P2"/>
      <text:h text:style-name="Heading_20_3" text:outline-level="3">std::for_each仿真</text:h>
      <text:p text:style-name="P2"><text:tab/>很多时候，std::for_each不足以提供我们需要的所有功能：比如容器内存储的是对象指针，从而可能需要我们额外检查指针是否为NULL；再比如我们的对象存储在std::map中，但我们希望能够在循环中直接操作键值对中的value。</text:p>
      <text:p text:style-name="P2"><text:tab/>由于for_each的简洁性及高效性，很多时候我们希望写一些仿真for_each的函数来完成与之类似的功能。以下代码展示了一些关键性技术：</text:p>
      <text:p text:style-name="P16"><text:span text:style-name="T2">class</text:span><text:span text:style-name="T25"> </text:span><text:span text:style-name="T66">Track</text:span></text:p>
      <text:p text:style-name="P19">{</text:p>
      <text:p text:style-name="P17"><text:span text:style-name="T3">public</text:span><text:span text:style-name="T24">:</text:span></text:p>
      <text:p text:style-name="P17"><text:span text:style-name="T24"><text:tab/></text:span><text:span text:style-name="T3">struct</text:span><text:span text:style-name="T24"> </text:span><text:span text:style-name="T65">Mark</text:span></text:p>
      <text:p text:style-name="P19"><text:tab/>{</text:p>
      <text:p text:style-name="P17"><text:span text:style-name="T24"><text:tab/><text:tab/></text:span><text:span text:style-name="T65">std</text:span><text:span text:style-name="T24">::</text:span><text:span text:style-name="T65">string</text:span><text:span text:style-name="T24"> </text:span><text:span text:style-name="T65">name</text:span><text:span text:style-name="T24">;</text:span></text:p>
      <text:p text:style-name="P19"><text:tab/>};</text:p>
      <text:p text:style-name="P19"/>
      <text:p text:style-name="P17"><text:span text:style-name="T24"><text:tab/></text:span><text:span text:style-name="T3">typedef</text:span><text:span text:style-name="T24"> </text:span><text:span text:style-name="T65">std</text:span><text:span text:style-name="T24">::</text:span><text:span text:style-name="T65">vector</text:span><text:span text:style-name="T24">&lt;</text:span><text:span text:style-name="T65">Mark</text:span><text:span text:style-name="T24">*&gt; </text:span><text:span text:style-name="T65">MarkPack</text:span><text:span text:style-name="T24">;</text:span></text:p>
      <text:p text:style-name="P19"/>
      <text:p text:style-name="P17"><text:soft-page-break/><text:span text:style-name="T3">public</text:span><text:span text:style-name="T24">:</text:span></text:p>
      <text:p text:style-name="P17"><text:span text:style-name="T24"><text:tab/></text:span><text:span text:style-name="T19">// 因为是专用函数，所以不需要像std::for_each一样传递first与last迭代器</text:span></text:p>
      <text:p text:style-name="P17"><text:span text:style-name="T24"><text:tab/></text:span><text:span text:style-name="T3">template</text:span><text:span text:style-name="T24"> &lt;</text:span><text:span text:style-name="T3">class</text:span><text:span text:style-name="T24"> </text:span><text:span text:style-name="T65">Function</text:span><text:span text:style-name="T24">&gt;</text:span></text:p>
      <text:p text:style-name="P17"><text:span text:style-name="T24"><text:tab/></text:span><text:span text:style-name="T3">inline</text:span><text:span text:style-name="T24"> </text:span><text:span text:style-name="T3">void</text:span><text:span text:style-name="T24"> </text:span><text:span text:style-name="T65">ForEachMark</text:span><text:span text:style-name="T24">(</text:span><text:span text:style-name="T65">Function</text:span><text:span text:style-name="T24"> </text:span><text:span text:style-name="T65">func</text:span><text:span text:style-name="T24">)</text:span></text:p>
      <text:p text:style-name="P19"><text:tab/>{</text:p>
      <text:p text:style-name="P17"><text:span text:style-name="T24"><text:tab/><text:tab/></text:span><text:span text:style-name="T19">// 注意：如果整个迭代过程中_uMarks.end()不会被修改的话，务必将其保存为单独的变量，否则每次迭代程序都会去内存取一次该变量</text:span><text:span text:style-name="T20">（参考条款《提取循环因子》）</text:span></text:p>
      <text:p text:style-name="P17"><text:span text:style-name="T24"><text:tab/><text:tab/></text:span><text:span text:style-name="T19">// </text:span><text:span text:style-name="T20">不要写成这样：</text:span><text:span text:style-name="T19">for (MarkPack::iterator first= _uMarks.begin(); _uMarks.end() != first; ++first)</text:span></text:p>
      <text:p text:style-name="P17"><text:span text:style-name="T24"><text:tab/><text:tab/></text:span><text:span text:style-name="T3">for</text:span><text:span text:style-name="T24"> (</text:span><text:span text:style-name="T65">MarkPack</text:span><text:span text:style-name="T24">::</text:span><text:span text:style-name="T65">iterator</text:span><text:span text:style-name="T24"> </text:span><text:span text:style-name="T65">first</text:span><text:span text:style-name="T24">= </text:span><text:span text:style-name="T65">_uMarks</text:span><text:span text:style-name="T24">.</text:span><text:span text:style-name="T65">begin</text:span><text:span text:style-name="T24">(), </text:span><text:span text:style-name="T65">last</text:span><text:span text:style-name="T24">= </text:span><text:span text:style-name="T65">_uMarks</text:span><text:span text:style-name="T24">.</text:span><text:span text:style-name="T65">end</text:span><text:span text:style-name="T24">(); </text:span><text:span text:style-name="T65">last</text:span><text:span text:style-name="T24"> != </text:span><text:span text:style-name="T65">first</text:span><text:span text:style-name="T24">; ++</text:span><text:span text:style-name="T65">first</text:span><text:span text:style-name="T24">)</text:span></text:p>
      <text:p text:style-name="P19"><text:tab/><text:tab/>{</text:p>
      <text:p text:style-name="P17"><text:span text:style-name="T24"><text:tab/><text:tab/><text:tab/></text:span><text:span text:style-name="T19">// </text:span><text:span text:style-name="T20">此处可以</text:span><text:span text:style-name="T19">提供额外的操作，比如</text:span><text:span text:style-name="T20">本示例中</text:span><text:span text:style-name="T19">为</text:span><text:span text:style-name="T20">检查</text:span><text:span text:style-name="T19">指针</text:span><text:span text:style-name="T20">是否为NULL</text:span></text:p>
      <text:p text:style-name="P17"><text:span text:style-name="T24"><text:tab/><text:tab/><text:tab/></text:span><text:span text:style-name="T3">if</text:span><text:span text:style-name="T24"> (</text:span><text:span text:style-name="T65">NULL</text:span><text:span text:style-name="T24">!= *</text:span><text:span text:style-name="T65">first</text:span><text:span text:style-name="T24">)</text:span></text:p>
      <text:p text:style-name="P19"><text:tab/><text:tab/><text:tab/>{</text:p>
      <text:p text:style-name="P17"><text:span text:style-name="T24"><text:tab/><text:tab/><text:tab/><text:tab/></text:span><text:span text:style-name="T65">func</text:span><text:span text:style-name="T24">(*</text:span><text:span text:style-name="T65">first</text:span><text:span text:style-name="T24">);</text:span></text:p>
      <text:p text:style-name="P19"><text:tab/><text:tab/><text:tab/>}</text:p>
      <text:p text:style-name="P19"><text:tab/><text:tab/>}</text:p>
      <text:p text:style-name="P19"><text:tab/>}</text:p>
      <text:p text:style-name="P19"/>
      <text:p text:style-name="P17"><text:span text:style-name="T3">private</text:span><text:span text:style-name="T24">:</text:span></text:p>
      <text:p text:style-name="P17"><text:span text:style-name="T24"><text:tab/></text:span><text:span text:style-name="T65">MarkPack</text:span><text:span text:style-name="T24"> </text:span><text:span text:style-name="T65">_uMarks</text:span><text:span text:style-name="T24">;</text:span></text:p>
      <text:p text:style-name="P19">};</text:p>
      <text:p text:style-name="P20"/>
      <text:p text:style-name="P2"/>
      <text:h text:style-name="Heading_20_2" text:outline-level="2">std::lower_bound</text:h>
      <text:p text:style-name="Standard"><text:tab/>lower_bound回答这个问题：“它在吗？如果是，第一个拷贝在哪里？如果不是，它将在哪里？”和find一样，你必须测试lower_bound的结果，来看看它是否指向你要寻找的值。但又不像find，你不能只是检测lower_bound的返回值是否等于end迭代器。取而代之的是，你必须检测lower_bound所标示出的对象是不是你需要的值。</text:p>
      <text:p text:style-name="Standard"/>
      <text:h text:style-name="Heading_20_2" text:outline-level="2">std::nth_element</text:h>
      <text:p text:style-name="P2"><text:tab/>对一个vector或array进行重组，比如std:nth_element(a,a+k,a+n)，作用是将第k+1大的数字放在a[k]处（因此要取第k大的数的话就要用k-1），并且a[0]..a[k-1]都不超过a[k]。</text:p>
      <text:p text:style-name="P2"/>
      <text:h text:style-name="Heading_20_2" text:outline-level="2">std::sort</text:h>
      <text:p text:style-name="Standard"/>
      <text:p text:style-name="P2">方案一：</text:p>
      <text:p text:style-name="P2"/>
      <text:p text:style-name="P17"><text:span text:style-name="T3">struct</text:span><text:span text:style-name="T24"> </text:span><text:span text:style-name="T65">FooItem</text:span></text:p>
      <text:p text:style-name="P19">{</text:p>
      <text:p text:style-name="P17"><text:span text:style-name="T24"><text:tab/></text:span><text:span text:style-name="T3">int</text:span><text:span text:style-name="T24"><text:tab/><text:tab/></text:span><text:span text:style-name="T65">index</text:span><text:span text:style-name="T24">;</text:span></text:p>
      <text:p text:style-name="P17"><text:span text:style-name="T24"><text:tab/></text:span><text:span text:style-name="T65">std</text:span><text:span text:style-name="T24">::</text:span><text:span text:style-name="T65">string</text:span><text:span text:style-name="T24"> <text:tab/></text:span><text:span text:style-name="T65">name</text:span><text:span text:style-name="T24">;</text:span></text:p>
      <text:p text:style-name="P19"><text:soft-page-break/></text:p>
      <text:p text:style-name="P17"><text:span text:style-name="T24"><text:tab/></text:span><text:span text:style-name="T3">bool</text:span><text:span text:style-name="T24"> </text:span><text:span text:style-name="T3">operator</text:span><text:span text:style-name="T24">&lt;(</text:span><text:span text:style-name="T3">const</text:span><text:span text:style-name="T24"> </text:span><text:span text:style-name="T65">FooItem</text:span><text:span text:style-name="T24">&amp; </text:span><text:span text:style-name="T65">rhs</text:span><text:span text:style-name="T24">) </text:span><text:span text:style-name="T3">const<text:tab/></text:span><text:span text:style-name="T19">// </text:span><text:span text:style-name="T20">注意是const成员函数</text:span></text:p>
      <text:p text:style-name="P19"><text:tab/>{</text:p>
      <text:p text:style-name="P17"><text:span text:style-name="T24"><text:tab/><text:tab/></text:span><text:span text:style-name="T3">return</text:span><text:span text:style-name="T24"> </text:span><text:span text:style-name="T65">index</text:span><text:span text:style-name="T24"> &lt; </text:span><text:span text:style-name="T65">rhs</text:span><text:span text:style-name="T24">.</text:span><text:span text:style-name="T65">index</text:span><text:span text:style-name="T24">;<text:tab/><text:tab/><text:tab/></text:span><text:span text:style-name="T19">// 永远让比较函数对相等的值返回false</text:span></text:p>
      <text:p text:style-name="P19"><text:tab/>}</text:p>
      <text:p text:style-name="P19">};</text:p>
      <text:p text:style-name="P19"/>
      <text:p text:style-name="P17"><text:span text:style-name="T3">int</text:span><text:span text:style-name="T24"> </text:span><text:span text:style-name="T65">main</text:span><text:span text:style-name="T24">(</text:span><text:span text:style-name="T3">int</text:span><text:span text:style-name="T24"> </text:span><text:span text:style-name="T65">argc</text:span><text:span text:style-name="T24">, </text:span><text:span text:style-name="T3">char</text:span><text:span text:style-name="T24">* </text:span><text:span text:style-name="T65">argv</text:span><text:span text:style-name="T24">[])</text:span></text:p>
      <text:p text:style-name="P19">{<text:tab/></text:p>
      <text:p text:style-name="P17"><text:span text:style-name="T24"><text:tab/></text:span><text:span text:style-name="T65">std</text:span><text:span text:style-name="T24">::</text:span><text:span text:style-name="T65">vector</text:span><text:span text:style-name="T24">&lt;</text:span><text:span text:style-name="T65">FooItem</text:span><text:span text:style-name="T24">&gt; </text:span><text:span text:style-name="T65">uItems</text:span><text:span text:style-name="T24">;</text:span></text:p>
      <text:p text:style-name="P17"><text:span text:style-name="T24"><text:tab/></text:span><text:span text:style-name="T65">std</text:span><text:span text:style-name="T24">::</text:span><text:span text:style-name="T65">sort</text:span><text:span text:style-name="T24">(</text:span><text:span text:style-name="T65">uItems</text:span><text:span text:style-name="T24">.</text:span><text:span text:style-name="T65">begin</text:span><text:span text:style-name="T24">(), </text:span><text:span text:style-name="T65">uItems</text:span><text:span text:style-name="T24">.</text:span><text:span text:style-name="T65">end</text:span><text:span text:style-name="T24">());</text:span></text:p>
      <text:p text:style-name="P19"/>
      <text:p text:style-name="P17"><text:span text:style-name="T24"><text:tab/></text:span><text:span text:style-name="T3">return</text:span><text:span text:style-name="T24"> 0;</text:span></text:p>
      <text:p text:style-name="P19">}</text:p>
      <text:p text:style-name="P11"/>
      <text:p text:style-name="P2">方案二：</text:p>
      <text:p text:style-name="P18"><text:span text:style-name="T15">struct</text:span><text:span text:style-name="T59"> </text:span><text:span text:style-name="T69">FooItem</text:span></text:p>
      <text:p text:style-name="P19">{</text:p>
      <text:p text:style-name="P17"><text:span text:style-name="T24"><text:tab/></text:span><text:span text:style-name="T3">int</text:span><text:span text:style-name="T24"><text:tab/><text:tab/></text:span><text:span text:style-name="T65">index</text:span><text:span text:style-name="T24">;</text:span></text:p>
      <text:p text:style-name="P17"><text:span text:style-name="T24"><text:tab/></text:span><text:span text:style-name="T65">std</text:span><text:span text:style-name="T24">::</text:span><text:span text:style-name="T65">string</text:span><text:span text:style-name="T24"> <text:tab/></text:span><text:span text:style-name="T65">name</text:span><text:span text:style-name="T24">;</text:span></text:p>
      <text:p text:style-name="P19">};</text:p>
      <text:p text:style-name="P19"/>
      <text:p text:style-name="P17"><text:span text:style-name="T3">struct</text:span><text:span text:style-name="T24"> </text:span><text:span text:style-name="T65">FooItemCompare</text:span></text:p>
      <text:p text:style-name="P19">{</text:p>
      <text:p text:style-name="P17"><text:span text:style-name="T24"><text:tab/></text:span><text:span text:style-name="T3">bool</text:span><text:span text:style-name="T24"> </text:span><text:span text:style-name="T3">operator</text:span><text:span text:style-name="T24">()(</text:span><text:span text:style-name="T3">const</text:span><text:span text:style-name="T24"> </text:span><text:span text:style-name="T65">FooItem</text:span><text:span text:style-name="T24">&amp; </text:span><text:span text:style-name="T65">lhs</text:span><text:span text:style-name="T24">, </text:span><text:span text:style-name="T3">const</text:span><text:span text:style-name="T24"> </text:span><text:span text:style-name="T65">FooItem</text:span><text:span text:style-name="T24">&amp; </text:span><text:span text:style-name="T65">rhs</text:span><text:span text:style-name="T24">) </text:span><text:span text:style-name="T3">const</text:span></text:p>
      <text:p text:style-name="P19"><text:tab/>{</text:p>
      <text:p text:style-name="P17"><text:span text:style-name="T24"><text:tab/><text:tab/></text:span><text:span text:style-name="T3">return</text:span><text:span text:style-name="T24"> </text:span><text:span text:style-name="T65">lhs</text:span><text:span text:style-name="T24">.</text:span><text:span text:style-name="T65">index</text:span><text:span text:style-name="T24"> &lt; </text:span><text:span text:style-name="T65">rhs</text:span><text:span text:style-name="T24">.</text:span><text:span text:style-name="T65">index</text:span><text:span text:style-name="T24">;<text:tab/><text:tab/></text:span><text:span text:style-name="T19">// 永远让比较函数对相等的值返回false</text:span></text:p>
      <text:p text:style-name="P19"><text:tab/>}</text:p>
      <text:p text:style-name="P19">};</text:p>
      <text:p text:style-name="P19"/>
      <text:p text:style-name="P17"><text:span text:style-name="T3">int</text:span><text:span text:style-name="T24"> </text:span><text:span text:style-name="T65">main</text:span><text:span text:style-name="T24">(</text:span><text:span text:style-name="T3">int</text:span><text:span text:style-name="T24"> </text:span><text:span text:style-name="T65">argc</text:span><text:span text:style-name="T24">, </text:span><text:span text:style-name="T3">char</text:span><text:span text:style-name="T24">* </text:span><text:span text:style-name="T65">argv</text:span><text:span text:style-name="T24">[])</text:span></text:p>
      <text:p text:style-name="P19">{<text:tab/></text:p>
      <text:p text:style-name="P17"><text:span text:style-name="T24"><text:tab/></text:span><text:span text:style-name="T65">std</text:span><text:span text:style-name="T24">::</text:span><text:span text:style-name="T65">vector</text:span><text:span text:style-name="T24">&lt;</text:span><text:span text:style-name="T65">FooItem</text:span><text:span text:style-name="T24">&gt; </text:span><text:span text:style-name="T65">uItems</text:span><text:span text:style-name="T24">;</text:span></text:p>
      <text:p text:style-name="P17"><text:span text:style-name="T24"><text:tab/></text:span><text:span text:style-name="T65">std</text:span><text:span text:style-name="T24">::</text:span><text:span text:style-name="T65">sort</text:span><text:span text:style-name="T24">(</text:span><text:span text:style-name="T65">uItems</text:span><text:span text:style-name="T24">.</text:span><text:span text:style-name="T65">begin</text:span><text:span text:style-name="T24">(), </text:span><text:span text:style-name="T65">uItems</text:span><text:span text:style-name="T24">.</text:span><text:span text:style-name="T65">end</text:span><text:span text:style-name="T24">(), </text:span><text:span text:style-name="T65">FooItemCompare</text:span><text:span text:style-name="T24">());</text:span></text:p>
      <text:p text:style-name="P19"/>
      <text:p text:style-name="P17"><text:span text:style-name="T24"><text:tab/></text:span><text:span text:style-name="T3">return</text:span><text:span text:style-name="T24"> 0;</text:span></text:p>
      <text:p text:style-name="P19">}</text:p>
      <text:p text:style-name="Standard"/>
      <text:h text:style-name="Heading_20_1" text:outline-level="1">STL<text:span text:style-name="T1"> IOstream</text:span></text:h>
      <text:h text:style-name="P118" text:outline-level="2">std::fstream</text:h>
      <text:list xml:id="list6000287889697657733" text:style-name="L47">
        <text:list-item>
          <text:p text:style-name="P74">写文件时，如果需要兼容C语言的fread函数，请使用ostream::write()方法，而不要使用ostream::operator&lt;&lt;()方法，两者并不一样；</text:p>
        </text:list-item>
        <text:list-item>
          <text:p text:style-name="P74"><text:soft-page-break/>C语言的fwrite函数在操作网络驱动器上的文件时，限制一次性最多不能操作超过64M的数据，但std::fstream没有此限制；</text:p>
        </text:list-item>
      </text:list>
      <text:p text:style-name="P2"/>
      <text:h text:style-name="Heading_20_1" text:outline-level="1">C标准<text:span text:style-name="T1">函数</text:span></text:h>
      <text:h text:style-name="Heading_20_3" text:outline-level="3">getchar</text:h>
      <text:p text:style-name="P2"><text:tab/>该函数定义是int getchar(void)，注意，返回值是int型的而不是char型，这是因为getchar(void) 可能会返回EOF。</text:p>
      <text:p text:style-name="P2"/>
      <text:h text:style-name="Heading_20_3" text:outline-level="3">memset</text:h>
      <text:p text:style-name="Standard"><text:tab/><text:span text:style-name="T1">以下代码展示了memset函数的常规用法与技巧：</text:span></text:p>
      <text:p text:style-name="P16"><text:span text:style-name="T72"><text:tab/></text:span><text:span text:style-name="T2">const</text:span><text:span text:style-name="T25"> </text:span><text:span text:style-name="T2">int</text:span><text:span text:style-name="T25"> </text:span><text:span text:style-name="T66">length</text:span><text:span text:style-name="T25"><text:tab/>= 128;</text:span></text:p>
      <text:p text:style-name="P17"><text:span text:style-name="T24"><text:tab/></text:span><text:span text:style-name="T3">bool</text:span><text:span text:style-name="T24"> </text:span><text:span text:style-name="T65">aFlags</text:span><text:span text:style-name="T24">[</text:span><text:span text:style-name="T65">length</text:span><text:span text:style-name="T24">];</text:span></text:p>
      <text:p text:style-name="P17"><text:span text:style-name="T24"><text:tab/></text:span><text:span text:style-name="T19">// 这是memset的常规用法，用于将一段连续内存进行“清零”</text:span></text:p>
      <text:p text:style-name="P17"><text:span text:style-name="T24"><text:tab/></text:span><text:span text:style-name="T65">memset</text:span><text:span text:style-name="T24">(</text:span><text:span text:style-name="T65">aFlags</text:span><text:span text:style-name="T24">, 0, </text:span><text:span text:style-name="T3">sizeof</text:span><text:span text:style-name="T24"> </text:span><text:span text:style-name="T65">aFlags</text:span><text:span text:style-name="T24">);</text:span></text:p>
      <text:p text:style-name="P19"/>
      <text:p text:style-name="P17"><text:span text:style-name="T24"><text:tab/></text:span><text:span text:style-name="T19">// 以下这段代码能够将aFlags数组置全置为1，完全是因为sizeof(bool)=1的原因，不能推广到short、int等</text:span><text:span text:style-name="T20">其它类型的</text:span><text:span text:style-name="T19">数组</text:span></text:p>
      <text:p text:style-name="P17"><text:span text:style-name="T24"><text:tab/></text:span><text:span text:style-name="T65">memset</text:span><text:span text:style-name="T24">(</text:span><text:span text:style-name="T65">aFlags</text:span><text:span text:style-name="T24">, 1, </text:span><text:span text:style-name="T3">sizeof</text:span><text:span text:style-name="T24"> </text:span><text:span text:style-name="T65">aFlags</text:span><text:span text:style-name="T24">);<text:tab/></text:span></text:p>
      <text:p text:style-name="P19"/>
      <text:p text:style-name="P17"><text:span text:style-name="T24"><text:tab/></text:span><text:span text:style-name="T19">// 如果可能的话，尽量使用memeset将数组清零，而不要使用以下初始化器的形式：</text:span></text:p>
      <text:p text:style-name="P17"><text:span text:style-name="T24"><text:tab/></text:span><text:span text:style-name="T3">bool</text:span><text:span text:style-name="T24"> </text:span><text:span text:style-name="T65">aFlags2</text:span><text:span text:style-name="T24">[</text:span><text:span text:style-name="T65">length</text:span><text:span text:style-name="T24">]= {</text:span><text:span text:style-name="T3">true</text:span><text:span text:style-name="T24">};</text:span></text:p>
      <text:p text:style-name="P17"><text:span text:style-name="T24"><text:tab/></text:span><text:span text:style-name="T19">// 这是因为初始化器“完全”等价于以下两步代码：</text:span></text:p>
      <text:p text:style-name="P17"><text:span text:style-name="T24"><text:tab/></text:span><text:span text:style-name="T65">aFlags2</text:span><text:span text:style-name="T24">[0]<text:tab/>= </text:span><text:span text:style-name="T3">true</text:span><text:span text:style-name="T24">;</text:span></text:p>
      <text:p text:style-name="P17"><text:span text:style-name="T24"><text:tab/></text:span><text:span text:style-name="T65">memset</text:span><text:span text:style-name="T24">(</text:span><text:span text:style-name="T65">aFlags2</text:span><text:span text:style-name="T24"> + 1, 0, </text:span><text:span text:style-name="T3">sizeof</text:span><text:span text:style-name="T24"> </text:span><text:span text:style-name="T65">aFlags2</text:span><text:span text:style-name="T24"> - 1);</text:span></text:p>
      <text:p text:style-name="Standard"/>
      <text:h text:style-name="Heading_20_3" text:outline-level="3">strcmp</text:h>
      <text:p text:style-name="P2"><text:tab/>注意，这个函数返回值的是1, 0, -1，当需要返回真假值时必须再写成这样：</text:p>
      <text:p text:style-name="P26"><text:span text:style-name="T3">bool</text:span><text:span text:style-name="T24"> </text:span><text:span text:style-name="T65">pstrcmp</text:span><text:span text:style-name="T24">(</text:span><text:span text:style-name="T3">const</text:span><text:span text:style-name="T24"> </text:span><text:span text:style-name="T3">char</text:span><text:span text:style-name="T24"> *</text:span><text:span text:style-name="T65">p</text:span><text:span text:style-name="T24">, </text:span><text:span text:style-name="T3">const</text:span><text:span text:style-name="T24"> </text:span><text:span text:style-name="T3">char</text:span><text:span text:style-name="T24"> *</text:span><text:span text:style-name="T65">q</text:span><text:span text:style-name="T24">)</text:span></text:p>
      <text:p text:style-name="P19">{</text:p>
      <text:p text:style-name="P17"><text:span text:style-name="T24"><text:tab/></text:span><text:span text:style-name="T19">//因为-1也被认为是true</text:span></text:p>
      <text:p text:style-name="P17"><text:span text:style-name="T24"><text:tab/></text:span><text:span text:style-name="T3">return</text:span><text:span text:style-name="T24"> </text:span><text:span text:style-name="T65">strcmp</text:span><text:span text:style-name="T24">(</text:span><text:span text:style-name="T65">p</text:span><text:span text:style-name="T24">,</text:span><text:span text:style-name="T65">q</text:span><text:span text:style-name="T24">)&lt;0?</text:span><text:span text:style-name="T3">true</text:span><text:span text:style-name="T24">:</text:span><text:span text:style-name="T3">false</text:span><text:span text:style-name="T24">;</text:span></text:p>
      <text:p text:style-name="P19">}</text:p>
      <text:p text:style-name="P2"/>
      <text:h text:style-name="Heading_20_3" text:outline-level="3">strncpy</text:h>
      <text:p text:style-name="P2"><text:tab/>当需要copy源串的一部分到目标串时必须使用此函数，你不能生成一块小些的内存当目标串，因为这样会发生内存访问错，所以尽量不要使用strcpy。</text:p>
      <text:p text:style-name="P2"/>
      <text:h text:style-name="Heading_20_1" text:outline-level="1">应用<text:span text:style-name="T1">技巧</text:span></text:h>
      <text:h text:style-name="P47" text:outline-level="3">从文件创建大型数组<text:tab/></text:h>
      <text:p text:style-name="P2"><text:tab/>如果数据量很大，可以考虑如下方案：</text:p>
      <text:p text:style-name="P16"><text:span text:style-name="T72"><text:tab/></text:span><text:span text:style-name="T2">const</text:span><text:span text:style-name="T25"> </text:span><text:span text:style-name="T2">char</text:span><text:span text:style-name="T25">* </text:span><text:span text:style-name="T66">aTexts</text:span><text:span text:style-name="T25">[]=</text:span></text:p>
      <text:p text:style-name="P19"><text:soft-page-break/><text:tab/>{</text:p>
      <text:p text:style-name="P17"><text:span text:style-name="T24"><text:tab/><text:tab/></text:span><text:span text:style-name="T3">#include</text:span><text:span text:style-name="T24"> </text:span><text:span text:style-name="T73">"c:\\data.txt"</text:span></text:p>
      <text:p text:style-name="P19"><text:tab/>};</text:p>
      <text:p text:style-name="P2"/>
      <text:p text:style-name="Standard"><text:span text:style-name="T1"><text:tab/>注意，用这种方法</text:span><text:span text:style-name="T52">创建数组是在编译过程中进行的</text:span><text:span text:style-name="T1">，最终编译生成的程序文件中会直接包含这些数据。</text:span></text:p>
      <text:p text:style-name="P2"/>
      <text:h text:style-name="P47" text:outline-level="3">设计final类</text:h>
      <text:p text:style-name="P2"><text:tab/>C++中没有类似于final的关系词可以将一个类设计成不可继承的最终类，但可以通过某些手法达到这种目的：</text:p>
      <text:p text:style-name="P17"><text:span text:style-name="T3">class</text:span><text:span text:style-name="T24"> </text:span><text:span text:style-name="T65">Lock</text:span></text:p>
      <text:p text:style-name="P19">{</text:p>
      <text:p text:style-name="P17"><text:span text:style-name="T3">private</text:span><text:span text:style-name="T24">:</text:span></text:p>
      <text:p text:style-name="P17"><text:span text:style-name="T24"><text:tab/></text:span><text:span text:style-name="T65">Lock</text:span><text:span text:style-name="T24">(){}</text:span></text:p>
      <text:p text:style-name="P17"><text:span text:style-name="T24"><text:tab/></text:span><text:span text:style-name="T3">friend</text:span><text:span text:style-name="T24"> </text:span><text:span text:style-name="T3">class</text:span><text:span text:style-name="T24"> </text:span><text:span text:style-name="T65">Parent</text:span><text:span text:style-name="T24">;</text:span></text:p>
      <text:p text:style-name="P19">};</text:p>
      <text:p text:style-name="P19"/>
      <text:p text:style-name="P17"><text:span text:style-name="T3">class</text:span><text:span text:style-name="T24"> </text:span><text:span text:style-name="T65">Parent</text:span><text:span text:style-name="T24">: </text:span><text:span text:style-name="T3">virtual</text:span><text:span text:style-name="T24"> </text:span><text:span text:style-name="T3">public</text:span><text:span text:style-name="T24"> </text:span><text:span text:style-name="T65">Lock</text:span></text:p>
      <text:p text:style-name="P19">{</text:p>
      <text:p text:style-name="P19">};</text:p>
      <text:p text:style-name="P24">// 在创建Child类对象时会引发编译错误</text:p>
      <text:p text:style-name="P29"><text:span text:style-name="T3">class</text:span><text:span text:style-name="T24"> </text:span><text:span text:style-name="T65">Child</text:span><text:span text:style-name="T24">: </text:span><text:span text:style-name="T3">public</text:span><text:span text:style-name="T24"> </text:span><text:span text:style-name="T65">Parent</text:span></text:p>
      <text:p text:style-name="P22">{</text:p>
      <text:p text:style-name="P22">};</text:p>
      <text:p text:style-name="P2"/>
      <text:p text:style-name="P2"><text:tab/>这里主要用到了C++的三个特性：</text:p>
      <text:list xml:id="list1826482784098024677" text:style-name="L48">
        <text:list-item>
          <text:p text:style-name="P105"><text:span text:style-name="T1">Lock类的构造函数设计为</text:span><text:span text:style-name="T52">private</text:span><text:span text:style-name="T1">的：由于创建Child类对象会调用Lock类的构造函数，而该构造函数对Child类是不可见的，因此会引发编译错误；</text:span></text:p>
        </text:list-item>
        <text:list-item>
          <text:p text:style-name="P105"><text:span text:style-name="T1">Parent类是Lock类的</text:span><text:span text:style-name="T52">友元</text:span><text:span text:style-name="T1">：这保证可以正常的生成Parent类对象，并且由于</text:span><text:span text:style-name="T52">友元关系是不可继承的</text:span><text:span text:style-name="T1">，因此子类Child不是Lock的友元；</text:span></text:p>
        </text:list-item>
        <text:list-item>
          <text:p text:style-name="P105"><text:span text:style-name="T1">Parent类对Lock类使用的是</text:span><text:span text:style-name="T52">虚继承</text:span><text:span text:style-name="T1">：这保证只在生成最终对象时才会调用Lock类的构造函数；反之，如果使用的不是虚继承，则Child类将无法直接访问Lock类的构造函数，从而设计final类失效；</text:span></text:p>
        </text:list-item>
      </text:list>
      <text:p text:style-name="P2"/>
      <text:p text:style-name="Standard"><text:span text:style-name="T1"><text:tab/>用这种方法创建final类是有代价的，它给类</text:span><text:span text:style-name="T52">额外增加了一个虚表</text:span><text:span text:style-name="T1">，因而增加了类对象的体积，而在某些情况下这是不可接受的。</text:span></text:p>
      <text:p text:style-name="P2"><text:tab/></text:p>
      <text:h text:style-name="Heading_20_3" text:outline-level="3">低级操作<text:span text:style-name="T1">D</text:span>在前</text:h>
      <text:p text:style-name="P12"><text:tab/><text:span text:style-name="T1">有很多函数同时存在src与dst参数，有的src在前面，有的dst在前面，容易混淆，特总结如下：</text:span></text:p>
      <text:list xml:id="list1232765617310419260" text:style-name="L49">
        <text:list-item>
          <text:p text:style-name="P53">汇编<text:tab/>mov dst src</text:p>
        </text:list-item>
        <text:list-item>
          <text:p text:style-name="P53">c++<text:tab/><text:tab/>memcpy(dst, src), strcpy(dst, src)</text:p>
        </text:list-item>
        <text:list-item>
          <text:p text:style-name="P53"><text:soft-page-break/>python<text:tab/>shutil.copy(src, dst), shutil.move(src, dst)</text:p>
        </text:list-item>
        <text:list-item>
          <text:p text:style-name="P53">dos<text:tab/><text:tab/>copy src dst，move src dst</text:p>
        </text:list-item>
      </text:list>
      <text:p text:style-name="P3"/>
      <text:p text:style-name="P12"><text:tab/><text:span text:style-name="T1">因此</text:span>可总结为：<text:span text:style-name="T44">低级操作D（Destination）在前，高级操作上高原（源）</text:span><text:span text:style-name="T1">。</text:span></text:p>
      <text:p text:style-name="P12"/>
      <text:h text:style-name="Heading_20_3" text:outline-level="3">UTF8编码<text:span text:style-name="T1">转</text:span>换</text:h>
      <text:p text:style-name="P23">// for example: when reading a utf8 file</text:p>
      <text:p text:style-name="P17"><text:span text:style-name="T65">std</text:span><text:span text:style-name="T24">::</text:span><text:span text:style-name="T65">string</text:span><text:span text:style-name="T24"> </text:span><text:span text:style-name="T65">UTF8ToAnsi</text:span><text:span text:style-name="T24">(</text:span><text:span text:style-name="T3">const</text:span><text:span text:style-name="T24"> </text:span><text:span text:style-name="T65">std</text:span><text:span text:style-name="T24">::</text:span><text:span text:style-name="T65">string</text:span><text:span text:style-name="T24">&amp; </text:span><text:span text:style-name="T65">text</text:span><text:span text:style-name="T24">)</text:span></text:p>
      <text:p text:style-name="P19">{</text:p>
      <text:p text:style-name="P17"><text:span text:style-name="T24"><text:tab/></text:span><text:span text:style-name="T3">int</text:span><text:span text:style-name="T24"> </text:span><text:span text:style-name="T65">length</text:span><text:span text:style-name="T24"><text:tab/><text:tab/><text:tab/>= </text:span><text:span text:style-name="T65">MultiByteToWideChar</text:span><text:span text:style-name="T24">(</text:span><text:span text:style-name="T65">CP_UTF8</text:span><text:span text:style-name="T24">, 0, </text:span><text:span text:style-name="T65">text</text:span><text:span text:style-name="T24">.</text:span><text:span text:style-name="T65">c_str</text:span><text:span text:style-name="T24">(), -1, </text:span><text:span text:style-name="T65">NULL</text:span><text:span text:style-name="T24">, 0);</text:span></text:p>
      <text:p text:style-name="P17"><text:span text:style-name="T24"><text:tab/></text:span><text:span text:style-name="T3">wchar_t</text:span><text:span text:style-name="T24">* </text:span><text:span text:style-name="T65">szSrc</text:span><text:span text:style-name="T24"><text:tab/><text:tab/>= </text:span><text:span text:style-name="T3">new</text:span><text:span text:style-name="T24"> </text:span><text:span text:style-name="T3">wchar_t</text:span><text:span text:style-name="T24">[</text:span><text:span text:style-name="T65">length</text:span><text:span text:style-name="T24"> + 1];</text:span></text:p>
      <text:p text:style-name="P19"/>
      <text:p text:style-name="P17"><text:span text:style-name="T24"><text:tab/></text:span><text:span text:style-name="T65">MultiByteToWideChar</text:span><text:span text:style-name="T24">(</text:span><text:span text:style-name="T65">CP_UTF8</text:span><text:span text:style-name="T24">, 0, </text:span><text:span text:style-name="T65">text</text:span><text:span text:style-name="T24">.</text:span><text:span text:style-name="T65">c_str</text:span><text:span text:style-name="T24">(), -1, </text:span><text:span text:style-name="T65">szSrc</text:span><text:span text:style-name="T24">, </text:span><text:span text:style-name="T65">length</text:span><text:span text:style-name="T24">);</text:span></text:p>
      <text:p text:style-name="P19"/>
      <text:p text:style-name="P17"><text:span text:style-name="T24"><text:tab/></text:span><text:span text:style-name="T65">length</text:span><text:span text:style-name="T24"><text:tab/><text:tab/><text:tab/>= </text:span><text:span text:style-name="T65">WideCharToMultiByte</text:span><text:span text:style-name="T24">(</text:span><text:span text:style-name="T65">CP_ACP</text:span><text:span text:style-name="T24">, 0, </text:span><text:span text:style-name="T65">szSrc</text:span><text:span text:style-name="T24">, -1, </text:span><text:span text:style-name="T65">NULL</text:span><text:span text:style-name="T24">, 0, </text:span><text:span text:style-name="T65">NULL</text:span><text:span text:style-name="T24">, </text:span><text:span text:style-name="T65">NULL</text:span><text:span text:style-name="T24">);</text:span></text:p>
      <text:p text:style-name="P19"/>
      <text:p text:style-name="P17"><text:span text:style-name="T24"><text:tab/></text:span><text:span text:style-name="T3">char</text:span><text:span text:style-name="T24">* </text:span><text:span text:style-name="T65">szRet</text:span><text:span text:style-name="T24"><text:tab/><text:tab/>= </text:span><text:span text:style-name="T3">new</text:span><text:span text:style-name="T24"> </text:span><text:span text:style-name="T3">char</text:span><text:span text:style-name="T24">[</text:span><text:span text:style-name="T65">length</text:span><text:span text:style-name="T24">+1];</text:span></text:p>
      <text:p text:style-name="P17"><text:span text:style-name="T24"><text:tab/></text:span><text:span text:style-name="T65">WideCharToMultiByte</text:span><text:span text:style-name="T24">(</text:span><text:span text:style-name="T65">CP_ACP</text:span><text:span text:style-name="T24">, 0, </text:span><text:span text:style-name="T65">szSrc</text:span><text:span text:style-name="T24">, -1, </text:span><text:span text:style-name="T65">szRet</text:span><text:span text:style-name="T24">, </text:span><text:span text:style-name="T65">length</text:span><text:span text:style-name="T24">, </text:span><text:span text:style-name="T65">NULL</text:span><text:span text:style-name="T24">, </text:span><text:span text:style-name="T65">NULL</text:span><text:span text:style-name="T24">);</text:span></text:p>
      <text:p text:style-name="P19"/>
      <text:p text:style-name="P17"><text:span text:style-name="T24"><text:tab/></text:span><text:span text:style-name="T65">std</text:span><text:span text:style-name="T24">::</text:span><text:span text:style-name="T65">string</text:span><text:span text:style-name="T24"> </text:span><text:span text:style-name="T65">ret</text:span><text:span text:style-name="T24"><text:tab/><text:tab/>= </text:span><text:span text:style-name="T65">szRet</text:span><text:span text:style-name="T24">;</text:span></text:p>
      <text:p text:style-name="P17"><text:span text:style-name="T24"><text:tab/></text:span><text:span text:style-name="T3">delete</text:span><text:span text:style-name="T24">[] </text:span><text:span text:style-name="T65">szSrc</text:span><text:span text:style-name="T24">;</text:span></text:p>
      <text:p text:style-name="P17"><text:span text:style-name="T24"><text:tab/></text:span><text:span text:style-name="T3">delete</text:span><text:span text:style-name="T24">[] </text:span><text:span text:style-name="T65">szRet</text:span><text:span text:style-name="T24">;</text:span></text:p>
      <text:p text:style-name="P19"/>
      <text:p text:style-name="P17"><text:span text:style-name="T24"><text:tab/></text:span><text:span text:style-name="T3">return</text:span><text:span text:style-name="T24"> </text:span><text:span text:style-name="T65">ret</text:span><text:span text:style-name="T24">;</text:span></text:p>
      <text:p text:style-name="P19">}</text:p>
      <text:p text:style-name="P10"/>
      <text:p text:style-name="P17"><text:span text:style-name="T65">std</text:span><text:span text:style-name="T24">::</text:span><text:span text:style-name="T65">string</text:span><text:span text:style-name="T24"> </text:span><text:span text:style-name="T65">AnsiToUTF8</text:span><text:span text:style-name="T24">( </text:span><text:span text:style-name="T3">const</text:span><text:span text:style-name="T24"> </text:span><text:span text:style-name="T65">std</text:span><text:span text:style-name="T24">::</text:span><text:span text:style-name="T65">string</text:span><text:span text:style-name="T24">&amp; </text:span><text:span text:style-name="T65">text</text:span><text:span text:style-name="T24">)</text:span></text:p>
      <text:p text:style-name="P19">{</text:p>
      <text:p text:style-name="P17"><text:span text:style-name="T24"><text:tab/></text:span><text:span text:style-name="T3">int</text:span><text:span text:style-name="T24"> </text:span><text:span text:style-name="T65">length</text:span><text:span text:style-name="T24"><text:tab/><text:tab/><text:tab/>= </text:span><text:span text:style-name="T65">MultiByteToWideChar</text:span><text:span text:style-name="T24">(</text:span><text:span text:style-name="T65">CP_ACP</text:span><text:span text:style-name="T24">, 0, </text:span><text:span text:style-name="T65">text</text:span><text:span text:style-name="T24">.</text:span><text:span text:style-name="T65">c_str</text:span><text:span text:style-name="T24">(), -1, </text:span><text:span text:style-name="T65">NULL</text:span><text:span text:style-name="T24">, 0);</text:span></text:p>
      <text:p text:style-name="P19"/>
      <text:p text:style-name="P17"><text:span text:style-name="T24"><text:tab/></text:span><text:span text:style-name="T3">wchar_t</text:span><text:span text:style-name="T24">* </text:span><text:span text:style-name="T65">wszUtf8</text:span><text:span text:style-name="T24"><text:tab/>= </text:span><text:span text:style-name="T3">new</text:span><text:span text:style-name="T24"> </text:span><text:span text:style-name="T3">wchar_t</text:span><text:span text:style-name="T24">[</text:span><text:span text:style-name="T65">length</text:span><text:span text:style-name="T24">+1];</text:span></text:p>
      <text:p text:style-name="P17"><text:span text:style-name="T24"><text:tab/></text:span><text:span text:style-name="T65">memset</text:span><text:span text:style-name="T24">(</text:span><text:span text:style-name="T65">wszUtf8</text:span><text:span text:style-name="T24">, 0, </text:span><text:span text:style-name="T65">length</text:span><text:span text:style-name="T24"> * 2 + 2);</text:span></text:p>
      <text:p text:style-name="P17"><text:span text:style-name="T24"><text:tab/></text:span><text:span text:style-name="T65">MultiByteToWideChar</text:span><text:span text:style-name="T24">(</text:span><text:span text:style-name="T65">CP_ACP</text:span><text:span text:style-name="T24">, 0, </text:span><text:span text:style-name="T65">text</text:span><text:span text:style-name="T24">.</text:span><text:span text:style-name="T65">c_str</text:span><text:span text:style-name="T24">(), -1, </text:span><text:span text:style-name="T65">wszUtf8</text:span><text:span text:style-name="T24">, </text:span><text:span text:style-name="T65">length</text:span><text:span text:style-name="T24">);</text:span></text:p>
      <text:p text:style-name="P19"/>
      <text:p text:style-name="P17"><text:span text:style-name="T24"><text:tab/></text:span><text:span text:style-name="T65">length</text:span><text:span text:style-name="T24"><text:tab/><text:tab/><text:tab/>= </text:span><text:span text:style-name="T65">WideCharToMultiByte</text:span><text:span text:style-name="T24">(</text:span><text:span text:style-name="T65">CP_UTF8</text:span><text:span text:style-name="T24">, 0, </text:span><text:span text:style-name="T65">wszUtf8</text:span><text:span text:style-name="T24">, -1, </text:span><text:span text:style-name="T65">NULL</text:span><text:span text:style-name="T24">, 0, </text:span><text:span text:style-name="T65">NULL</text:span><text:span text:style-name="T24">, </text:span><text:span text:style-name="T65">NULL</text:span><text:span text:style-name="T24">);</text:span></text:p>
      <text:p text:style-name="P19"/>
      <text:p text:style-name="P17"><text:span text:style-name="T24"><text:tab/></text:span><text:span text:style-name="T3">char</text:span><text:span text:style-name="T24">* </text:span><text:span text:style-name="T65">szUtf8</text:span><text:span text:style-name="T24"><text:tab/><text:tab/>= </text:span><text:span text:style-name="T3">new</text:span><text:span text:style-name="T24"> </text:span><text:span text:style-name="T3">char</text:span><text:span text:style-name="T24">[</text:span><text:span text:style-name="T65">length</text:span><text:span text:style-name="T24"> + 1];</text:span></text:p>
      <text:p text:style-name="P17"><text:span text:style-name="T24"><text:tab/></text:span><text:span text:style-name="T65">memset</text:span><text:span text:style-name="T24">(</text:span><text:span text:style-name="T65">szUtf8</text:span><text:span text:style-name="T24">, 0, </text:span><text:span text:style-name="T65">length</text:span><text:span text:style-name="T24"> + 1);</text:span></text:p>
      <text:p text:style-name="P17"><text:span text:style-name="T24"><text:tab/></text:span><text:span text:style-name="T65">WideCharToMultiByte</text:span><text:span text:style-name="T24"> (</text:span><text:span text:style-name="T65">CP_UTF8</text:span><text:span text:style-name="T24">, 0, </text:span><text:span text:style-name="T65">wszUtf8</text:span><text:span text:style-name="T24">, -1, </text:span><text:span text:style-name="T65">szUtf8</text:span><text:span text:style-name="T24">, </text:span><text:span text:style-name="T65">length</text:span><text:span text:style-name="T24">, </text:span><text:span text:style-name="T65">NULL</text:span><text:span text:style-name="T24">,</text:span><text:span text:style-name="T65">NULL</text:span><text:span text:style-name="T24">);</text:span></text:p>
      <text:p text:style-name="P19"/>
      <text:p text:style-name="P17"><text:span text:style-name="T24"><text:tab/></text:span><text:span text:style-name="T65">std</text:span><text:span text:style-name="T24">::</text:span><text:span text:style-name="T65">string</text:span><text:span text:style-name="T24"> </text:span><text:span text:style-name="T65">ret</text:span><text:span text:style-name="T24"><text:tab/><text:tab/>= </text:span><text:span text:style-name="T65">szUtf8</text:span><text:span text:style-name="T24">;</text:span></text:p>
      <text:p text:style-name="P17"><text:span text:style-name="T24"><text:tab/></text:span><text:span text:style-name="T3">delete</text:span><text:span text:style-name="T24">[] </text:span><text:span text:style-name="T65">szUtf8</text:span><text:span text:style-name="T24">;</text:span></text:p>
      <text:p text:style-name="P17"><text:span text:style-name="T24"><text:tab/></text:span><text:span text:style-name="T3">delete</text:span><text:span text:style-name="T24">[] </text:span><text:span text:style-name="T65">wszUtf8</text:span><text:span text:style-name="T24">;</text:span></text:p>
      <text:p text:style-name="P19"><text:soft-page-break/></text:p>
      <text:p text:style-name="P17"><text:span text:style-name="T24"><text:tab/></text:span><text:span text:style-name="T3">return</text:span><text:span text:style-name="T24"> </text:span><text:span text:style-name="T65">ret</text:span><text:span text:style-name="T24">;</text:span></text:p>
      <text:p text:style-name="P19">}</text:p>
      <text:p text:style-name="Standard"/>
      <text:h text:style-name="Heading_20_3" text:outline-level="3">按行读取UTF8文件</text:h>
      <text:p text:style-name="P16"><text:span text:style-name="T3">bool</text:span><text:span text:style-name="T24"> </text:span><text:span text:style-name="T65">LoadUTF8</text:span><text:span text:style-name="T24">(</text:span><text:span text:style-name="T3">const</text:span><text:span text:style-name="T24"> </text:span><text:span text:style-name="T65">std</text:span><text:span text:style-name="T24">::</text:span><text:span text:style-name="T65">string</text:span><text:span text:style-name="T24">&amp; </text:span><text:span text:style-name="T65">filepath</text:span><text:span text:style-name="T24">)</text:span></text:p>
      <text:p text:style-name="P19">{</text:p>
      <text:p text:style-name="P17"><text:span text:style-name="T24"><text:tab/></text:span><text:span text:style-name="T19">// if empty or filepath does not exits, return false</text:span></text:p>
      <text:p text:style-name="P17"><text:span text:style-name="T24"><text:tab/></text:span><text:span text:style-name="T3">if</text:span><text:span text:style-name="T24"> (</text:span><text:span text:style-name="T65">filepath</text:span><text:span text:style-name="T24">.</text:span><text:span text:style-name="T65">empty</text:span><text:span text:style-name="T24">() || 0!=</text:span><text:span text:style-name="T65">_access</text:span><text:span text:style-name="T24">(</text:span><text:span text:style-name="T65">filepath</text:span><text:span text:style-name="T24">.</text:span><text:span text:style-name="T65">c_str</text:span><text:span text:style-name="T24">(), 0))</text:span></text:p>
      <text:p text:style-name="P19"><text:tab/>{</text:p>
      <text:p text:style-name="P17"><text:span text:style-name="T24"><text:tab/><text:tab/></text:span><text:span text:style-name="T3">return</text:span><text:span text:style-name="T24"> </text:span><text:span text:style-name="T3">false</text:span><text:span text:style-name="T24">;</text:span></text:p>
      <text:p text:style-name="P19"><text:tab/>}</text:p>
      <text:p text:style-name="P19"/>
      <text:p text:style-name="P17"><text:span text:style-name="T24"><text:tab/></text:span><text:span text:style-name="T65">std</text:span><text:span text:style-name="T24">::</text:span><text:span text:style-name="T65">ifstream</text:span><text:span text:style-name="T24"> </text:span><text:span text:style-name="T65">fin</text:span><text:span text:style-name="T24">(</text:span><text:span text:style-name="T65">filepath</text:span><text:span text:style-name="T24">.</text:span><text:span text:style-name="T65">c_str</text:span><text:span text:style-name="T24">(), </text:span><text:span text:style-name="T65">std</text:span><text:span text:style-name="T24">::</text:span><text:span text:style-name="T65">ios</text:span><text:span text:style-name="T24">::</text:span><text:span text:style-name="T65">binary</text:span><text:span text:style-name="T24">);</text:span></text:p>
      <text:p text:style-name="P17"><text:span text:style-name="T24"><text:tab/></text:span><text:span text:style-name="T3">if</text:span><text:span text:style-name="T24"> (!</text:span><text:span text:style-name="T65">fin</text:span><text:span text:style-name="T24">)</text:span></text:p>
      <text:p text:style-name="P19"><text:tab/>{</text:p>
      <text:p text:style-name="P17"><text:span text:style-name="T24"><text:tab/><text:tab/></text:span><text:span text:style-name="T3">return</text:span><text:span text:style-name="T24"> </text:span><text:span text:style-name="T3">false</text:span><text:span text:style-name="T24">;</text:span></text:p>
      <text:p text:style-name="P19"><text:tab/>}</text:p>
      <text:p text:style-name="P19"/>
      <text:p text:style-name="P17"><text:span text:style-name="T24"><text:tab/></text:span><text:span text:style-name="T3">try</text:span></text:p>
      <text:p text:style-name="P19"><text:tab/>{</text:p>
      <text:p text:style-name="P17"><text:span text:style-name="T24"><text:tab/><text:tab/></text:span><text:span text:style-name="T19">// read file head, pass signature flags</text:span></text:p>
      <text:p text:style-name="P17"><text:span text:style-name="T24"><text:tab/><text:tab/></text:span><text:span text:style-name="T3">const</text:span><text:span text:style-name="T24"> </text:span><text:span text:style-name="T3">int</text:span><text:span text:style-name="T24"> </text:span><text:span text:style-name="T65">headLength</text:span><text:span text:style-name="T24"><text:tab/>= 3;</text:span></text:p>
      <text:p text:style-name="P17"><text:span text:style-name="T24"><text:tab/><text:tab/></text:span><text:span text:style-name="T3">char</text:span><text:span text:style-name="T24"> </text:span><text:span text:style-name="T65">aHead</text:span><text:span text:style-name="T24">[</text:span><text:span text:style-name="T65">headLength</text:span><text:span text:style-name="T24">];</text:span></text:p>
      <text:p text:style-name="P17"><text:span text:style-name="T24"><text:tab/><text:tab/></text:span><text:span text:style-name="T65">fin</text:span><text:span text:style-name="T24">.</text:span><text:span text:style-name="T65">read</text:span><text:span text:style-name="T24">(</text:span><text:span text:style-name="T65">aHead</text:span><text:span text:style-name="T24">, </text:span><text:span text:style-name="T65">headLength</text:span><text:span text:style-name="T24">);</text:span></text:p>
      <text:p text:style-name="P17"><text:span text:style-name="T24"><text:tab/><text:tab/></text:span><text:span text:style-name="T3">if</text:span><text:span text:style-name="T24"> (!(</text:span><text:span text:style-name="T65">aHead</text:span><text:span text:style-name="T24">[0]== (</text:span><text:span text:style-name="T3">char</text:span><text:span text:style-name="T24">)0xEF &amp;&amp; </text:span><text:span text:style-name="T65">aHead</text:span><text:span text:style-name="T24">[1]==(</text:span><text:span text:style-name="T3">char</text:span><text:span text:style-name="T24">)0xBB &amp;&amp; </text:span><text:span text:style-name="T65">aHead</text:span><text:span text:style-name="T24">[2]== (</text:span><text:span text:style-name="T3">char</text:span><text:span text:style-name="T24">)0xBF))</text:span></text:p>
      <text:p text:style-name="P19"><text:tab/><text:tab/>{</text:p>
      <text:p text:style-name="P17"><text:span text:style-name="T24"><text:tab/><text:tab/><text:tab/></text:span><text:span text:style-name="T65">fin</text:span><text:span text:style-name="T24">.</text:span><text:span text:style-name="T65">seekg</text:span><text:span text:style-name="T24">(0, </text:span><text:span text:style-name="T65">std</text:span><text:span text:style-name="T24">::</text:span><text:span text:style-name="T65">ios</text:span><text:span text:style-name="T24">::</text:span><text:span text:style-name="T65">beg</text:span><text:span text:style-name="T24">);</text:span></text:p>
      <text:p text:style-name="P19"><text:tab/><text:tab/>}</text:p>
      <text:p text:style-name="P19"/>
      <text:p text:style-name="P17"><text:span text:style-name="T24"><text:tab/><text:tab/></text:span><text:span text:style-name="T19">// file body</text:span></text:p>
      <text:p text:style-name="P17"><text:span text:style-name="T24"><text:tab/><text:tab/></text:span><text:span text:style-name="T65">std</text:span><text:span text:style-name="T24">::</text:span><text:span text:style-name="T65">string</text:span><text:span text:style-name="T24"> </text:span><text:span text:style-name="T65">line</text:span><text:span text:style-name="T24">;</text:span></text:p>
      <text:p text:style-name="P17"><text:span text:style-name="T24"><text:tab/><text:tab/></text:span><text:span text:style-name="T3">while</text:span><text:span text:style-name="T24">(</text:span><text:span text:style-name="T65">std</text:span><text:span text:style-name="T24">::</text:span><text:span text:style-name="T65">getline</text:span><text:span text:style-name="T24">(</text:span><text:span text:style-name="T65">fin</text:span><text:span text:style-name="T24">, </text:span><text:span text:style-name="T65">line</text:span><text:span text:style-name="T24">))</text:span></text:p>
      <text:p text:style-name="P19"><text:tab/><text:tab/>{</text:p>
      <text:p text:style-name="P17"><text:span text:style-name="T24"><text:tab/><text:tab/><text:tab/></text:span><text:span text:style-name="T65">line</text:span><text:span text:style-name="T24"><text:tab/>= </text:span><text:span text:style-name="T65">UTF8ToAnsi</text:span><text:span text:style-name="T24">(</text:span><text:span text:style-name="T65">line</text:span><text:span text:style-name="T24">);</text:span></text:p>
      <text:p text:style-name="P17"><text:span text:style-name="T24"><text:tab/><text:tab/><text:tab/></text:span><text:span text:style-name="T65">std</text:span><text:span text:style-name="T24">::</text:span><text:span text:style-name="T65">cout</text:span><text:span text:style-name="T24">&lt;&lt; </text:span><text:span text:style-name="T65">line</text:span><text:span text:style-name="T24"> &lt;&lt; </text:span><text:span text:style-name="T65">std</text:span><text:span text:style-name="T24">::</text:span><text:span text:style-name="T65">endl</text:span><text:span text:style-name="T24">;</text:span></text:p>
      <text:p text:style-name="P19"><text:tab/><text:tab/>}</text:p>
      <text:p text:style-name="P19"/>
      <text:p text:style-name="P17"><text:span text:style-name="T24"><text:tab/><text:tab/></text:span><text:span text:style-name="T65">fin</text:span><text:span text:style-name="T24">.</text:span><text:span text:style-name="T65">close</text:span><text:span text:style-name="T24">();</text:span></text:p>
      <text:p text:style-name="P17"><text:span text:style-name="T24"><text:tab/><text:tab/></text:span><text:span text:style-name="T3">return</text:span><text:span text:style-name="T24"> </text:span><text:span text:style-name="T3">true</text:span><text:span text:style-name="T24">;</text:span></text:p>
      <text:p text:style-name="P19"><text:tab/>}</text:p>
      <text:p text:style-name="P17"><text:span text:style-name="T24"><text:tab/></text:span><text:span text:style-name="T3">catch</text:span><text:span text:style-name="T24"> (...)</text:span></text:p>
      <text:p text:style-name="P19"><text:tab/>{</text:p>
      <text:p text:style-name="P19"><text:soft-page-break/><text:tab/><text:tab/></text:p>
      <text:p text:style-name="P19"><text:tab/>}</text:p>
      <text:p text:style-name="P19"/>
      <text:p text:style-name="P17"><text:span text:style-name="T24"><text:tab/></text:span><text:span text:style-name="T65">fin</text:span><text:span text:style-name="T24">.</text:span><text:span text:style-name="T65">close</text:span><text:span text:style-name="T24">();</text:span></text:p>
      <text:p text:style-name="P17"><text:span text:style-name="T24"><text:tab/></text:span><text:span text:style-name="T3">return</text:span><text:span text:style-name="T24"> </text:span><text:span text:style-name="T3">false</text:span><text:span text:style-name="T24">;</text:span></text:p>
      <text:p text:style-name="P19">}</text:p>
      <text:p text:style-name="P26"/>
      <text:p text:style-name="P2"/>
      <text:h text:style-name="Heading_20_3" text:outline-level="3">一次性读取整个文件</text:h>
      <text:p text:style-name="P26"><text:span text:style-name="T71"><text:tab/></text:span><text:span text:style-name="T65">std</text:span><text:span text:style-name="T24">::</text:span><text:span text:style-name="T65">ifstream</text:span><text:span text:style-name="T24"> </text:span><text:span text:style-name="T65">fin</text:span><text:span text:style-name="T24">(</text:span><text:span text:style-name="T65">filepath</text:span><text:span text:style-name="T24">);</text:span></text:p>
      <text:p text:style-name="P17"><text:span text:style-name="T24"><text:tab/></text:span><text:span text:style-name="T3">const</text:span><text:span text:style-name="T24"> </text:span><text:span text:style-name="T65">string</text:span><text:span text:style-name="T24"> </text:span><text:span text:style-name="T65">text</text:span><text:span text:style-name="T24"><text:tab/>=</text:span><text:span text:style-name="T65">string</text:span><text:span text:style-name="T24">(</text:span><text:span text:style-name="T65">istreambuf_iterator</text:span><text:span text:style-name="T24">&lt;</text:span><text:span text:style-name="T3">char</text:span><text:span text:style-name="T24">&gt;(</text:span><text:span text:style-name="T65">fin</text:span><text:span text:style-name="T24">),</text:span><text:span text:style-name="T65">istreambuf_iterator</text:span><text:span text:style-name="T24">&lt;</text:span><text:span text:style-name="T3">char</text:span><text:span text:style-name="T24">&g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22" text:outline-level="1">未整理</text:h>
      <text:p text:style-name="P2">------------------------------------------------------old-----------------------------------------------------------</text:p>
      <text:p text:style-name="P2"/>
      <text:p text:style-name="P2">基本语法</text:p>
      <text:p text:style-name="P2">常忘常识</text:p>
      <text:p text:style-name="P2">1.2.浮点数的比较一定要小心，不仅仅是相等判断，不等判断也要在一定精度下进行</text:p>
      <text:p text:style-name="P2">4.int与DWORD值的比较要小心，int值可为负数，但DWORD却是正的，比较时一个负的int数会被转化正一个无符号的很大的数</text:p>
      <text:p text:style-name="P2">5.C++中，继承需要显式地使用public关键字进行修饰</text:p>
      <text:p text:style-name="P2"/>
      <text:p text:style-name="P2"/>
      <text:p text:style-name="P2">STL</text:p>
      <text:p text:style-name="P2"/>
      <text:p text:style-name="P2">sstream数字、字符串 转换</text:p>
      <text:p text:style-name="P2"><text:tab/>//double转string</text:p>
      <text:p text:style-name="P2"><text:tab/>double num=126;</text:p>
      <text:p text:style-name="P2"><text:tab/>stringstream station;//statin是一个中转站，先进货，再卖出</text:p>
      <text:p text:style-name="P2"><text:tab/>string destString;<text:tab/></text:p>
      <text:p text:style-name="P2"><text:tab/>station&lt;&lt;num;//进货</text:p>
      <text:p text:style-name="P2"><text:soft-page-break/><text:tab/>station&gt;&gt;destString;//卖出</text:p>
      <text:p text:style-name="P2"><text:tab/></text:p>
      <text:p text:style-name="P2"><text:tab/>//string转double</text:p>
      <text:p text:style-name="P2"><text:tab/>station.clear();//多次转换之间必须调用clear()函数</text:p>
      <text:p text:style-name="P2"><text:tab/>string srcString="318";<text:tab/></text:p>
      <text:p text:style-name="P2"><text:tab/>station&lt;&lt;srcString;//进货</text:p>
      <text:p text:style-name="P2"><text:tab/>station&gt;&gt;num;//卖出</text:p>
      <text:p text:style-name="P2"/>
      <text:p text:style-name="P2"><text:tab/>char a[128];</text:p>
      <text:p text:style-name="P2"><text:tab/>int i=318;</text:p>
      <text:p text:style-name="P2"><text:tab/>sprintf(a,"I live in %i",i);</text:p>
      <text:p text:style-name="P2"/>
      <text:p text:style-name="P2"/>
      <text:p text:style-name="P2">常见问题</text:p>
      <text:p text:style-name="P2"><text:tab/></text:p>
      <text:p text:style-name="P2">继承</text:p>
      <text:p text:style-name="P2"><text:tab/>C++中，继承需要显式地使用public关键字进行修饰。</text:p>
      <text:p text:style-name="P2">变量初始化</text:p>
      <text:p text:style-name="P2">C++是不支持类似java的定义时初始化的</text:p>
      <text:p text:style-name="P2">const类成员变量必须放到初始化成员列表里进行初始化（通常函数内的const变量需要在定义时立即赋初值）</text:p>
      <text:p text:style-name="P2">static类成员变量亦不能在定义时赋值，它需要在类外面进行初始化，但不再加static标识</text:p>
      <text:p text:style-name="P2">static const的类成员变量可以在定义时直接赋值</text:p>
      <text:p text:style-name="P2">中文处理</text:p>
      <text:p text:style-name="P2">中文的编码通常可以认为是以1开头的，而在C++中所有的char字符[-128, 127]都是以0开始的，因此在中英文混合的环境中不会有判错的问题。判断一个char是否是中文的开头只要计算 (x[i]&amp;0x80)==1就可以了（注意&amp;的优先级低）</text:p>
      <text:p text:style-name="P2">中英文混合的char* 计数中，中文必须两个字符记为1个，而英文的则是一个就算一个</text:p>
      <text:p text:style-name="P2"/>
      <text:p text:style-name="P2">循环执行效率</text:p>
      <text:p text:style-name="P2">某型CPU的一级数据缓存大小为16K字节，cache块大小为64字节：</text:p>
      <text:p text:style-name="P2">int matrix[17][1025]; </text:p>
      <text:p text:style-name="P2">const char *str = "this is a str"; </text:p>
      <text:p text:style-name="P2">int i, j, sum = 0; </text:p>
      <text:p text:style-name="P2">int　tmp = strlen(str); </text:p>
      <text:p text:style-name="P2">for(i = 0; i &lt; 1025; i++) </text:p>
      <text:p text:style-name="P2">{ </text:p>
      <text:p text:style-name="P2">for(j = 0; j &lt; 17; j++) </text:p>
      <text:p text:style-name="P2">{ </text:p>
      <text:p text:style-name="P2"><text:s text:c="8"/>sum += matrix[j][i] +strlen(str); <text:s/></text:p>
      <text:p text:style-name="P2"><text:s text:c="4"/>} </text:p>
      <text:p text:style-name="P2">} </text:p>
      <text:p text:style-name="P2">循环的内部尽量不要使用函数调用，特别是strlen(str)这种每次调用结果都一样的函数。其实，即使进一步定义了tmp=strlen(str)，这个加法也可以提到循环外面来，即：<text:soft-page-break/>sum+=1025*17*tmp;</text:p>
      <text:p text:style-name="P2">对连续地址空间的访问效率会更高，而像示例中的matrix[j][i]，由于在i不变的一段时间内j是持续增加的，所以效率会低很多。</text:p>
      <text:p text:style-name="P2">如果有可能的话，尽量把小循环放到大循环的外面（也就是示例中的17循环放到1025的循环的外面），这样可以减少CPU跨切循环层的次数。</text:p>
      <text:p text:style-name="P2">在提供了cache块大小的情况下，尽量不要使循环去切断cache块。Cache中的数据是以行为单位存储的，而在示例中的17*sizeof(int) =68 byte&gt;64 byte=cache的大小，所以会跨两个cache，这样就发挥不了cache应有的作用。</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Wingdings" svg:font-family="Wingdings"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新宋体" svg:font-family="新宋体" style:font-family-generic="modern"/>
    <style:font-face style:name="Times1" svg:font-family="Times" style:font-family-generic="roman"/>
    <style:font-face style:name="宋体" svg:font-family="宋体, SimSu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fo:font-size="12pt" fo:language="en" fo:country="US"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Standard" style:next-style-name="Standard" style:default-outline-level="1" style:class="text">
      <style:paragraph-properties fo:keep-together="always" fo:keep-with-next="always"/>
      <style:text-properties fo:font-size="15pt" fo:font-weight="bold" style:letter-kerning="true" style:font-size-asian="15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style:font-name="Arial" fo:font-size="14pt" fo:font-weight="bold" style:font-size-asian="14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font-size="12pt" fo:font-weight="bold" style:font-size-asian="12pt" style:font-weight-asian="bold" style:font-size-complex="16pt"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style:font-name="新宋体" fo:language="zxx" fo:country="none" fo:font-weight="bold" style:letter-kerning="true" style:font-name-asian="新宋体" style:language-asian="zxx" style:country-asian="none" style:font-weight-asian="bold" style:font-size-complex="9pt" style:font-weight-complex="bold"/>
    </style:style>
    <style:style style:name="Heading_20_5" style:display-name="Heading 5" style:family="paragraph" style:parent-style-name="Standard" style:next-style-name="Standard" style:default-outline-level="5" style:class="text">
      <style:paragraph-properties fo:keep-together="always" fo:keep-with-next="always"/>
      <style:text-properties fo:font-weight="bold" style:font-weight-asian="bold" style:font-size-complex="14pt" style:font-weight-complex="bold"/>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text-properties fo:font-size="10.5pt" style:font-size-asian="10.5pt"/>
    </style:style>
    <style:style style:name="Index_20_1" style:display-name="Index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Standard" style:next-style-name="Standard" style:class="index">
      <style:paragraph-properties fo:margin-left="2.223cm" fo:margin-right="0cm" fo:text-indent="0cm" style:auto-text-indent="false"/>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2.963cm" fo:margin-right="0cm" fo:text-indent="0cm" style:auto-text-indent="false"/>
    </style:style>
    <style:style style:name="批注文字" style:family="paragraph" style:parent-style-name="Standard">
      <style:paragraph-properties fo:text-align="start" style:justify-single-word="false"/>
    </style:style>
    <style:style style:name="批注主题" style:family="paragraph" style:parent-style-name="批注文字" style:next-style-name="批注文字">
      <style:text-properties fo:font-weight="bold" style:font-weight-asian="bold" style:font-weight-complex="bold"/>
    </style:style>
    <style:style style:name="批注框文本" style:family="paragraph" style:parent-style-name="Standard">
      <style:text-properties fo:font-size="9pt" style:font-size-asian="9pt" style:font-size-complex="9pt"/>
    </style:style>
    <style:style style:name="HTML_20_预设格式" style:display-name="HTML 预设格式" style:family="paragraph" style:parent-style-name="Standard">
      <style:paragraph-properties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宋体" fo:font-size="12pt" style:letter-kerning="true" style:font-size-asian="12pt" style:font-name-complex="宋体"/>
    </style:style>
    <style:style style:name="文档结构图" style:family="paragraph" style:parent-style-name="Standard">
      <style:paragraph-properties fo:background-color="#000080">
        <style:background-image/>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margin-top="0cm" fo:margin-bottom="0.21cm" style:contextual-spacing="false"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Wingdings"/>
    </style:style>
    <style:style style:name="WW8Num2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10z0" style:family="text">
      <style:text-properties style:font-name="Wingdings"/>
    </style:style>
    <style:style style:name="WW8Num11z0" style:family="text">
      <style:text-properties style:font-name="Wingdings"/>
    </style:style>
    <style:style style:name="WW8Num12z1" style:family="text">
      <style:text-properties style:font-name="Wingdings"/>
    </style:style>
    <style:style style:name="WW8Num14z0" style:family="text">
      <style:text-properties style:font-name="Wingdings"/>
    </style:style>
    <style:style style:name="WW8Num15z1" style:family="text">
      <style:text-properties style:font-name="Wingdings"/>
    </style:style>
    <style:style style:name="WW8Num16z0" style:family="text">
      <style:text-properties style:font-name="Wingdings"/>
    </style:style>
    <style:style style:name="WW8Num19z0" style:family="text">
      <style:text-properties style:font-name="Wingdings"/>
    </style:style>
    <style:style style:name="WW8Num20z0" style:family="text">
      <style:text-properties style:font-name="Wingdings"/>
    </style:style>
    <style:style style:name="WW8Num21z0" style:family="text">
      <style:text-properties style:font-name="Wingdings"/>
    </style:style>
    <style:style style:name="WW8Num22z0" style:family="text">
      <style:text-properties style:font-name="Wingdings"/>
    </style:style>
    <style:style style:name="WW8Num23z1" style:family="text">
      <style:text-properties style:font-name="Wingdings"/>
    </style:style>
    <style:style style:name="WW8Num24z0" style:family="text">
      <style:text-properties style:font-name="Wingdings"/>
    </style:style>
    <style:style style:name="WW8Num25z0" style:family="text">
      <style:text-properties style:font-name="Wingdings"/>
    </style:style>
    <style:style style:name="WW8Num26z0" style:family="text">
      <style:text-properties style:font-name="Wingdings"/>
    </style:style>
    <style:style style:name="WW8Num27z0" style:family="text">
      <style:text-properties style:font-name="Wingdings"/>
    </style:style>
    <style:style style:name="WW8Num28z0" style:family="text">
      <style:text-properties style:font-name="Wingdings"/>
    </style:style>
    <style:style style:name="WW8Num29z1" style:family="text">
      <style:text-properties style:font-name="Wingdings"/>
    </style:style>
    <style:style style:name="WW8Num30z0" style:family="text">
      <style:text-properties style:font-name="Wingdings"/>
    </style:style>
    <style:style style:name="WW8Num36z0" style:family="text">
      <style:text-properties style:font-name="Wingdings"/>
    </style:style>
    <style:style style:name="WW8Num37z0" style:family="text">
      <style:text-properties style:font-name="Wingdings"/>
    </style:style>
    <style:style style:name="默认段落字体" style:family="text"/>
    <style:style style:name="标题_20_3_20_Char" style:display-name="标题 3 Char" style:family="text" style:parent-style-name="默认段落字体">
      <style:text-properties fo:font-size="12pt" fo:language="en" fo:country="US" fo:font-weight="bold" style:letter-kerning="true" style:font-name-asian="宋体" style:font-size-asian="12pt" style:language-asian="zh" style:country-asian="CN" style:font-weight-asian="bold" style:font-size-complex="16pt" style:language-complex="ar" style:country-complex="SA" style:font-weight-complex="bold"/>
    </style:style>
    <style:style style:name="标题_20_4_20_Char" style:display-name="标题 4 Char" style:family="text" style:parent-style-name="默认段落字体">
      <style:text-properties style:font-name="新宋体" fo:font-size="10.5pt" fo:language="en" fo:country="US" fo:font-weight="bold" style:font-name-asian="新宋体" style:font-size-asian="10.5pt" style:language-asian="zxx" style:country-asian="none" style:font-weight-asian="bold" style:font-size-complex="9pt" style:language-complex="ar" style:country-complex="SA" style:font-weight-complex="bold"/>
    </style:style>
    <style:style style:name="标题_20_5_20_Char" style:display-name="标题 5 Char" style:family="text" style:parent-style-name="默认段落字体">
      <style:text-properties fo:font-size="10.5pt" fo:language="en" fo:country="US" fo:font-weight="bold" style:letter-kerning="true" style:font-name-asian="宋体" style:font-size-asian="10.5pt" style:language-asian="zh" style:country-asian="CN" style:font-weight-asian="bold" style:font-size-complex="14pt" style:language-complex="ar" style:country-complex="SA" style:font-weight-complex="bold"/>
    </style:style>
    <style:style style:name="Internet_20_link" style:display-name="Internet link" style:family="text" style:parent-style-name="默认段落字体">
      <style:text-properties fo:color="#0000ff" style:text-underline-style="solid" style:text-underline-width="auto" style:text-underline-color="font-color"/>
    </style:style>
    <style:style style:name="Page_20_Number" style:display-name="Page Number" style:family="text" style:parent-style-name="默认段落字体"/>
    <style:style style:name="Visited_20_Internet_20_Link" style:display-name="Visited Internet Link" style:family="text" style:parent-style-name="默认段落字体">
      <style:text-properties fo:color="#800080" style:text-underline-style="solid" style:text-underline-width="auto" style:text-underline-color="font-color"/>
    </style:style>
    <style:style style:name="批注引用" style:family="text" style:parent-style-name="默认段落字体">
      <style:text-properties fo:font-size="10.5pt" style:font-size-asian="10.5pt" style:font-size-complex="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WW8Num1">
      <text:list-level-style-bullet text:level="1" text:style-name="WW8Num1z0" text:bullet-char="">
        <style:list-level-properties text:min-label-width="0.741cm"/>
        <style:text-properties style:font-name="Wingdings"/>
      </text:list-level-style-bullet>
      <text:list-level-style-bullet text:level="2" text:style-name="WW8Num1z0" text:bullet-char="">
        <style:list-level-properties text:space-before="0.741cm" text:min-label-width="0.741cm"/>
        <style:text-properties style:font-name="Wingdings"/>
      </text:list-level-style-bullet>
      <text:list-level-style-bullet text:level="3" text:style-name="WW8Num1z0" text:bullet-char="">
        <style:list-level-properties text:space-before="1.482cm" text:min-label-width="0.741cm"/>
        <style:text-properties style:font-name="Wingdings"/>
      </text:list-level-style-bullet>
      <text:list-level-style-bullet text:level="4" text:style-name="WW8Num1z0" text:bullet-char="">
        <style:list-level-properties text:space-before="2.222cm" text:min-label-width="0.741cm"/>
        <style:text-properties style:font-name="Wingdings"/>
      </text:list-level-style-bullet>
      <text:list-level-style-bullet text:level="5" text:style-name="WW8Num1z0" text:bullet-char="">
        <style:list-level-properties text:space-before="2.963cm" text:min-label-width="0.741cm"/>
        <style:text-properties style:font-name="Wingdings"/>
      </text:list-level-style-bullet>
      <text:list-level-style-bullet text:level="6" text:style-name="WW8Num1z0" text:bullet-char="">
        <style:list-level-properties text:space-before="3.704cm" text:min-label-width="0.741cm"/>
        <style:text-properties style:font-name="Wingdings"/>
      </text:list-level-style-bullet>
      <text:list-level-style-bullet text:level="7" text:style-name="WW8Num1z0" text:bullet-char="">
        <style:list-level-properties text:space-before="4.445cm" text:min-label-width="0.741cm"/>
        <style:text-properties style:font-name="Wingdings"/>
      </text:list-level-style-bullet>
      <text:list-level-style-bullet text:level="8" text:style-name="WW8Num1z0" text:bullet-char="">
        <style:list-level-properties text:space-before="5.186cm" text:min-label-width="0.741cm"/>
        <style:text-properties style:font-name="Wingdings"/>
      </text:list-level-style-bullet>
      <text:list-level-style-bullet text:level="9" text:style-name="WW8Num1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min-label-width="0.741cm"/>
        <style:text-properties style:font-name="Wingdings"/>
      </text:list-level-style-bullet>
      <text:list-level-style-bullet text:level="2" text:style-name="WW8Num2z0" text:bullet-char="">
        <style:list-level-properties text:space-before="0.741cm" text:min-label-width="0.741cm"/>
        <style:text-properties style:font-name="Wingdings"/>
      </text:list-level-style-bullet>
      <text:list-level-style-bullet text:level="3" text:style-name="WW8Num2z0" text:bullet-char="">
        <style:list-level-properties text:space-before="1.482cm" text:min-label-width="0.741cm"/>
        <style:text-properties style:font-name="Wingdings"/>
      </text:list-level-style-bullet>
      <text:list-level-style-bullet text:level="4" text:style-name="WW8Num2z0" text:bullet-char="">
        <style:list-level-properties text:space-before="2.222cm" text:min-label-width="0.741cm"/>
        <style:text-properties style:font-name="Wingdings"/>
      </text:list-level-style-bullet>
      <text:list-level-style-bullet text:level="5" text:style-name="WW8Num2z0" text:bullet-char="">
        <style:list-level-properties text:space-before="2.963cm" text:min-label-width="0.741cm"/>
        <style:text-properties style:font-name="Wingdings"/>
      </text:list-level-style-bullet>
      <text:list-level-style-bullet text:level="6" text:style-name="WW8Num2z0" text:bullet-char="">
        <style:list-level-properties text:space-before="3.704cm" text:min-label-width="0.741cm"/>
        <style:text-properties style:font-name="Wingdings"/>
      </text:list-level-style-bullet>
      <text:list-level-style-bullet text:level="7" text:style-name="WW8Num2z0" text:bullet-char="">
        <style:list-level-properties text:space-before="4.445cm" text:min-label-width="0.741cm"/>
        <style:text-properties style:font-name="Wingdings"/>
      </text:list-level-style-bullet>
      <text:list-level-style-bullet text:level="8" text:style-name="WW8Num2z0" text:bullet-char="">
        <style:list-level-properties text:space-before="5.186cm" text:min-label-width="0.741cm"/>
        <style:text-properties style:font-name="Wingdings"/>
      </text:list-level-style-bullet>
      <text:list-level-style-bullet text:level="9" text:style-name="WW8Num2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741cm"/>
        <style:text-properties style:font-name="Wingdings"/>
      </text:list-level-style-bullet>
      <text:list-level-style-bullet text:level="2" text:style-name="WW8Num4z0" text:bullet-char="">
        <style:list-level-properties text:space-before="0.741cm" text:min-label-width="0.741cm"/>
        <style:text-properties style:font-name="Wingdings"/>
      </text:list-level-style-bullet>
      <text:list-level-style-bullet text:level="3" text:style-name="WW8Num4z0" text:bullet-char="">
        <style:list-level-properties text:space-before="1.482cm" text:min-label-width="0.741cm"/>
        <style:text-properties style:font-name="Wingdings"/>
      </text:list-level-style-bullet>
      <text:list-level-style-bullet text:level="4" text:style-name="WW8Num4z0" text:bullet-char="">
        <style:list-level-properties text:space-before="2.222cm" text:min-label-width="0.741cm"/>
        <style:text-properties style:font-name="Wingdings"/>
      </text:list-level-style-bullet>
      <text:list-level-style-bullet text:level="5" text:style-name="WW8Num4z0" text:bullet-char="">
        <style:list-level-properties text:space-before="2.963cm" text:min-label-width="0.741cm"/>
        <style:text-properties style:font-name="Wingdings"/>
      </text:list-level-style-bullet>
      <text:list-level-style-bullet text:level="6" text:style-name="WW8Num4z0" text:bullet-char="">
        <style:list-level-properties text:space-before="3.704cm" text:min-label-width="0.741cm"/>
        <style:text-properties style:font-name="Wingdings"/>
      </text:list-level-style-bullet>
      <text:list-level-style-bullet text:level="7" text:style-name="WW8Num4z0" text:bullet-char="">
        <style:list-level-properties text:space-before="4.445cm" text:min-label-width="0.741cm"/>
        <style:text-properties style:font-name="Wingdings"/>
      </text:list-level-style-bullet>
      <text:list-level-style-bullet text:level="8" text:style-name="WW8Num4z0" text:bullet-char="">
        <style:list-level-properties text:space-before="5.186cm" text:min-label-width="0.741cm"/>
        <style:text-properties style:font-name="Wingdings"/>
      </text:list-level-style-bullet>
      <text:list-level-style-bullet text:level="9" text:style-name="WW8Num4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741cm"/>
        <style:text-properties style:font-name="Wingdings"/>
      </text:list-level-style-bullet>
      <text:list-level-style-bullet text:level="2" text:style-name="WW8Num5z0" text:bullet-char="">
        <style:list-level-properties text:space-before="0.741cm" text:min-label-width="0.741cm"/>
        <style:text-properties style:font-name="Wingdings"/>
      </text:list-level-style-bullet>
      <text:list-level-style-bullet text:level="3" text:style-name="WW8Num5z0" text:bullet-char="">
        <style:list-level-properties text:space-before="1.482cm" text:min-label-width="0.741cm"/>
        <style:text-properties style:font-name="Wingdings"/>
      </text:list-level-style-bullet>
      <text:list-level-style-bullet text:level="4" text:style-name="WW8Num5z0" text:bullet-char="">
        <style:list-level-properties text:space-before="2.222cm" text:min-label-width="0.741cm"/>
        <style:text-properties style:font-name="Wingdings"/>
      </text:list-level-style-bullet>
      <text:list-level-style-bullet text:level="5" text:style-name="WW8Num5z0" text:bullet-char="">
        <style:list-level-properties text:space-before="2.963cm" text:min-label-width="0.741cm"/>
        <style:text-properties style:font-name="Wingdings"/>
      </text:list-level-style-bullet>
      <text:list-level-style-bullet text:level="6" text:style-name="WW8Num5z0" text:bullet-char="">
        <style:list-level-properties text:space-before="3.704cm" text:min-label-width="0.741cm"/>
        <style:text-properties style:font-name="Wingdings"/>
      </text:list-level-style-bullet>
      <text:list-level-style-bullet text:level="7" text:style-name="WW8Num5z0" text:bullet-char="">
        <style:list-level-properties text:space-before="4.445cm" text:min-label-width="0.741cm"/>
        <style:text-properties style:font-name="Wingdings"/>
      </text:list-level-style-bullet>
      <text:list-level-style-bullet text:level="8" text:style-name="WW8Num5z0" text:bullet-char="">
        <style:list-level-properties text:space-before="5.186cm" text:min-label-width="0.741cm"/>
        <style:text-properties style:font-name="Wingdings"/>
      </text:list-level-style-bullet>
      <text:list-level-style-bullet text:level="9" text:style-name="WW8Num5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min-label-width="0.741cm"/>
        <style:text-properties style:font-name="Wingdings"/>
      </text:list-level-style-bullet>
      <text:list-level-style-bullet text:level="2" text:style-name="WW8Num6z0" text:bullet-char="">
        <style:list-level-properties text:space-before="0.741cm" text:min-label-width="0.741cm"/>
        <style:text-properties style:font-name="Wingdings"/>
      </text:list-level-style-bullet>
      <text:list-level-style-bullet text:level="3" text:style-name="WW8Num6z0" text:bullet-char="">
        <style:list-level-properties text:space-before="1.482cm" text:min-label-width="0.741cm"/>
        <style:text-properties style:font-name="Wingdings"/>
      </text:list-level-style-bullet>
      <text:list-level-style-bullet text:level="4" text:style-name="WW8Num6z0" text:bullet-char="">
        <style:list-level-properties text:space-before="2.222cm" text:min-label-width="0.741cm"/>
        <style:text-properties style:font-name="Wingdings"/>
      </text:list-level-style-bullet>
      <text:list-level-style-bullet text:level="5" text:style-name="WW8Num6z0" text:bullet-char="">
        <style:list-level-properties text:space-before="2.963cm" text:min-label-width="0.741cm"/>
        <style:text-properties style:font-name="Wingdings"/>
      </text:list-level-style-bullet>
      <text:list-level-style-bullet text:level="6" text:style-name="WW8Num6z0" text:bullet-char="">
        <style:list-level-properties text:space-before="3.704cm" text:min-label-width="0.741cm"/>
        <style:text-properties style:font-name="Wingdings"/>
      </text:list-level-style-bullet>
      <text:list-level-style-bullet text:level="7" text:style-name="WW8Num6z0" text:bullet-char="">
        <style:list-level-properties text:space-before="4.445cm" text:min-label-width="0.741cm"/>
        <style:text-properties style:font-name="Wingdings"/>
      </text:list-level-style-bullet>
      <text:list-level-style-bullet text:level="8" text:style-name="WW8Num6z0" text:bullet-char="">
        <style:list-level-properties text:space-before="5.186cm" text:min-label-width="0.741cm"/>
        <style:text-properties style:font-name="Wingdings"/>
      </text:list-level-style-bullet>
      <text:list-level-style-bullet text:level="9" text:style-name="WW8Num6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min-label-width="0.741cm"/>
        <style:text-properties style:font-name="Wingdings"/>
      </text:list-level-style-bullet>
      <text:list-level-style-bullet text:level="2" text:style-name="WW8Num7z0" text:bullet-char="">
        <style:list-level-properties text:space-before="0.741cm" text:min-label-width="0.741cm"/>
        <style:text-properties style:font-name="Wingdings"/>
      </text:list-level-style-bullet>
      <text:list-level-style-bullet text:level="3" text:style-name="WW8Num7z0" text:bullet-char="">
        <style:list-level-properties text:space-before="1.482cm" text:min-label-width="0.741cm"/>
        <style:text-properties style:font-name="Wingdings"/>
      </text:list-level-style-bullet>
      <text:list-level-style-bullet text:level="4" text:style-name="WW8Num7z0" text:bullet-char="">
        <style:list-level-properties text:space-before="2.222cm" text:min-label-width="0.741cm"/>
        <style:text-properties style:font-name="Wingdings"/>
      </text:list-level-style-bullet>
      <text:list-level-style-bullet text:level="5" text:style-name="WW8Num7z0" text:bullet-char="">
        <style:list-level-properties text:space-before="2.963cm" text:min-label-width="0.741cm"/>
        <style:text-properties style:font-name="Wingdings"/>
      </text:list-level-style-bullet>
      <text:list-level-style-bullet text:level="6" text:style-name="WW8Num7z0" text:bullet-char="">
        <style:list-level-properties text:space-before="3.704cm" text:min-label-width="0.741cm"/>
        <style:text-properties style:font-name="Wingdings"/>
      </text:list-level-style-bullet>
      <text:list-level-style-bullet text:level="7" text:style-name="WW8Num7z0" text:bullet-char="">
        <style:list-level-properties text:space-before="4.445cm" text:min-label-width="0.741cm"/>
        <style:text-properties style:font-name="Wingdings"/>
      </text:list-level-style-bullet>
      <text:list-level-style-bullet text:level="8" text:style-name="WW8Num7z0" text:bullet-char="">
        <style:list-level-properties text:space-before="5.186cm" text:min-label-width="0.741cm"/>
        <style:text-properties style:font-name="Wingdings"/>
      </text:list-level-style-bullet>
      <text:list-level-style-bullet text:level="9" text:style-name="WW8Num7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741cm"/>
        <style:text-properties style:font-name="Wingdings"/>
      </text:list-level-style-bullet>
      <text:list-level-style-bullet text:level="2" text:style-name="WW8Num10z0" text:bullet-char="">
        <style:list-level-properties text:space-before="0.741cm" text:min-label-width="0.741cm"/>
        <style:text-properties style:font-name="Wingdings"/>
      </text:list-level-style-bullet>
      <text:list-level-style-bullet text:level="3" text:style-name="WW8Num10z0" text:bullet-char="">
        <style:list-level-properties text:space-before="1.482cm" text:min-label-width="0.741cm"/>
        <style:text-properties style:font-name="Wingdings"/>
      </text:list-level-style-bullet>
      <text:list-level-style-bullet text:level="4" text:style-name="WW8Num10z0" text:bullet-char="">
        <style:list-level-properties text:space-before="2.222cm" text:min-label-width="0.741cm"/>
        <style:text-properties style:font-name="Wingdings"/>
      </text:list-level-style-bullet>
      <text:list-level-style-bullet text:level="5" text:style-name="WW8Num10z0" text:bullet-char="">
        <style:list-level-properties text:space-before="2.963cm" text:min-label-width="0.741cm"/>
        <style:text-properties style:font-name="Wingdings"/>
      </text:list-level-style-bullet>
      <text:list-level-style-bullet text:level="6" text:style-name="WW8Num10z0" text:bullet-char="">
        <style:list-level-properties text:space-before="3.704cm" text:min-label-width="0.741cm"/>
        <style:text-properties style:font-name="Wingdings"/>
      </text:list-level-style-bullet>
      <text:list-level-style-bullet text:level="7" text:style-name="WW8Num10z0" text:bullet-char="">
        <style:list-level-properties text:space-before="4.445cm" text:min-label-width="0.741cm"/>
        <style:text-properties style:font-name="Wingdings"/>
      </text:list-level-style-bullet>
      <text:list-level-style-bullet text:level="8" text:style-name="WW8Num10z0" text:bullet-char="">
        <style:list-level-properties text:space-before="5.186cm" text:min-label-width="0.741cm"/>
        <style:text-properties style:font-name="Wingdings"/>
      </text:list-level-style-bullet>
      <text:list-level-style-bullet text:level="9" text:style-name="WW8Num10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741cm"/>
        <style:text-properties style:font-name="Wingdings"/>
      </text:list-level-style-bullet>
      <text:list-level-style-bullet text:level="2" text:style-name="WW8Num11z0" text:bullet-char="">
        <style:list-level-properties text:space-before="0.741cm" text:min-label-width="0.741cm"/>
        <style:text-properties style:font-name="Wingdings"/>
      </text:list-level-style-bullet>
      <text:list-level-style-bullet text:level="3" text:style-name="WW8Num11z0" text:bullet-char="">
        <style:list-level-properties text:space-before="1.482cm" text:min-label-width="0.741cm"/>
        <style:text-properties style:font-name="Wingdings"/>
      </text:list-level-style-bullet>
      <text:list-level-style-bullet text:level="4" text:style-name="WW8Num11z0" text:bullet-char="">
        <style:list-level-properties text:space-before="2.222cm" text:min-label-width="0.741cm"/>
        <style:text-properties style:font-name="Wingdings"/>
      </text:list-level-style-bullet>
      <text:list-level-style-bullet text:level="5" text:style-name="WW8Num11z0" text:bullet-char="">
        <style:list-level-properties text:space-before="2.963cm" text:min-label-width="0.741cm"/>
        <style:text-properties style:font-name="Wingdings"/>
      </text:list-level-style-bullet>
      <text:list-level-style-bullet text:level="6" text:style-name="WW8Num11z0" text:bullet-char="">
        <style:list-level-properties text:space-before="3.704cm" text:min-label-width="0.741cm"/>
        <style:text-properties style:font-name="Wingdings"/>
      </text:list-level-style-bullet>
      <text:list-level-style-bullet text:level="7" text:style-name="WW8Num11z0" text:bullet-char="">
        <style:list-level-properties text:space-before="4.445cm" text:min-label-width="0.741cm"/>
        <style:text-properties style:font-name="Wingdings"/>
      </text:list-level-style-bullet>
      <text:list-level-style-bullet text:level="8" text:style-name="WW8Num11z0" text:bullet-char="">
        <style:list-level-properties text:space-before="5.186cm" text:min-label-width="0.741cm"/>
        <style:text-properties style:font-name="Wingdings"/>
      </text:list-level-style-bullet>
      <text:list-level-style-bullet text:level="9" text:style-name="WW8Num11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min-label-width="0.741cm"/>
      </text:list-level-style-number>
      <text:list-level-style-bullet text:level="2" text:style-name="WW8Num12z1" text:bullet-char="">
        <style:list-level-properties text:space-before="0.741cm" text:min-label-width="0.741cm"/>
        <style:text-properties style:font-name="Wingdings"/>
      </text:list-level-style-bullet>
      <text:list-level-style-bullet text:level="3" text:style-name="WW8Num12z1" text:bullet-char="">
        <style:list-level-properties text:space-before="1.482cm" text:min-label-width="0.741cm"/>
        <style:text-properties style:font-name="Wingdings"/>
      </text:list-level-style-bullet>
      <text:list-level-style-bullet text:level="4" text:style-name="WW8Num12z1" text:bullet-char="">
        <style:list-level-properties text:space-before="2.222cm" text:min-label-width="0.741cm"/>
        <style:text-properties style:font-name="Wingdings"/>
      </text:list-level-style-bullet>
      <text:list-level-style-bullet text:level="5" text:style-name="WW8Num12z1" text:bullet-char="">
        <style:list-level-properties text:space-before="2.963cm" text:min-label-width="0.741cm"/>
        <style:text-properties style:font-name="Wingdings"/>
      </text:list-level-style-bullet>
      <text:list-level-style-bullet text:level="6" text:style-name="WW8Num12z1" text:bullet-char="">
        <style:list-level-properties text:space-before="3.704cm" text:min-label-width="0.741cm"/>
        <style:text-properties style:font-name="Wingdings"/>
      </text:list-level-style-bullet>
      <text:list-level-style-bullet text:level="7" text:style-name="WW8Num12z1" text:bullet-char="">
        <style:list-level-properties text:space-before="4.445cm" text:min-label-width="0.741cm"/>
        <style:text-properties style:font-name="Wingdings"/>
      </text:list-level-style-bullet>
      <text:list-level-style-bullet text:level="8" text:style-name="WW8Num12z1" text:bullet-char="">
        <style:list-level-properties text:space-before="5.186cm" text:min-label-width="0.741cm"/>
        <style:text-properties style:font-name="Wingdings"/>
      </text:list-level-style-bullet>
      <text:list-level-style-bullet text:level="9" text:style-name="WW8Num12z1"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741cm"/>
        <style:text-properties style:font-name="Wingdings"/>
      </text:list-level-style-bullet>
      <text:list-level-style-bullet text:level="2" text:style-name="WW8Num14z0" text:bullet-char="">
        <style:list-level-properties text:space-before="0.741cm" text:min-label-width="0.741cm"/>
        <style:text-properties style:font-name="Wingdings"/>
      </text:list-level-style-bullet>
      <text:list-level-style-bullet text:level="3" text:style-name="WW8Num14z0" text:bullet-char="">
        <style:list-level-properties text:space-before="1.482cm" text:min-label-width="0.741cm"/>
        <style:text-properties style:font-name="Wingdings"/>
      </text:list-level-style-bullet>
      <text:list-level-style-bullet text:level="4" text:style-name="WW8Num14z0" text:bullet-char="">
        <style:list-level-properties text:space-before="2.222cm" text:min-label-width="0.741cm"/>
        <style:text-properties style:font-name="Wingdings"/>
      </text:list-level-style-bullet>
      <text:list-level-style-bullet text:level="5" text:style-name="WW8Num14z0" text:bullet-char="">
        <style:list-level-properties text:space-before="2.963cm" text:min-label-width="0.741cm"/>
        <style:text-properties style:font-name="Wingdings"/>
      </text:list-level-style-bullet>
      <text:list-level-style-bullet text:level="6" text:style-name="WW8Num14z0" text:bullet-char="">
        <style:list-level-properties text:space-before="3.704cm" text:min-label-width="0.741cm"/>
        <style:text-properties style:font-name="Wingdings"/>
      </text:list-level-style-bullet>
      <text:list-level-style-bullet text:level="7" text:style-name="WW8Num14z0" text:bullet-char="">
        <style:list-level-properties text:space-before="4.445cm" text:min-label-width="0.741cm"/>
        <style:text-properties style:font-name="Wingdings"/>
      </text:list-level-style-bullet>
      <text:list-level-style-bullet text:level="8" text:style-name="WW8Num14z0" text:bullet-char="">
        <style:list-level-properties text:space-before="5.186cm" text:min-label-width="0.741cm"/>
        <style:text-properties style:font-name="Wingdings"/>
      </text:list-level-style-bullet>
      <text:list-level-style-bullet text:level="9" text:style-name="WW8Num14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741cm"/>
      </text:list-level-style-number>
      <text:list-level-style-bullet text:level="2" text:style-name="WW8Num15z1" text:bullet-char="">
        <style:list-level-properties text:space-before="0.741cm" text:min-label-width="0.741cm"/>
        <style:text-properties style:font-name="Wingdings"/>
      </text:list-level-style-bullet>
      <text:list-level-style-bullet text:level="3" text:style-name="WW8Num15z1" text:bullet-char="">
        <style:list-level-properties text:space-before="1.482cm" text:min-label-width="0.741cm"/>
        <style:text-properties style:font-name="Wingdings"/>
      </text:list-level-style-bullet>
      <text:list-level-style-bullet text:level="4" text:style-name="WW8Num15z1" text:bullet-char="">
        <style:list-level-properties text:space-before="2.222cm" text:min-label-width="0.741cm"/>
        <style:text-properties style:font-name="Wingdings"/>
      </text:list-level-style-bullet>
      <text:list-level-style-bullet text:level="5" text:style-name="WW8Num15z1" text:bullet-char="">
        <style:list-level-properties text:space-before="2.963cm" text:min-label-width="0.741cm"/>
        <style:text-properties style:font-name="Wingdings"/>
      </text:list-level-style-bullet>
      <text:list-level-style-bullet text:level="6" text:style-name="WW8Num15z1" text:bullet-char="">
        <style:list-level-properties text:space-before="3.704cm" text:min-label-width="0.741cm"/>
        <style:text-properties style:font-name="Wingdings"/>
      </text:list-level-style-bullet>
      <text:list-level-style-bullet text:level="7" text:style-name="WW8Num15z1" text:bullet-char="">
        <style:list-level-properties text:space-before="4.445cm" text:min-label-width="0.741cm"/>
        <style:text-properties style:font-name="Wingdings"/>
      </text:list-level-style-bullet>
      <text:list-level-style-bullet text:level="8" text:style-name="WW8Num15z1" text:bullet-char="">
        <style:list-level-properties text:space-before="5.186cm" text:min-label-width="0.741cm"/>
        <style:text-properties style:font-name="Wingdings"/>
      </text:list-level-style-bullet>
      <text:list-level-style-bullet text:level="9" text:style-name="WW8Num15z1"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min-label-width="0.741cm"/>
        <style:text-properties style:font-name="Wingdings"/>
      </text:list-level-style-bullet>
      <text:list-level-style-bullet text:level="2" text:style-name="WW8Num16z0" text:bullet-char="">
        <style:list-level-properties text:space-before="0.741cm" text:min-label-width="0.741cm"/>
        <style:text-properties style:font-name="Wingdings"/>
      </text:list-level-style-bullet>
      <text:list-level-style-bullet text:level="3" text:style-name="WW8Num16z0" text:bullet-char="">
        <style:list-level-properties text:space-before="1.482cm" text:min-label-width="0.741cm"/>
        <style:text-properties style:font-name="Wingdings"/>
      </text:list-level-style-bullet>
      <text:list-level-style-bullet text:level="4" text:style-name="WW8Num16z0" text:bullet-char="">
        <style:list-level-properties text:space-before="2.222cm" text:min-label-width="0.741cm"/>
        <style:text-properties style:font-name="Wingdings"/>
      </text:list-level-style-bullet>
      <text:list-level-style-bullet text:level="5" text:style-name="WW8Num16z0" text:bullet-char="">
        <style:list-level-properties text:space-before="2.963cm" text:min-label-width="0.741cm"/>
        <style:text-properties style:font-name="Wingdings"/>
      </text:list-level-style-bullet>
      <text:list-level-style-bullet text:level="6" text:style-name="WW8Num16z0" text:bullet-char="">
        <style:list-level-properties text:space-before="3.704cm" text:min-label-width="0.741cm"/>
        <style:text-properties style:font-name="Wingdings"/>
      </text:list-level-style-bullet>
      <text:list-level-style-bullet text:level="7" text:style-name="WW8Num16z0" text:bullet-char="">
        <style:list-level-properties text:space-before="4.445cm" text:min-label-width="0.741cm"/>
        <style:text-properties style:font-name="Wingdings"/>
      </text:list-level-style-bullet>
      <text:list-level-style-bullet text:level="8" text:style-name="WW8Num16z0" text:bullet-char="">
        <style:list-level-properties text:space-before="5.186cm" text:min-label-width="0.741cm"/>
        <style:text-properties style:font-name="Wingdings"/>
      </text:list-level-style-bullet>
      <text:list-level-style-bullet text:level="9" text:style-name="WW8Num16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741cm"/>
        <style:text-properties style:font-name="Wingdings"/>
      </text:list-level-style-bullet>
      <text:list-level-style-bullet text:level="2" text:style-name="WW8Num19z0" text:bullet-char="">
        <style:list-level-properties text:space-before="0.741cm" text:min-label-width="0.741cm"/>
        <style:text-properties style:font-name="Wingdings"/>
      </text:list-level-style-bullet>
      <text:list-level-style-bullet text:level="3" text:style-name="WW8Num19z0" text:bullet-char="">
        <style:list-level-properties text:space-before="1.482cm" text:min-label-width="0.741cm"/>
        <style:text-properties style:font-name="Wingdings"/>
      </text:list-level-style-bullet>
      <text:list-level-style-bullet text:level="4" text:style-name="WW8Num19z0" text:bullet-char="">
        <style:list-level-properties text:space-before="2.222cm" text:min-label-width="0.741cm"/>
        <style:text-properties style:font-name="Wingdings"/>
      </text:list-level-style-bullet>
      <text:list-level-style-bullet text:level="5" text:style-name="WW8Num19z0" text:bullet-char="">
        <style:list-level-properties text:space-before="2.963cm" text:min-label-width="0.741cm"/>
        <style:text-properties style:font-name="Wingdings"/>
      </text:list-level-style-bullet>
      <text:list-level-style-bullet text:level="6" text:style-name="WW8Num19z0" text:bullet-char="">
        <style:list-level-properties text:space-before="3.704cm" text:min-label-width="0.741cm"/>
        <style:text-properties style:font-name="Wingdings"/>
      </text:list-level-style-bullet>
      <text:list-level-style-bullet text:level="7" text:style-name="WW8Num19z0" text:bullet-char="">
        <style:list-level-properties text:space-before="4.445cm" text:min-label-width="0.741cm"/>
        <style:text-properties style:font-name="Wingdings"/>
      </text:list-level-style-bullet>
      <text:list-level-style-bullet text:level="8" text:style-name="WW8Num19z0" text:bullet-char="">
        <style:list-level-properties text:space-before="5.186cm" text:min-label-width="0.741cm"/>
        <style:text-properties style:font-name="Wingdings"/>
      </text:list-level-style-bullet>
      <text:list-level-style-bullet text:level="9" text:style-name="WW8Num19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min-label-width="0.741cm"/>
        <style:text-properties style:font-name="Wingdings"/>
      </text:list-level-style-bullet>
      <text:list-level-style-bullet text:level="2" text:style-name="WW8Num20z0" text:bullet-char="">
        <style:list-level-properties text:space-before="0.741cm" text:min-label-width="0.741cm"/>
        <style:text-properties style:font-name="Wingdings"/>
      </text:list-level-style-bullet>
      <text:list-level-style-bullet text:level="3" text:style-name="WW8Num20z0" text:bullet-char="">
        <style:list-level-properties text:space-before="1.482cm" text:min-label-width="0.741cm"/>
        <style:text-properties style:font-name="Wingdings"/>
      </text:list-level-style-bullet>
      <text:list-level-style-bullet text:level="4" text:style-name="WW8Num20z0" text:bullet-char="">
        <style:list-level-properties text:space-before="2.222cm" text:min-label-width="0.741cm"/>
        <style:text-properties style:font-name="Wingdings"/>
      </text:list-level-style-bullet>
      <text:list-level-style-bullet text:level="5" text:style-name="WW8Num20z0" text:bullet-char="">
        <style:list-level-properties text:space-before="2.963cm" text:min-label-width="0.741cm"/>
        <style:text-properties style:font-name="Wingdings"/>
      </text:list-level-style-bullet>
      <text:list-level-style-bullet text:level="6" text:style-name="WW8Num20z0" text:bullet-char="">
        <style:list-level-properties text:space-before="3.704cm" text:min-label-width="0.741cm"/>
        <style:text-properties style:font-name="Wingdings"/>
      </text:list-level-style-bullet>
      <text:list-level-style-bullet text:level="7" text:style-name="WW8Num20z0" text:bullet-char="">
        <style:list-level-properties text:space-before="4.445cm" text:min-label-width="0.741cm"/>
        <style:text-properties style:font-name="Wingdings"/>
      </text:list-level-style-bullet>
      <text:list-level-style-bullet text:level="8" text:style-name="WW8Num20z0" text:bullet-char="">
        <style:list-level-properties text:space-before="5.186cm" text:min-label-width="0.741cm"/>
        <style:text-properties style:font-name="Wingdings"/>
      </text:list-level-style-bullet>
      <text:list-level-style-bullet text:level="9" text:style-name="WW8Num20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min-label-width="0.741cm"/>
        <style:text-properties style:font-name="Wingdings"/>
      </text:list-level-style-bullet>
      <text:list-level-style-bullet text:level="2" text:style-name="WW8Num21z0" text:bullet-char="">
        <style:list-level-properties text:space-before="0.741cm" text:min-label-width="0.741cm"/>
        <style:text-properties style:font-name="Wingdings"/>
      </text:list-level-style-bullet>
      <text:list-level-style-bullet text:level="3" text:style-name="WW8Num21z0" text:bullet-char="">
        <style:list-level-properties text:space-before="1.482cm" text:min-label-width="0.741cm"/>
        <style:text-properties style:font-name="Wingdings"/>
      </text:list-level-style-bullet>
      <text:list-level-style-bullet text:level="4" text:style-name="WW8Num21z0" text:bullet-char="">
        <style:list-level-properties text:space-before="2.222cm" text:min-label-width="0.741cm"/>
        <style:text-properties style:font-name="Wingdings"/>
      </text:list-level-style-bullet>
      <text:list-level-style-bullet text:level="5" text:style-name="WW8Num21z0" text:bullet-char="">
        <style:list-level-properties text:space-before="2.963cm" text:min-label-width="0.741cm"/>
        <style:text-properties style:font-name="Wingdings"/>
      </text:list-level-style-bullet>
      <text:list-level-style-bullet text:level="6" text:style-name="WW8Num21z0" text:bullet-char="">
        <style:list-level-properties text:space-before="3.704cm" text:min-label-width="0.741cm"/>
        <style:text-properties style:font-name="Wingdings"/>
      </text:list-level-style-bullet>
      <text:list-level-style-bullet text:level="7" text:style-name="WW8Num21z0" text:bullet-char="">
        <style:list-level-properties text:space-before="4.445cm" text:min-label-width="0.741cm"/>
        <style:text-properties style:font-name="Wingdings"/>
      </text:list-level-style-bullet>
      <text:list-level-style-bullet text:level="8" text:style-name="WW8Num21z0" text:bullet-char="">
        <style:list-level-properties text:space-before="5.186cm" text:min-label-width="0.741cm"/>
        <style:text-properties style:font-name="Wingdings"/>
      </text:list-level-style-bullet>
      <text:list-level-style-bullet text:level="9" text:style-name="WW8Num21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741cm"/>
        <style:text-properties style:font-name="Wingdings"/>
      </text:list-level-style-bullet>
      <text:list-level-style-bullet text:level="2" text:style-name="WW8Num22z0" text:bullet-char="">
        <style:list-level-properties text:space-before="0.741cm" text:min-label-width="0.741cm"/>
        <style:text-properties style:font-name="Wingdings"/>
      </text:list-level-style-bullet>
      <text:list-level-style-bullet text:level="3" text:style-name="WW8Num22z0" text:bullet-char="">
        <style:list-level-properties text:space-before="1.482cm" text:min-label-width="0.741cm"/>
        <style:text-properties style:font-name="Wingdings"/>
      </text:list-level-style-bullet>
      <text:list-level-style-bullet text:level="4" text:style-name="WW8Num22z0" text:bullet-char="">
        <style:list-level-properties text:space-before="2.222cm" text:min-label-width="0.741cm"/>
        <style:text-properties style:font-name="Wingdings"/>
      </text:list-level-style-bullet>
      <text:list-level-style-bullet text:level="5" text:style-name="WW8Num22z0" text:bullet-char="">
        <style:list-level-properties text:space-before="2.963cm" text:min-label-width="0.741cm"/>
        <style:text-properties style:font-name="Wingdings"/>
      </text:list-level-style-bullet>
      <text:list-level-style-bullet text:level="6" text:style-name="WW8Num22z0" text:bullet-char="">
        <style:list-level-properties text:space-before="3.704cm" text:min-label-width="0.741cm"/>
        <style:text-properties style:font-name="Wingdings"/>
      </text:list-level-style-bullet>
      <text:list-level-style-bullet text:level="7" text:style-name="WW8Num22z0" text:bullet-char="">
        <style:list-level-properties text:space-before="4.445cm" text:min-label-width="0.741cm"/>
        <style:text-properties style:font-name="Wingdings"/>
      </text:list-level-style-bullet>
      <text:list-level-style-bullet text:level="8" text:style-name="WW8Num22z0" text:bullet-char="">
        <style:list-level-properties text:space-before="5.186cm" text:min-label-width="0.741cm"/>
        <style:text-properties style:font-name="Wingdings"/>
      </text:list-level-style-bullet>
      <text:list-level-style-bullet text:level="9" text:style-name="WW8Num22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741cm"/>
      </text:list-level-style-number>
      <text:list-level-style-bullet text:level="2" text:style-name="WW8Num23z1" text:bullet-char="">
        <style:list-level-properties text:space-before="0.741cm" text:min-label-width="0.741cm"/>
        <style:text-properties style:font-name="Wingdings"/>
      </text:list-level-style-bullet>
      <text:list-level-style-bullet text:level="3" text:style-name="WW8Num23z1" text:bullet-char="">
        <style:list-level-properties text:space-before="1.482cm" text:min-label-width="0.741cm"/>
        <style:text-properties style:font-name="Wingdings"/>
      </text:list-level-style-bullet>
      <text:list-level-style-bullet text:level="4" text:style-name="WW8Num23z1" text:bullet-char="">
        <style:list-level-properties text:space-before="2.222cm" text:min-label-width="0.741cm"/>
        <style:text-properties style:font-name="Wingdings"/>
      </text:list-level-style-bullet>
      <text:list-level-style-bullet text:level="5" text:style-name="WW8Num23z1" text:bullet-char="">
        <style:list-level-properties text:space-before="2.963cm" text:min-label-width="0.741cm"/>
        <style:text-properties style:font-name="Wingdings"/>
      </text:list-level-style-bullet>
      <text:list-level-style-bullet text:level="6" text:style-name="WW8Num23z1" text:bullet-char="">
        <style:list-level-properties text:space-before="3.704cm" text:min-label-width="0.741cm"/>
        <style:text-properties style:font-name="Wingdings"/>
      </text:list-level-style-bullet>
      <text:list-level-style-bullet text:level="7" text:style-name="WW8Num23z1" text:bullet-char="">
        <style:list-level-properties text:space-before="4.445cm" text:min-label-width="0.741cm"/>
        <style:text-properties style:font-name="Wingdings"/>
      </text:list-level-style-bullet>
      <text:list-level-style-bullet text:level="8" text:style-name="WW8Num23z1" text:bullet-char="">
        <style:list-level-properties text:space-before="5.186cm" text:min-label-width="0.741cm"/>
        <style:text-properties style:font-name="Wingdings"/>
      </text:list-level-style-bullet>
      <text:list-level-style-bullet text:level="9" text:style-name="WW8Num23z1"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741cm"/>
        <style:text-properties style:font-name="Wingdings"/>
      </text:list-level-style-bullet>
      <text:list-level-style-bullet text:level="2" text:style-name="WW8Num24z0" text:bullet-char="">
        <style:list-level-properties text:space-before="0.741cm" text:min-label-width="0.741cm"/>
        <style:text-properties style:font-name="Wingdings"/>
      </text:list-level-style-bullet>
      <text:list-level-style-bullet text:level="3" text:style-name="WW8Num24z0" text:bullet-char="">
        <style:list-level-properties text:space-before="1.482cm" text:min-label-width="0.741cm"/>
        <style:text-properties style:font-name="Wingdings"/>
      </text:list-level-style-bullet>
      <text:list-level-style-bullet text:level="4" text:style-name="WW8Num24z0" text:bullet-char="">
        <style:list-level-properties text:space-before="2.222cm" text:min-label-width="0.741cm"/>
        <style:text-properties style:font-name="Wingdings"/>
      </text:list-level-style-bullet>
      <text:list-level-style-bullet text:level="5" text:style-name="WW8Num24z0" text:bullet-char="">
        <style:list-level-properties text:space-before="2.963cm" text:min-label-width="0.741cm"/>
        <style:text-properties style:font-name="Wingdings"/>
      </text:list-level-style-bullet>
      <text:list-level-style-bullet text:level="6" text:style-name="WW8Num24z0" text:bullet-char="">
        <style:list-level-properties text:space-before="3.704cm" text:min-label-width="0.741cm"/>
        <style:text-properties style:font-name="Wingdings"/>
      </text:list-level-style-bullet>
      <text:list-level-style-bullet text:level="7" text:style-name="WW8Num24z0" text:bullet-char="">
        <style:list-level-properties text:space-before="4.445cm" text:min-label-width="0.741cm"/>
        <style:text-properties style:font-name="Wingdings"/>
      </text:list-level-style-bullet>
      <text:list-level-style-bullet text:level="8" text:style-name="WW8Num24z0" text:bullet-char="">
        <style:list-level-properties text:space-before="5.186cm" text:min-label-width="0.741cm"/>
        <style:text-properties style:font-name="Wingdings"/>
      </text:list-level-style-bullet>
      <text:list-level-style-bullet text:level="9" text:style-name="WW8Num24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min-label-width="0.741cm"/>
        <style:text-properties style:font-name="Wingdings"/>
      </text:list-level-style-bullet>
      <text:list-level-style-bullet text:level="2" text:style-name="WW8Num25z0" text:bullet-char="">
        <style:list-level-properties text:space-before="0.741cm" text:min-label-width="0.741cm"/>
        <style:text-properties style:font-name="Wingdings"/>
      </text:list-level-style-bullet>
      <text:list-level-style-bullet text:level="3" text:style-name="WW8Num25z0" text:bullet-char="">
        <style:list-level-properties text:space-before="1.482cm" text:min-label-width="0.741cm"/>
        <style:text-properties style:font-name="Wingdings"/>
      </text:list-level-style-bullet>
      <text:list-level-style-bullet text:level="4" text:style-name="WW8Num25z0" text:bullet-char="">
        <style:list-level-properties text:space-before="2.222cm" text:min-label-width="0.741cm"/>
        <style:text-properties style:font-name="Wingdings"/>
      </text:list-level-style-bullet>
      <text:list-level-style-bullet text:level="5" text:style-name="WW8Num25z0" text:bullet-char="">
        <style:list-level-properties text:space-before="2.963cm" text:min-label-width="0.741cm"/>
        <style:text-properties style:font-name="Wingdings"/>
      </text:list-level-style-bullet>
      <text:list-level-style-bullet text:level="6" text:style-name="WW8Num25z0" text:bullet-char="">
        <style:list-level-properties text:space-before="3.704cm" text:min-label-width="0.741cm"/>
        <style:text-properties style:font-name="Wingdings"/>
      </text:list-level-style-bullet>
      <text:list-level-style-bullet text:level="7" text:style-name="WW8Num25z0" text:bullet-char="">
        <style:list-level-properties text:space-before="4.445cm" text:min-label-width="0.741cm"/>
        <style:text-properties style:font-name="Wingdings"/>
      </text:list-level-style-bullet>
      <text:list-level-style-bullet text:level="8" text:style-name="WW8Num25z0" text:bullet-char="">
        <style:list-level-properties text:space-before="5.186cm" text:min-label-width="0.741cm"/>
        <style:text-properties style:font-name="Wingdings"/>
      </text:list-level-style-bullet>
      <text:list-level-style-bullet text:level="9" text:style-name="WW8Num25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min-label-width="0.741cm"/>
        <style:text-properties style:font-name="Wingdings"/>
      </text:list-level-style-bullet>
      <text:list-level-style-bullet text:level="2" text:style-name="WW8Num26z0" text:bullet-char="">
        <style:list-level-properties text:space-before="0.741cm" text:min-label-width="0.741cm"/>
        <style:text-properties style:font-name="Wingdings"/>
      </text:list-level-style-bullet>
      <text:list-level-style-bullet text:level="3" text:style-name="WW8Num26z0" text:bullet-char="">
        <style:list-level-properties text:space-before="1.482cm" text:min-label-width="0.741cm"/>
        <style:text-properties style:font-name="Wingdings"/>
      </text:list-level-style-bullet>
      <text:list-level-style-bullet text:level="4" text:style-name="WW8Num26z0" text:bullet-char="">
        <style:list-level-properties text:space-before="2.222cm" text:min-label-width="0.741cm"/>
        <style:text-properties style:font-name="Wingdings"/>
      </text:list-level-style-bullet>
      <text:list-level-style-bullet text:level="5" text:style-name="WW8Num26z0" text:bullet-char="">
        <style:list-level-properties text:space-before="2.963cm" text:min-label-width="0.741cm"/>
        <style:text-properties style:font-name="Wingdings"/>
      </text:list-level-style-bullet>
      <text:list-level-style-bullet text:level="6" text:style-name="WW8Num26z0" text:bullet-char="">
        <style:list-level-properties text:space-before="3.704cm" text:min-label-width="0.741cm"/>
        <style:text-properties style:font-name="Wingdings"/>
      </text:list-level-style-bullet>
      <text:list-level-style-bullet text:level="7" text:style-name="WW8Num26z0" text:bullet-char="">
        <style:list-level-properties text:space-before="4.445cm" text:min-label-width="0.741cm"/>
        <style:text-properties style:font-name="Wingdings"/>
      </text:list-level-style-bullet>
      <text:list-level-style-bullet text:level="8" text:style-name="WW8Num26z0" text:bullet-char="">
        <style:list-level-properties text:space-before="5.186cm" text:min-label-width="0.741cm"/>
        <style:text-properties style:font-name="Wingdings"/>
      </text:list-level-style-bullet>
      <text:list-level-style-bullet text:level="9" text:style-name="WW8Num26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text:bullet-char="">
        <style:list-level-properties text:min-label-width="0.741cm"/>
        <style:text-properties style:font-name="Wingdings"/>
      </text:list-level-style-bullet>
      <text:list-level-style-bullet text:level="2" text:style-name="WW8Num27z0" text:bullet-char="">
        <style:list-level-properties text:space-before="0.741cm" text:min-label-width="0.741cm"/>
        <style:text-properties style:font-name="Wingdings"/>
      </text:list-level-style-bullet>
      <text:list-level-style-bullet text:level="3" text:style-name="WW8Num27z0" text:bullet-char="">
        <style:list-level-properties text:space-before="1.482cm" text:min-label-width="0.741cm"/>
        <style:text-properties style:font-name="Wingdings"/>
      </text:list-level-style-bullet>
      <text:list-level-style-bullet text:level="4" text:style-name="WW8Num27z0" text:bullet-char="">
        <style:list-level-properties text:space-before="2.222cm" text:min-label-width="0.741cm"/>
        <style:text-properties style:font-name="Wingdings"/>
      </text:list-level-style-bullet>
      <text:list-level-style-bullet text:level="5" text:style-name="WW8Num27z0" text:bullet-char="">
        <style:list-level-properties text:space-before="2.963cm" text:min-label-width="0.741cm"/>
        <style:text-properties style:font-name="Wingdings"/>
      </text:list-level-style-bullet>
      <text:list-level-style-bullet text:level="6" text:style-name="WW8Num27z0" text:bullet-char="">
        <style:list-level-properties text:space-before="3.704cm" text:min-label-width="0.741cm"/>
        <style:text-properties style:font-name="Wingdings"/>
      </text:list-level-style-bullet>
      <text:list-level-style-bullet text:level="7" text:style-name="WW8Num27z0" text:bullet-char="">
        <style:list-level-properties text:space-before="4.445cm" text:min-label-width="0.741cm"/>
        <style:text-properties style:font-name="Wingdings"/>
      </text:list-level-style-bullet>
      <text:list-level-style-bullet text:level="8" text:style-name="WW8Num27z0" text:bullet-char="">
        <style:list-level-properties text:space-before="5.186cm" text:min-label-width="0.741cm"/>
        <style:text-properties style:font-name="Wingdings"/>
      </text:list-level-style-bullet>
      <text:list-level-style-bullet text:level="9" text:style-name="WW8Num27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741cm"/>
        <style:text-properties style:font-name="Wingdings"/>
      </text:list-level-style-bullet>
      <text:list-level-style-bullet text:level="2" text:style-name="WW8Num28z0" text:bullet-char="">
        <style:list-level-properties text:space-before="0.741cm" text:min-label-width="0.741cm"/>
        <style:text-properties style:font-name="Wingdings"/>
      </text:list-level-style-bullet>
      <text:list-level-style-bullet text:level="3" text:style-name="WW8Num28z0" text:bullet-char="">
        <style:list-level-properties text:space-before="1.482cm" text:min-label-width="0.741cm"/>
        <style:text-properties style:font-name="Wingdings"/>
      </text:list-level-style-bullet>
      <text:list-level-style-bullet text:level="4" text:style-name="WW8Num28z0" text:bullet-char="">
        <style:list-level-properties text:space-before="2.222cm" text:min-label-width="0.741cm"/>
        <style:text-properties style:font-name="Wingdings"/>
      </text:list-level-style-bullet>
      <text:list-level-style-bullet text:level="5" text:style-name="WW8Num28z0" text:bullet-char="">
        <style:list-level-properties text:space-before="2.963cm" text:min-label-width="0.741cm"/>
        <style:text-properties style:font-name="Wingdings"/>
      </text:list-level-style-bullet>
      <text:list-level-style-bullet text:level="6" text:style-name="WW8Num28z0" text:bullet-char="">
        <style:list-level-properties text:space-before="3.704cm" text:min-label-width="0.741cm"/>
        <style:text-properties style:font-name="Wingdings"/>
      </text:list-level-style-bullet>
      <text:list-level-style-bullet text:level="7" text:style-name="WW8Num28z0" text:bullet-char="">
        <style:list-level-properties text:space-before="4.445cm" text:min-label-width="0.741cm"/>
        <style:text-properties style:font-name="Wingdings"/>
      </text:list-level-style-bullet>
      <text:list-level-style-bullet text:level="8" text:style-name="WW8Num28z0" text:bullet-char="">
        <style:list-level-properties text:space-before="5.186cm" text:min-label-width="0.741cm"/>
        <style:text-properties style:font-name="Wingdings"/>
      </text:list-level-style-bullet>
      <text:list-level-style-bullet text:level="9" text:style-name="WW8Num28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741cm"/>
      </text:list-level-style-number>
      <text:list-level-style-bullet text:level="2" text:style-name="WW8Num29z1" text:bullet-char="">
        <style:list-level-properties text:space-before="0.741cm" text:min-label-width="0.741cm"/>
        <style:text-properties style:font-name="Wingdings"/>
      </text:list-level-style-bullet>
      <text:list-level-style-bullet text:level="3" text:style-name="WW8Num29z1" text:bullet-char="">
        <style:list-level-properties text:space-before="1.482cm" text:min-label-width="0.741cm"/>
        <style:text-properties style:font-name="Wingdings"/>
      </text:list-level-style-bullet>
      <text:list-level-style-bullet text:level="4" text:style-name="WW8Num29z1" text:bullet-char="">
        <style:list-level-properties text:space-before="2.222cm" text:min-label-width="0.741cm"/>
        <style:text-properties style:font-name="Wingdings"/>
      </text:list-level-style-bullet>
      <text:list-level-style-bullet text:level="5" text:style-name="WW8Num29z1" text:bullet-char="">
        <style:list-level-properties text:space-before="2.963cm" text:min-label-width="0.741cm"/>
        <style:text-properties style:font-name="Wingdings"/>
      </text:list-level-style-bullet>
      <text:list-level-style-bullet text:level="6" text:style-name="WW8Num29z1" text:bullet-char="">
        <style:list-level-properties text:space-before="3.704cm" text:min-label-width="0.741cm"/>
        <style:text-properties style:font-name="Wingdings"/>
      </text:list-level-style-bullet>
      <text:list-level-style-bullet text:level="7" text:style-name="WW8Num29z1" text:bullet-char="">
        <style:list-level-properties text:space-before="4.445cm" text:min-label-width="0.741cm"/>
        <style:text-properties style:font-name="Wingdings"/>
      </text:list-level-style-bullet>
      <text:list-level-style-bullet text:level="8" text:style-name="WW8Num29z1" text:bullet-char="">
        <style:list-level-properties text:space-before="5.186cm" text:min-label-width="0.741cm"/>
        <style:text-properties style:font-name="Wingdings"/>
      </text:list-level-style-bullet>
      <text:list-level-style-bullet text:level="9" text:style-name="WW8Num29z1"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min-label-width="0.741cm"/>
        <style:text-properties style:font-name="Wingdings"/>
      </text:list-level-style-bullet>
      <text:list-level-style-bullet text:level="2" text:style-name="WW8Num30z0" text:bullet-char="">
        <style:list-level-properties text:space-before="0.741cm" text:min-label-width="0.741cm"/>
        <style:text-properties style:font-name="Wingdings"/>
      </text:list-level-style-bullet>
      <text:list-level-style-bullet text:level="3" text:style-name="WW8Num30z0" text:bullet-char="">
        <style:list-level-properties text:space-before="1.482cm" text:min-label-width="0.741cm"/>
        <style:text-properties style:font-name="Wingdings"/>
      </text:list-level-style-bullet>
      <text:list-level-style-bullet text:level="4" text:style-name="WW8Num30z0" text:bullet-char="">
        <style:list-level-properties text:space-before="2.222cm" text:min-label-width="0.741cm"/>
        <style:text-properties style:font-name="Wingdings"/>
      </text:list-level-style-bullet>
      <text:list-level-style-bullet text:level="5" text:style-name="WW8Num30z0" text:bullet-char="">
        <style:list-level-properties text:space-before="2.963cm" text:min-label-width="0.741cm"/>
        <style:text-properties style:font-name="Wingdings"/>
      </text:list-level-style-bullet>
      <text:list-level-style-bullet text:level="6" text:style-name="WW8Num30z0" text:bullet-char="">
        <style:list-level-properties text:space-before="3.704cm" text:min-label-width="0.741cm"/>
        <style:text-properties style:font-name="Wingdings"/>
      </text:list-level-style-bullet>
      <text:list-level-style-bullet text:level="7" text:style-name="WW8Num30z0" text:bullet-char="">
        <style:list-level-properties text:space-before="4.445cm" text:min-label-width="0.741cm"/>
        <style:text-properties style:font-name="Wingdings"/>
      </text:list-level-style-bullet>
      <text:list-level-style-bullet text:level="8" text:style-name="WW8Num30z0" text:bullet-char="">
        <style:list-level-properties text:space-before="5.186cm" text:min-label-width="0.741cm"/>
        <style:text-properties style:font-name="Wingdings"/>
      </text:list-level-style-bullet>
      <text:list-level-style-bullet text:level="9" text:style-name="WW8Num30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1">
        <style:list-level-properties text:space-before="1.482cm" text:min-label-width="0.741cm"/>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min-label-width="0.741cm"/>
        <style:text-properties style:font-name="Wingdings"/>
      </text:list-level-style-bullet>
      <text:list-level-style-bullet text:level="2" text:style-name="WW8Num36z0" text:bullet-char="">
        <style:list-level-properties text:space-before="0.741cm" text:min-label-width="0.741cm"/>
        <style:text-properties style:font-name="Wingdings"/>
      </text:list-level-style-bullet>
      <text:list-level-style-bullet text:level="3" text:style-name="WW8Num36z0" text:bullet-char="">
        <style:list-level-properties text:space-before="1.482cm" text:min-label-width="0.741cm"/>
        <style:text-properties style:font-name="Wingdings"/>
      </text:list-level-style-bullet>
      <text:list-level-style-bullet text:level="4" text:style-name="WW8Num36z0" text:bullet-char="">
        <style:list-level-properties text:space-before="2.222cm" text:min-label-width="0.741cm"/>
        <style:text-properties style:font-name="Wingdings"/>
      </text:list-level-style-bullet>
      <text:list-level-style-bullet text:level="5" text:style-name="WW8Num36z0" text:bullet-char="">
        <style:list-level-properties text:space-before="2.963cm" text:min-label-width="0.741cm"/>
        <style:text-properties style:font-name="Wingdings"/>
      </text:list-level-style-bullet>
      <text:list-level-style-bullet text:level="6" text:style-name="WW8Num36z0" text:bullet-char="">
        <style:list-level-properties text:space-before="3.704cm" text:min-label-width="0.741cm"/>
        <style:text-properties style:font-name="Wingdings"/>
      </text:list-level-style-bullet>
      <text:list-level-style-bullet text:level="7" text:style-name="WW8Num36z0" text:bullet-char="">
        <style:list-level-properties text:space-before="4.445cm" text:min-label-width="0.741cm"/>
        <style:text-properties style:font-name="Wingdings"/>
      </text:list-level-style-bullet>
      <text:list-level-style-bullet text:level="8" text:style-name="WW8Num36z0" text:bullet-char="">
        <style:list-level-properties text:space-before="5.186cm" text:min-label-width="0.741cm"/>
        <style:text-properties style:font-name="Wingdings"/>
      </text:list-level-style-bullet>
      <text:list-level-style-bullet text:level="9" text:style-name="WW8Num36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min-label-width="0.741cm"/>
        <style:text-properties style:font-name="Wingdings"/>
      </text:list-level-style-bullet>
      <text:list-level-style-bullet text:level="2" text:style-name="WW8Num37z0" text:bullet-char="">
        <style:list-level-properties text:space-before="0.741cm" text:min-label-width="0.741cm"/>
        <style:text-properties style:font-name="Wingdings"/>
      </text:list-level-style-bullet>
      <text:list-level-style-bullet text:level="3" text:style-name="WW8Num37z0" text:bullet-char="">
        <style:list-level-properties text:space-before="1.482cm" text:min-label-width="0.741cm"/>
        <style:text-properties style:font-name="Wingdings"/>
      </text:list-level-style-bullet>
      <text:list-level-style-bullet text:level="4" text:style-name="WW8Num37z0" text:bullet-char="">
        <style:list-level-properties text:space-before="2.222cm" text:min-label-width="0.741cm"/>
        <style:text-properties style:font-name="Wingdings"/>
      </text:list-level-style-bullet>
      <text:list-level-style-bullet text:level="5" text:style-name="WW8Num37z0" text:bullet-char="">
        <style:list-level-properties text:space-before="2.963cm" text:min-label-width="0.741cm"/>
        <style:text-properties style:font-name="Wingdings"/>
      </text:list-level-style-bullet>
      <text:list-level-style-bullet text:level="6" text:style-name="WW8Num37z0" text:bullet-char="">
        <style:list-level-properties text:space-before="3.704cm" text:min-label-width="0.741cm"/>
        <style:text-properties style:font-name="Wingdings"/>
      </text:list-level-style-bullet>
      <text:list-level-style-bullet text:level="7" text:style-name="WW8Num37z0" text:bullet-char="">
        <style:list-level-properties text:space-before="4.445cm" text:min-label-width="0.741cm"/>
        <style:text-properties style:font-name="Wingdings"/>
      </text:list-level-style-bullet>
      <text:list-level-style-bullet text:level="8" text:style-name="WW8Num37z0" text:bullet-char="">
        <style:list-level-properties text:space-before="5.186cm" text:min-label-width="0.741cm"/>
        <style:text-properties style:font-name="Wingdings"/>
      </text:list-level-style-bullet>
      <text:list-level-style-bullet text:level="9" text:style-name="WW8Num37z0"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54cm" fo:margin-bottom="1.75cm" fo:margin-left="3.175cm" fo:margin-right="3.175cm" style:writing-mode="lr-tb" style:layout-grid-color="#c0c0c0" style:layout-grid-lines="46" style:layout-grid-base-height="0.5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9cm" fo:margin-left="0cm" fo:margin-right="0cm" fo:margin-top="0.691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26"><draw:text-box fo:min-height="0.37cm" fo:min-width="0.041cm"><text:p text:style-name="Footer"><text:span text:style-name="Page_20_Number"><text:page-number text:select-page="current">7</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dc:title>C++语法基础</dc:title>
    <meta:initial-creator>李现民</meta:initial-creator>
    <meta:creation-date>2007-04-06T10:11:00</meta:creation-date>
    <dc:date>2013-11-23T07:47:04.659000000</dc:date>
    <meta:print-date>2007-11-07T09:46:00</meta:print-date>
    <meta:editing-cycles>1944</meta:editing-cycles>
    <meta:editing-duration>P3DT13H9M48S</meta:editing-duration>
    <meta:document-statistic meta:table-count="1" meta:image-count="0" meta:object-count="0" meta:page-count="30" meta:paragraph-count="837" meta:word-count="13162" meta:character-count="26261" meta:non-whitespace-character-count="24511"/>
    <meta:user-defined meta:name="Info 1"/>
    <meta:user-defined meta:name="Info 2"/>
    <meta:user-defined meta:name="Info 3"/>
    <meta:user-defined meta:name="Info 4"/>
  </office:meta>
</office:document-meta>
</file>